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 style:data-style-name="N4">
      <style:table-cell-properties fo:background-color="transparent"/>
      <style:text-properties fo:color="#000000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126">
      <style:table-cell-properties fo:background-color="transparent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7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d4ea6b"/>
    </style:style>
    <style:style style:name="ce11" style:family="table-cell" style:parent-style-name="Default" style:data-style-name="N126">
      <style:table-cell-properties fo:background-color="#d4ea6b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4">
      <style:table-cell-properties fo:background-color="transparent"/>
      <style:text-properties fo:color="#c9211e"/>
    </style:style>
    <style:style style:name="ce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127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fo:background-color="#cccccc"/>
      <style:text-properties fo:color="#000000" fo:font-weight="normal" style:font-weight-asian="normal" style:font-weight-complex="normal"/>
    </style:style>
    <style:style style:name="ce24" style:family="table-cell" style:parent-style-name="Default" style:data-style-name="N127">
      <style:table-cell-properties fo:background-color="#d4ea6b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52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44" style:family="table-cell" style:parent-style-name="Default" style:data-style-name="N4">
      <style:table-cell-properties fo:background-color="transparent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127">
      <style:table-cell-properties fo:background-color="transparent"/>
      <style:text-properties fo:color="#000000"/>
    </style:style>
    <style:style style:name="ce47" style:family="table-cell" style:parent-style-name="Default" style:data-style-name="N127">
      <style:table-cell-properties fo:background-color="#d4ea6b"/>
      <style:text-properties fo:color="#000000"/>
    </style:style>
    <style:style style:name="ce48" style:family="table-cell" style:parent-style-name="Default" style:data-style-name="N127">
      <style:table-cell-properties fo:background-color="transparent"/>
    </style:style>
    <style:style style:name="ce49" style:family="table-cell" style:parent-style-name="Default" style:data-style-name="N4">
      <style:table-cell-properties fo:background-color="#d4ea6b"/>
      <style:text-properties fo:color="#000000"/>
    </style:style>
    <style:style style:name="ce50" style:family="table-cell" style:parent-style-name="Default" style:data-style-name="N127">
      <style:table-cell-properties fo:background-color="#d4ea6b"/>
    </style:style>
    <style:style style:name="ce5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T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2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" office:value-type="string" calcext:value-type="string">
            <text:p>easy</text:p>
          </table:table-cell>
          <table:table-cell table:style-name="ce23" office:value-type="string" calcext:value-type="string">
            <text:p>hard</text:p>
          </table:table-cell>
          <table:table-cell table:style-name="ce23" office:value-type="string" calcext:value-type="string">
            <text:p>combo</text:p>
          </table:table-cell>
          <table:table-cell table:style-name="ce23" office:value-type="string" calcext:value-type="string">
            <text:p>combo X</text:p>
          </table:table-cell>
          <table:table-cell table:style-name="ce23" office:value-type="string" calcext:value-type="string">
            <text:p>split2</text:p>
          </table:table-cell>
          <table:table-cell table:style-name="ce23"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TDU</text:p>
          </table:table-cell>
          <table:table-cell table:style-name="ce2"/>
          <table:table-cell table:style-name="ce21" office:value-type="string" calcext:value-type="string">
            <text:p>artificial sum (15,50,100,150,199)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30769230769231" calcext:value-type="float">
            <text:p>0.83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66666666666667" calcext:value-type="float">
            <text:p>0.47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377777777777778" calcext:value-type="float">
            <text:p>0.38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table:number-columns-repeated="2"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222222222222222" calcext:value-type="float">
            <text:p>0.2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office:value-type="string" calcext:value-type="string">
            <text:p>Not solid behavior</text:p>
          </table:table-cell>
          <table:table-cell table:style-name="ce2" table:number-columns-repeated="100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2" office:value-type="float" office:value="0.516666666666667" calcext:value-type="float">
            <text:p>0.5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0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table:style-name="ce12" office:value-type="float" office:value="0.5" calcext:value-type="float">
            <text:p>0.50</text:p>
          </table:table-cell>
          <table:table-cell table:style-name="ce12"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71428571428571" calcext:value-type="float">
            <text:p>0.7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457142857142857" calcext:value-type="float">
            <text:p>0.46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85714285714286" calcext:value-type="float">
            <text:p>0.49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857142857142857" calcext:value-type="float">
            <text:p>0.86</text:p>
          </table:table-cell>
          <table:table-cell table:number-columns-repeated="3"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Hostility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307692307692308" calcext:value-type="float">
            <text:p>0.0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430769230769231" calcext:value-type="float">
            <text:p>0.4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69230769230769" calcext:value-type="float">
            <text:p>0.77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77777777777778" calcext:value-type="float">
            <text:p>0.1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55555555555556" calcext:value-type="float">
            <text:p>0.76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33333333333333" calcext:value-type="float">
            <text:p>0.43</text:p>
          </table:table-cell>
          <table:table-cell table:style-name="ce10" office:value-type="float" office:value="0.716666666666667" calcext:value-type="float">
            <text:p>0.72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416666666666667" calcext:value-type="float">
            <text:p>0.42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table:number-columns-repeated="2" table:style-name="ce10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11">
            <text:p>kDN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66666666666667" calcext:value-type="float">
            <text:p>0.8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11111111111111" calcext:value-type="float">
            <text:p>0.71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22222222222222" calcext:value-type="float">
            <text:p>0.82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77777777777778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566666666666667" calcext:value-type="float">
            <text:p>0.57</text:p>
          </table:table-cell>
          <table:table-cell table:number-columns-repeated="2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85714285714286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907692307692308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" calcext:value-type="float">
            <text:p>0.60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11111111111111" calcext:value-type="float">
            <text:p>0.51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2" calcext:value-type="float">
            <text:p>0.20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371428571428571" calcext:value-type="float">
            <text:p>0.37</text:p>
          </table:table-cell>
          <table:table-cell table:number-columns-repeated="2" office:value-type="float" office:value="0.171428571428571" calcext:value-type="float">
            <text:p>0.17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314285714285714" calcext:value-type="float">
            <text:p>0.3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142857142857143" calcext:value-type="float">
            <text:p>0.14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2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507692307692308" calcext:value-type="float">
            <text:p>0.51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44444444444444" calcext:value-type="float">
            <text:p>0.64</text:p>
          </table:table-cell>
          <table:table-cell table:number-columns-repeated="2"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88888888888889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table:number-columns-repeated="4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LSC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244444444444444" calcext:value-type="float">
            <text:p>0.24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4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5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16666666666667" calcext:value-type="float">
            <text:p>0.52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" calcext:value-type="float">
            <text:p>0.2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85714285714286" calcext:value-type="float">
            <text:p>0.49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DCP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22222222222222" calcext:value-type="float">
            <text:p>0.42</text:p>
          </table:table-cell>
          <table:table-cell office:value-type="float" office:value="0.177777777777778" calcext:value-type="float">
            <text:p>0.18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44444444444444" calcext:value-type="float">
            <text:p>0.84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33333333333333" calcext:value-type="float">
            <text:p>0.73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333333333333333" calcext:value-type="float">
            <text:p>0.33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6" calcext:value-type="float">
            <text:p>0.60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CLD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323076923076923" calcext:value-type="float">
            <text:p>0.32</text:p>
          </table:table-cell>
          <table:table-cell office:value-type="float" office:value="0.0153846153846154" calcext:value-type="float">
            <text:p>0.0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92307692307692" calcext:value-type="float">
            <text:p>0.2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0444444444444444" calcext:value-type="float">
            <text:p>0.04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88888888888889" calcext:value-type="float">
            <text:p>0.69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5" calcext:value-type="float">
            <text:p>0.4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0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83333333333333" calcext:value-type="float">
            <text:p>0.6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" calcext:value-type="float">
            <text:p>0.3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0" office:value-type="float" office:value="0.916666666666667" calcext:value-type="float">
            <text:p>0.92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2" calcext:value-type="float">
            <text:p>0.20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" calcext:value-type="float">
            <text:p>0.60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742857142857143" calcext:value-type="float">
            <text:p>0.74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table:number-columns-repeated="3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F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table:style-name="ce12" office:value-type="float" office:value="0.488888888888889" calcext:value-type="float">
            <text:p>0.49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444444444444444" calcext:value-type="float">
            <text:p>0.4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2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16666666666667" calcext:value-type="float">
            <text:p>0.52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ce12" office:value-type="float" office:value="0.55" calcext:value-type="float">
            <text:p>0.5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" calcext:value-type="float">
            <text:p>0.80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42857142857143" calcext:value-type="float">
            <text:p>0.74</text:p>
          </table:table-cell>
          <table:table-cell table:number-columns-repeated="3" office:value-type="float" office:value="0.6" calcext:value-type="float">
            <text:p>0.60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table:number-columns-repeated="1005"/>
        </table:table-row>
        <table:table-row table:style-name="ro1">
          <table:covered-table-cell/>
          <table:covered-table-cell table:style-name="ce4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57142857142857" calcext:value-type="float">
            <text:p>0.86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table:number-columns-repeated="3" office:value-type="float" office:value="0.571428571428571" calcext:value-type="float">
            <text:p>0.57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7" table:number-columns-repeated="16"/>
          <table:table-cell table:style-name="ce3"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$6];[.D$19];[.D$32];[.D$45];[.D$58];[.D$71];[.D$84];[.D$110];[.D$97])" office:value-type="float" office:value="0.533333333333333" calcext:value-type="float">
            <text:p>0.533</text:p>
          </table:table-cell>
          <table:table-cell table:style-name="ce8" table:formula="of:=AVERAGE([.E6];[.E19];[.E32];[.E45];[.E58];[.E71];[.E84];[.E110];[.E97])" office:value-type="float" office:value="0.209876543209877" calcext:value-type="float">
            <text:p>0.210</text:p>
          </table:table-cell>
          <table:table-cell table:style-name="ce11" table:formula="of:=AVERAGE([.F6];[.F19];[.F32];[.F45];[.F58];[.F71];[.F84];[.F110];[.F97])" office:value-type="float" office:value="0.669135802469136" calcext:value-type="float">
            <text:p>0.669</text:p>
          </table:table-cell>
          <table:table-cell table:style-name="ce8" table:formula="of:=AVERAGE([.G6];[.G19];[.G32];[.G45];[.G58];[.G71];[.G84];[.G110];[.G97])" office:value-type="float" office:value="0.580246913580247" calcext:value-type="float">
            <text:p>0.580</text:p>
          </table:table-cell>
          <table:table-cell table:style-name="ce11" table:formula="of:=AVERAGE([.H6];[.H19];[.H32];[.H45];[.H58];[.H71];[.H84];[.H110];[.H97])" office:value-type="float" office:value="0.669135802469136" calcext:value-type="float">
            <text:p>0.669</text:p>
          </table:table-cell>
          <table:table-cell table:style-name="ce8" table:formula="of:=AVERAGE([.I6];[.I19];[.I32];[.I45];[.I58];[.I71];[.I84];[.I110];[.I97])" office:value-type="float" office:value="0.607407407407407" calcext:value-type="float">
            <text:p>0.607</text:p>
          </table:table-cell>
          <table:table-cell table:style-name="ce11" table:formula="of:=AVERAGE([.J6];[.J19];[.J32];[.J45];[.J58];[.J71];[.J84];[.J110];[.J97])" office:value-type="float" office:value="0.671604938271605" calcext:value-type="float">
            <text:p>0.672</text:p>
          </table:table-cell>
          <table:table-cell table:style-name="ce8" table:formula="of:=AVERAGE([.K6];[.K19];[.K32];[.K45];[.K58];[.K71];[.K84];[.K110];[.K97])" office:value-type="float" office:value="0.609876543209877" calcext:value-type="float">
            <text:p>0.610</text:p>
          </table:table-cell>
          <table:table-cell table:style-name="ce11" table:formula="of:=AVERAGE([.L6];[.L19];[.L32];[.L45];[.L58];[.L71];[.L84];[.L110];[.L97])" office:value-type="float" office:value="0.646913580246914" calcext:value-type="float">
            <text:p>0.647</text:p>
          </table:table-cell>
          <table:table-cell table:style-name="ce8" table:formula="of:=AVERAGE([.M6];[.M19];[.M32];[.M45];[.M58];[.M71];[.M84];[.M110];[.M97])" office:value-type="float" office:value="0.607407407407407" calcext:value-type="float">
            <text:p>0.607</text:p>
          </table:table-cell>
          <table:table-cell table:style-name="ce11" table:formula="of:=AVERAGE([.N6];[.N19];[.N32];[.N45];[.N58];[.N71];[.N84];[.N110];[.N97])" office:value-type="float" office:value="0.691358024691358" calcext:value-type="float">
            <text:p>0.691</text:p>
          </table:table-cell>
          <table:table-cell table:style-name="ce11" table:formula="of:=AVERAGE([.O6];[.O19];[.O32];[.O45];[.O58];[.O71];[.O84];[.O110];[.O97])" office:value-type="float" office:value="0.68641975308642" calcext:value-type="float">
            <text:p>0.686</text:p>
          </table:table-cell>
          <table:table-cell table:style-name="ce8" table:formula="of:=AVERAGE([.P6];[.P19];[.P32];[.P45];[.P58];[.P71];[.P84];[.P110];[.P97])" office:value-type="float" office:value="0.637037037037037" calcext:value-type="float">
            <text:p>0.637</text:p>
          </table:table-cell>
          <table:table-cell table:style-name="ce8" table:formula="of:=AVERAGE([.Q6];[.Q19];[.Q32];[.Q45];[.Q58];[.Q71];[.Q84];[.Q110];[.Q97])" office:value-type="float" office:value="0.567901234567901" calcext:value-type="float">
            <text:p>0.568</text:p>
          </table:table-cell>
          <table:table-cell table:style-name="ce11" table:formula="of:=AVERAGE([.R6];[.R19];[.R32];[.R45];[.R58];[.R71];[.R84];[.R110];[.R97])" office:value-type="float" office:value="0.683950617283951" calcext:value-type="float">
            <text:p>0.684</text:p>
          </table:table-cell>
          <table:table-cell table:style-name="ce11" table:formula="of:=AVERAGE([.S6];[.S19];[.S32];[.S45];[.S58];[.S71];[.S84];[.S110];[.S97])" office:value-type="float" office:value="0.661728395061728" calcext:value-type="float">
            <text:p>0.66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9];[.D$22];[.D$35];[.D$48];[.D$61];[.D$74];[.D$87];[.D$113];[.D$100])" office:value-type="float" office:value="0.407407407407407" calcext:value-type="float">
            <text:p>0.407</text:p>
          </table:table-cell>
          <table:table-cell table:style-name="ce8" table:formula="of:=AVERAGE([.E$9];[.E$22];[.E$35];[.E$48];[.E$61];[.E$74];[.E$87];[.E$113];[.E$100])" office:value-type="float" office:value="0.177777777777778" calcext:value-type="float">
            <text:p>0.178</text:p>
          </table:table-cell>
          <table:table-cell table:style-name="ce8" table:formula="of:=AVERAGE([.F$9];[.F$22];[.F$35];[.F$48];[.F$61];[.F$74];[.F$87];[.F$113];[.F$100])" office:value-type="float" office:value="0.574074074074074" calcext:value-type="float">
            <text:p>0.574</text:p>
          </table:table-cell>
          <table:table-cell table:style-name="ce8" table:formula="of:=AVERAGE([.G$9];[.G$22];[.G$35];[.G$48];[.G$61];[.G$74];[.G$87];[.G$113];[.G$100])" office:value-type="float" office:value="0.505555555555556" calcext:value-type="float">
            <text:p>0.506</text:p>
          </table:table-cell>
          <table:table-cell table:style-name="ce11" table:formula="of:=AVERAGE([.H$9];[.H$22];[.H$35];[.H$48];[.H$61];[.H$74];[.H$87];[.H$113];[.H$100])" office:value-type="float" office:value="0.635185185185185" calcext:value-type="float">
            <text:p>0.635</text:p>
          </table:table-cell>
          <table:table-cell table:style-name="ce8" table:formula="of:=AVERAGE([.I$9];[.I$22];[.I$35];[.I$48];[.I$61];[.I$74];[.I$87];[.I$113];[.I$100])" office:value-type="float" office:value="0.557407407407407" calcext:value-type="float">
            <text:p>0.557</text:p>
          </table:table-cell>
          <table:table-cell table:style-name="ce8" table:formula="of:=AVERAGE([.J$9];[.J$22];[.J$35];[.J$48];[.J$61];[.J$74];[.J$87];[.J$113];[.J$100])" office:value-type="float" office:value="0.611111111111111" calcext:value-type="float">
            <text:p>0.611</text:p>
          </table:table-cell>
          <table:table-cell table:style-name="ce8" table:formula="of:=AVERAGE([.K$9];[.K$22];[.K$35];[.K$48];[.K$61];[.K$74];[.K$87];[.K$113];[.K$100])" office:value-type="float" office:value="0.601851851851852" calcext:value-type="float">
            <text:p>0.602</text:p>
          </table:table-cell>
          <table:table-cell table:style-name="ce11" table:formula="of:=AVERAGE([.L$9];[.L$22];[.L$35];[.L$48];[.L$61];[.L$74];[.L$87];[.L$113];[.L$100])" office:value-type="float" office:value="0.625925925925926" calcext:value-type="float">
            <text:p>0.626</text:p>
          </table:table-cell>
          <table:table-cell table:style-name="ce8" table:formula="of:=AVERAGE([.M$9];[.M$22];[.M$35];[.M$48];[.M$61];[.M$74];[.M$87];[.M$113];[.M$100])" office:value-type="float" office:value="0.546296296296296" calcext:value-type="float">
            <text:p>0.546</text:p>
          </table:table-cell>
          <table:table-cell table:style-name="ce11" table:formula="of:=AVERAGE([.N$9];[.N$22];[.N$35];[.N$48];[.N$61];[.N$74];[.N$87];[.N$113];[.N$100])" office:value-type="float" office:value="0.62962962962963" calcext:value-type="float">
            <text:p>0.630</text:p>
          </table:table-cell>
          <table:table-cell table:style-name="ce8" table:formula="of:=AVERAGE([.O$9];[.O$22];[.O$35];[.O$48];[.O$61];[.O$74];[.O$87];[.O$113];[.O$100])" office:value-type="float" office:value="0.618518518518519" calcext:value-type="float">
            <text:p>0.619</text:p>
          </table:table-cell>
          <table:table-cell table:style-name="ce11" table:formula="of:=AVERAGE([.P$9];[.P$22];[.P$35];[.P$48];[.P$61];[.P$74];[.P$87];[.P$113];[.P$100])" office:value-type="float" office:value="0.633333333333333" calcext:value-type="float">
            <text:p>0.633</text:p>
          </table:table-cell>
          <table:table-cell table:style-name="ce8" table:formula="of:=AVERAGE([.Q$9];[.Q$22];[.Q$35];[.Q$48];[.Q$61];[.Q$74];[.Q$87];[.Q$113];[.Q$100])" office:value-type="float" office:value="0.535185185185185" calcext:value-type="float">
            <text:p>0.535</text:p>
          </table:table-cell>
          <table:table-cell table:style-name="ce11" table:formula="of:=AVERAGE([.R$9];[.R$22];[.R$35];[.R$48];[.R$61];[.R$74];[.R$87];[.R$113];[.R$100])" office:value-type="float" office:value="0.625925925925926" calcext:value-type="float">
            <text:p>0.626</text:p>
          </table:table-cell>
          <table:table-cell table:style-name="ce8" table:formula="of:=AVERAGE([.S$9];[.S$22];[.S$35];[.S$48];[.S$61];[.S$74];[.S$87];[.S$113];[.S$100])" office:value-type="float" office:value="0.603703703703704" calcext:value-type="float">
            <text:p>0.60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12];[.D$25];[.D$38];[.D$51];[.D$64];[.D$77];[.D$90];[.D$116];[.D$103])" office:value-type="float" office:value="0.0825396825396826" calcext:value-type="float">
            <text:p>0.083</text:p>
          </table:table-cell>
          <table:table-cell table:style-name="ce8" table:formula="of:=AVERAGE([.E$12];[.E$25];[.E$38];[.E$51];[.E$64];[.E$77];[.E$90];[.E$116];[.E$103])" office:value-type="float" office:value="0.419047619047619" calcext:value-type="float">
            <text:p>0.419</text:p>
          </table:table-cell>
          <table:table-cell table:style-name="ce8" table:formula="of:=AVERAGE([.F$12];[.F$25];[.F$38];[.F$51];[.F$64];[.F$77];[.F$90];[.F$116];[.F$103])" office:value-type="float" office:value="0.317460317460317" calcext:value-type="float">
            <text:p>0.317</text:p>
          </table:table-cell>
          <table:table-cell table:style-name="ce8" table:formula="of:=AVERAGE([.G$12];[.G$25];[.G$38];[.G$51];[.G$64];[.G$77];[.G$90];[.G$116];[.G$103])" office:value-type="float" office:value="0.314285714285714" calcext:value-type="float">
            <text:p>0.314</text:p>
          </table:table-cell>
          <table:table-cell table:style-name="ce8" table:formula="of:=AVERAGE([.H$12];[.H$25];[.H$38];[.H$51];[.H$64];[.H$77];[.H$90];[.H$116];[.H$103])" office:value-type="float" office:value="0.393650793650793" calcext:value-type="float">
            <text:p>0.394</text:p>
          </table:table-cell>
          <table:table-cell table:style-name="ce8" table:formula="of:=AVERAGE([.I$12];[.I$25];[.I$38];[.I$51];[.I$64];[.I$77];[.I$90];[.I$116];[.I$103])" office:value-type="float" office:value="0.415873015873016" calcext:value-type="float">
            <text:p>0.416</text:p>
          </table:table-cell>
          <table:table-cell table:style-name="ce8" table:formula="of:=AVERAGE([.J$12];[.J$25];[.J$38];[.J$51];[.J$64];[.J$77];[.J$90];[.J$116];[.J$103])" office:value-type="float" office:value="0.431746031746032" calcext:value-type="float">
            <text:p>0.432</text:p>
          </table:table-cell>
          <table:table-cell table:style-name="ce8" table:formula="of:=AVERAGE([.K$12];[.K$25];[.K$38];[.K$51];[.K$64];[.K$77];[.K$90];[.K$116];[.K$103])" office:value-type="float" office:value="0.377777777777778" calcext:value-type="float">
            <text:p>0.378</text:p>
          </table:table-cell>
          <table:table-cell table:style-name="ce8" table:formula="of:=AVERAGE([.L$12];[.L$25];[.L$38];[.L$51];[.L$64];[.L$77];[.L$90];[.L$116];[.L$103])" office:value-type="float" office:value="0.476190476190476" calcext:value-type="float">
            <text:p>0.476</text:p>
          </table:table-cell>
          <table:table-cell table:style-name="ce8" table:formula="of:=AVERAGE([.M$12];[.M$25];[.M$38];[.M$51];[.M$64];[.M$77];[.M$90];[.M$116];[.M$103])" office:value-type="float" office:value="0.520634920634921" calcext:value-type="float">
            <text:p>0.521</text:p>
          </table:table-cell>
          <table:table-cell table:style-name="ce8" table:formula="of:=AVERAGE([.N$12];[.N$25];[.N$38];[.N$51];[.N$64];[.N$77];[.N$90];[.N$116];[.N$103])" office:value-type="float" office:value="0.523809523809524" calcext:value-type="float">
            <text:p>0.524</text:p>
          </table:table-cell>
          <table:table-cell table:style-name="ce8" table:formula="of:=AVERAGE([.O$12];[.O$25];[.O$38];[.O$51];[.O$64];[.O$77];[.O$90];[.O$116];[.O$103])" office:value-type="float" office:value="0.507936507936508" calcext:value-type="float">
            <text:p>0.508</text:p>
          </table:table-cell>
          <table:table-cell table:style-name="ce8" table:formula="of:=AVERAGE([.P$12];[.P$25];[.P$38];[.P$51];[.P$64];[.P$77];[.P$90];[.P$116];[.P$103])" office:value-type="float" office:value="0.482539682539683" calcext:value-type="float">
            <text:p>0.483</text:p>
          </table:table-cell>
          <table:table-cell table:style-name="ce8" table:formula="of:=AVERAGE([.Q$12];[.Q$25];[.Q$38];[.Q$51];[.Q$64];[.Q$77];[.Q$90];[.Q$116];[.Q$103])" office:value-type="float" office:value="0.511111111111111" calcext:value-type="float">
            <text:p>0.511</text:p>
          </table:table-cell>
          <table:table-cell table:style-name="ce8" table:formula="of:=AVERAGE([.R$12];[.R$25];[.R$38];[.R$51];[.R$64];[.R$77];[.R$90];[.R$116];[.R$103])" office:value-type="float" office:value="0.479365079365079" calcext:value-type="float">
            <text:p>0.479</text:p>
          </table:table-cell>
          <table:table-cell table:style-name="ce8" table:formula="of:=AVERAGE([.S$12];[.S$25];[.S$38];[.S$51];[.S$64];[.S$77];[.S$90];[.S$116];[.S$103])" office:value-type="float" office:value="0.555555555555555" calcext:value-type="float">
            <text:p>0.556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6];[.D$19];[.D$32];[.D$45];[.D$58];[.D$71];[.D$84];[.D$110];[.D$97])" office:value-type="float" office:value="0.0860662965823871" calcext:value-type="float">
            <text:p>0.086</text:p>
          </table:table-cell>
          <table:table-cell table:style-name="ce8" table:formula="of:=STDEV([.E$6];[.E$19];[.E$32];[.E$45];[.E$58];[.E$71];[.E$84];[.E$110];[.E$97])" office:value-type="float" office:value="0.0943536237248667" calcext:value-type="float">
            <text:p>0.094</text:p>
          </table:table-cell>
          <table:table-cell table:style-name="ce11" table:formula="of:=STDEV([.F$6];[.F$19];[.F$32];[.F$45];[.F$58];[.F$71];[.F$84];[.F$110];[.F$97])" office:value-type="float" office:value="0.0697831247459879" calcext:value-type="float">
            <text:p>0.070</text:p>
          </table:table-cell>
          <table:table-cell table:style-name="ce11" table:formula="of:=STDEV([.G$6];[.G$19];[.G$32];[.G$45];[.G$58];[.G$71];[.G$84];[.G$110];[.G$97])" office:value-type="float" office:value="0.0863844725162268" calcext:value-type="float">
            <text:p>0.086</text:p>
          </table:table-cell>
          <table:table-cell table:style-name="ce8" table:formula="of:=STDEV([.H$6];[.H$19];[.H$32];[.H$45];[.H$58];[.H$71];[.H$84];[.H$110];[.H$97])" office:value-type="float" office:value="0.106831148902637" calcext:value-type="float">
            <text:p>0.107</text:p>
          </table:table-cell>
          <table:table-cell table:style-name="ce11" table:formula="of:=STDEV([.I$6];[.I$19];[.I$32];[.I$45];[.I$58];[.I$71];[.I$84];[.I$110];[.I$97])" office:value-type="float" office:value="0.0867805519545183" calcext:value-type="float">
            <text:p>0.087</text:p>
          </table:table-cell>
          <table:table-cell table:style-name="ce8" table:formula="of:=STDEV([.J$6];[.J$19];[.J$32];[.J$45];[.J$58];[.J$71];[.J$84];[.J$110];[.J$97])" office:value-type="float" office:value="0.0979907892986885" calcext:value-type="float">
            <text:p>0.098</text:p>
          </table:table-cell>
          <table:table-cell table:style-name="ce8" table:formula="of:=STDEV([.K$6];[.K$19];[.K$32];[.K$45];[.K$58];[.K$71];[.K$84];[.K$110];[.K$97])" office:value-type="float" office:value="0.0910237461292186" calcext:value-type="float">
            <text:p>0.091</text:p>
          </table:table-cell>
          <table:table-cell table:style-name="ce8" table:formula="of:=STDEV([.L$6];[.L$19];[.L$32];[.L$45];[.L$58];[.L$71];[.L$84];[.L$110];[.L$97])" office:value-type="float" office:value="0.123949633560604" calcext:value-type="float">
            <text:p>0.124</text:p>
          </table:table-cell>
          <table:table-cell table:style-name="ce8" table:formula="of:=STDEV([.M$6];[.M$19];[.M$32];[.M$45];[.M$58];[.M$71];[.M$84];[.M$110];[.M$97])" office:value-type="float" office:value="0.10943175335329" calcext:value-type="float">
            <text:p>0.109</text:p>
          </table:table-cell>
          <table:table-cell table:style-name="ce8" table:formula="of:=STDEV([.N$6];[.N$19];[.N$32];[.N$45];[.N$58];[.N$71];[.N$84];[.N$110];[.N$97])" office:value-type="float" office:value="0.0819849763747358" calcext:value-type="float">
            <text:p>0.082</text:p>
          </table:table-cell>
          <table:table-cell table:style-name="ce8" table:formula="of:=STDEV([.O$6];[.O$19];[.O$32];[.O$45];[.O$58];[.O$71];[.O$84];[.O$110];[.O$97])" office:value-type="float" office:value="0.0932568763852902" calcext:value-type="float">
            <text:p>0.093</text:p>
          </table:table-cell>
          <table:table-cell table:style-name="ce11" table:formula="of:=STDEV([.P$6];[.P$19];[.P$32];[.P$45];[.P$58];[.P$71];[.P$84];[.P$110];[.P$97])" office:value-type="float" office:value="0.0711458248603649" calcext:value-type="float">
            <text:p>0.071</text:p>
          </table:table-cell>
          <table:table-cell table:style-name="ce8" table:formula="of:=STDEV([.Q$6];[.Q$19];[.Q$32];[.Q$45];[.Q$58];[.Q$71];[.Q$84];[.Q$110];[.Q$97])" office:value-type="float" office:value="0.0903430438344478" calcext:value-type="float">
            <text:p>0.090</text:p>
          </table:table-cell>
          <table:table-cell table:style-name="ce11" table:formula="of:=STDEV([.R$6];[.R$19];[.R$32];[.R$45];[.R$58];[.R$71];[.R$84];[.R$110];[.R$97])" office:value-type="float" office:value="0.0364772511177633" calcext:value-type="float">
            <text:p>0.036</text:p>
          </table:table-cell>
          <table:table-cell table:style-name="ce8" table:formula="of:=STDEV([.S$6];[.S$19];[.S$32];[.S$45];[.S$58];[.S$71];[.S$84];[.S$110];[.S$97])" office:value-type="float" office:value="0.102906992514443" calcext:value-type="float">
            <text:p>0.103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9];[.D$22];[.D$35];[.D$48];[.D$61];[.D$74];[.D$87];[.D$113];[.D$100])" office:value-type="float" office:value="0.0534316223935315" calcext:value-type="float">
            <text:p>0.053</text:p>
          </table:table-cell>
          <table:table-cell table:style-name="ce8" table:formula="of:=STDEV([.E$9];[.E$22];[.E$35];[.E$48];[.E$61];[.E$74];[.E$87];[.E$113];[.E$100])" office:value-type="float" office:value="0.0889756521002608" calcext:value-type="float">
            <text:p>0.089</text:p>
          </table:table-cell>
          <table:table-cell table:style-name="ce11" table:formula="of:=STDEV([.F$9];[.F$22];[.F$35];[.F$48];[.F$61];[.F$74];[.F$87];[.F$113];[.F$100])" office:value-type="float" office:value="0.0702728368926305" calcext:value-type="float">
            <text:p>0.070</text:p>
          </table:table-cell>
          <table:table-cell table:style-name="ce11" table:formula="of:=STDEV([.G$9];[.G$22];[.G$35];[.G$48];[.G$61];[.G$74];[.G$87];[.G$113];[.G$100])" office:value-type="float" office:value="0.0493006648591636" calcext:value-type="float">
            <text:p>0.049</text:p>
          </table:table-cell>
          <table:table-cell table:style-name="ce11" table:formula="of:=STDEV([.H$9];[.H$22];[.H$35];[.H$48];[.H$61];[.H$74];[.H$87];[.H$113];[.H$100])" office:value-type="float" office:value="0.0684371388597496" calcext:value-type="float">
            <text:p>0.068</text:p>
          </table:table-cell>
          <table:table-cell table:style-name="ce11" table:formula="of:=STDEV([.I$9];[.I$22];[.I$35];[.I$48];[.I$61];[.I$74];[.I$87];[.I$113];[.I$100])" office:value-type="float" office:value="0.0583994334489684" calcext:value-type="float">
            <text:p>0.058</text:p>
          </table:table-cell>
          <table:table-cell table:style-name="ce11" table:formula="of:=STDEV([.J$9];[.J$22];[.J$35];[.J$48];[.J$61];[.J$74];[.J$87];[.J$113];[.J$100])" office:value-type="float" office:value="0.056519416526044" calcext:value-type="float">
            <text:p>0.057</text:p>
          </table:table-cell>
          <table:table-cell table:style-name="ce11" table:formula="of:=STDEV([.K$9];[.K$22];[.K$35];[.K$48];[.K$61];[.K$74];[.K$87];[.K$113];[.K$100])" office:value-type="float" office:value="0.046729455114613" calcext:value-type="float">
            <text:p>0.047</text:p>
          </table:table-cell>
          <table:table-cell table:style-name="ce8" table:formula="of:=STDEV([.L$9];[.L$22];[.L$35];[.L$48];[.L$61];[.L$74];[.L$87];[.L$113];[.L$100])" office:value-type="float" office:value="0.0943218158130536" calcext:value-type="float">
            <text:p>0.094</text:p>
          </table:table-cell>
          <table:table-cell table:style-name="ce8" table:formula="of:=STDEV([.M$9];[.M$22];[.M$35];[.M$48];[.M$61];[.M$74];[.M$87];[.M$113];[.M$100])" office:value-type="float" office:value="0.13275336828165" calcext:value-type="float">
            <text:p>0.133</text:p>
          </table:table-cell>
          <table:table-cell table:style-name="ce8" table:formula="of:=STDEV([.N$9];[.N$22];[.N$35];[.N$48];[.N$61];[.N$74];[.N$87];[.N$113];[.N$100])" office:value-type="float" office:value="0.0896667355087164" calcext:value-type="float">
            <text:p>0.090</text:p>
          </table:table-cell>
          <table:table-cell table:style-name="ce11" table:formula="of:=STDEV([.O$9];[.O$22];[.O$35];[.O$48];[.O$61];[.O$74];[.O$87];[.O$113];[.O$100])" office:value-type="float" office:value="0.0637074718954428" calcext:value-type="float">
            <text:p>0.064</text:p>
          </table:table-cell>
          <table:table-cell table:style-name="ce8" table:formula="of:=STDEV([.P$9];[.P$22];[.P$35];[.P$48];[.P$61];[.P$74];[.P$87];[.P$113];[.P$100])" office:value-type="float" office:value="0.118145390656315" calcext:value-type="float">
            <text:p>0.118</text:p>
          </table:table-cell>
          <table:table-cell table:style-name="ce8" table:formula="of:=STDEV([.Q$9];[.Q$22];[.Q$35];[.Q$48];[.Q$61];[.Q$74];[.Q$87];[.Q$113];[.Q$100])" office:value-type="float" office:value="0.108155124077399" calcext:value-type="float">
            <text:p>0.108</text:p>
          </table:table-cell>
          <table:table-cell table:style-name="ce11" table:formula="of:=STDEV([.R$9];[.R$22];[.R$35];[.R$48];[.R$61];[.R$74];[.R$87];[.R$113];[.R$100])" office:value-type="float" office:value="0.0640697921926157" calcext:value-type="float">
            <text:p>0.064</text:p>
          </table:table-cell>
          <table:table-cell table:style-name="ce11" table:formula="of:=STDEV([.S$9];[.S$22];[.S$35];[.S$48];[.S$61];[.S$74];[.S$87];[.S$113];[.S$100])" office:value-type="float" office:value="0.0753592220347252" calcext:value-type="float">
            <text:p>0.075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12];[.D$25];[.D$38];[.D$51];[.D$64];[.D$77];[.D$90];[.D$116];[.D$103])" office:value-type="float" office:value="0.0788235493202231" calcext:value-type="float">
            <text:p>0.079</text:p>
          </table:table-cell>
          <table:table-cell table:style-name="ce8" table:formula="of:=STDEV([.E$12];[.E$25];[.E$38];[.E$51];[.E$64];[.E$77];[.E$90];[.E$116];[.E$103])" office:value-type="float" office:value="0.162882203585591" calcext:value-type="float">
            <text:p>0.163</text:p>
          </table:table-cell>
          <table:table-cell table:style-name="ce8" table:formula="of:=STDEV([.F$12];[.F$25];[.F$38];[.F$51];[.F$64];[.F$77];[.F$90];[.F$116];[.F$103])" office:value-type="float" office:value="0.171692917879238" calcext:value-type="float">
            <text:p>0.172</text:p>
          </table:table-cell>
          <table:table-cell table:style-name="ce8" table:formula="of:=STDEV([.G$12];[.G$25];[.G$38];[.G$51];[.G$64];[.G$77];[.G$90];[.G$116];[.G$103])" office:value-type="float" office:value="0.209469689980217" calcext:value-type="float">
            <text:p>0.209</text:p>
          </table:table-cell>
          <table:table-cell table:style-name="ce8" table:formula="of:=STDEV([.H$12];[.H$25];[.H$38];[.H$51];[.H$64];[.H$77];[.H$90];[.H$116];[.H$103])" office:value-type="float" office:value="0.170100677138017" calcext:value-type="float">
            <text:p>0.170</text:p>
          </table:table-cell>
          <table:table-cell table:style-name="ce8" table:formula="of:=STDEV([.I$12];[.I$25];[.I$38];[.I$51];[.I$64];[.I$77];[.I$90];[.I$116];[.I$103])" office:value-type="float" office:value="0.149223234438023" calcext:value-type="float">
            <text:p>0.149</text:p>
          </table:table-cell>
          <table:table-cell table:style-name="ce8" table:formula="of:=STDEV([.J$12];[.J$25];[.J$38];[.J$51];[.J$64];[.J$77];[.J$90];[.J$116];[.J$103])" office:value-type="float" office:value="0.147388452767068" calcext:value-type="float">
            <text:p>0.147</text:p>
          </table:table-cell>
          <table:table-cell table:style-name="ce8" table:formula="of:=STDEV([.K$12];[.K$25];[.K$38];[.K$51];[.K$64];[.K$77];[.K$90];[.K$116];[.K$103])" office:value-type="float" office:value="0.122705702159287" calcext:value-type="float">
            <text:p>0.123</text:p>
          </table:table-cell>
          <table:table-cell table:style-name="ce8" table:formula="of:=STDEV([.L$12];[.L$25];[.L$38];[.L$51];[.L$64];[.L$77];[.L$90];[.L$116];[.L$103])" office:value-type="float" office:value="0.171428571428571" calcext:value-type="float">
            <text:p>0.171</text:p>
          </table:table-cell>
          <table:table-cell table:style-name="ce8" table:formula="of:=STDEV([.M$12];[.M$25];[.M$38];[.M$51];[.M$64];[.M$77];[.M$90];[.M$116];[.M$103])" office:value-type="float" office:value="0.174833902387484" calcext:value-type="float">
            <text:p>0.175</text:p>
          </table:table-cell>
          <table:table-cell table:style-name="ce8" table:formula="of:=STDEV([.N$12];[.N$25];[.N$38];[.N$51];[.N$64];[.N$77];[.N$90];[.N$116];[.N$103])" office:value-type="float" office:value="0.134011878852098" calcext:value-type="float">
            <text:p>0.134</text:p>
          </table:table-cell>
          <table:table-cell table:style-name="ce8" table:formula="of:=STDEV([.O$12];[.O$25];[.O$38];[.O$51];[.O$64];[.O$77];[.O$90];[.O$116];[.O$103])" office:value-type="float" office:value="0.142698324416873" calcext:value-type="float">
            <text:p>0.143</text:p>
          </table:table-cell>
          <table:table-cell table:style-name="ce8" table:formula="of:=STDEV([.P$12];[.P$25];[.P$38];[.P$51];[.P$64];[.P$77];[.P$90];[.P$116];[.P$103])" office:value-type="float" office:value="0.111980723964808" calcext:value-type="float">
            <text:p>0.112</text:p>
          </table:table-cell>
          <table:table-cell table:style-name="ce8" table:formula="of:=STDEV([.Q$12];[.Q$25];[.Q$38];[.Q$51];[.Q$64];[.Q$77];[.Q$90];[.Q$116];[.Q$103])" office:value-type="float" office:value="0.0994314905610528" calcext:value-type="float">
            <text:p>0.099</text:p>
          </table:table-cell>
          <table:table-cell table:style-name="ce8" table:formula="of:=STDEV([.R$12];[.R$25];[.R$38];[.R$51];[.R$64];[.R$77];[.R$90];[.R$116];[.R$103])" office:value-type="float" office:value="0.128394940597264" calcext:value-type="float">
            <text:p>0.128</text:p>
          </table:table-cell>
          <table:table-cell table:style-name="ce8" table:formula="of:=STDEV([.S$12];[.S$25];[.S$38];[.S$51];[.S$64];[.S$77];[.S$90];[.S$116];[.S$103])" office:value-type="float" office:value="0.131793833362839" calcext:value-type="float">
            <text:p>0.13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6];[.D$19];[.D$32];[.D$45];[.D$58];[.D$71];[.D$84];[.D$110];[.D$97])" office:value-type="float" office:value="0.511111111111111" calcext:value-type="float">
            <text:p>0.511</text:p>
          </table:table-cell>
          <table:table-cell table:style-name="ce8" table:formula="of:=MEDIAN([.E$6];[.E$19];[.E$32];[.E$45];[.E$58];[.E$71];[.E$84];[.E$110];[.E$97])" office:value-type="float" office:value="0.177777777777778" calcext:value-type="float">
            <text:p>0.178</text:p>
          </table:table-cell>
          <table:table-cell table:style-name="ce8" table:formula="of:=MEDIAN([.F$6];[.F$19];[.F$32];[.F$45];[.F$58];[.F$71];[.F$84];[.F$110];[.F$97])" office:value-type="float" office:value="0.666666666666667" calcext:value-type="float">
            <text:p>0.667</text:p>
          </table:table-cell>
          <table:table-cell table:style-name="ce8" table:formula="of:=MEDIAN([.G$6];[.G$19];[.G$32];[.G$45];[.G$58];[.G$71];[.G$84];[.G$110];[.G$97])" office:value-type="float" office:value="0.555555555555556" calcext:value-type="float">
            <text:p>0.556</text:p>
          </table:table-cell>
          <table:table-cell table:style-name="ce11" table:formula="of:=MEDIAN([.H$6];[.H$19];[.H$32];[.H$45];[.H$58];[.H$71];[.H$84];[.H$110];[.H$97])" office:value-type="float" office:value="0.688888888888889" calcext:value-type="float">
            <text:p>0.689</text:p>
          </table:table-cell>
          <table:table-cell table:style-name="ce8" table:formula="of:=MEDIAN([.I$6];[.I$19];[.I$32];[.I$45];[.I$58];[.I$71];[.I$84];[.I$110];[.I$97])" office:value-type="float" office:value="0.6" calcext:value-type="float">
            <text:p>0.600</text:p>
          </table:table-cell>
          <table:table-cell table:style-name="ce11" table:formula="of:=MEDIAN([.J$6];[.J$19];[.J$32];[.J$45];[.J$58];[.J$71];[.J$84];[.J$110];[.J$97])" office:value-type="float" office:value="0.666666666666667" calcext:value-type="float">
            <text:p>0.667</text:p>
          </table:table-cell>
          <table:table-cell table:style-name="ce8" table:formula="of:=MEDIAN([.K$6];[.K$19];[.K$32];[.K$45];[.K$58];[.K$71];[.K$84];[.K$110];[.K$97])" office:value-type="float" office:value="0.6" calcext:value-type="float">
            <text:p>0.600</text:p>
          </table:table-cell>
          <table:table-cell table:style-name="ce11" table:formula="of:=MEDIAN([.L$6];[.L$19];[.L$32];[.L$45];[.L$58];[.L$71];[.L$84];[.L$110];[.L$97])" office:value-type="float" office:value="0.666666666666667" calcext:value-type="float">
            <text:p>0.667</text:p>
          </table:table-cell>
          <table:table-cell table:style-name="ce11" table:formula="of:=MEDIAN([.M$6];[.M$19];[.M$32];[.M$45];[.M$58];[.M$71];[.M$84];[.M$110];[.M$97])" office:value-type="float" office:value="0.644444444444444" calcext:value-type="float">
            <text:p>0.644</text:p>
          </table:table-cell>
          <table:table-cell table:style-name="ce11" table:formula="of:=MEDIAN([.N$6];[.N$19];[.N$32];[.N$45];[.N$58];[.N$71];[.N$84];[.N$110];[.N$97])" office:value-type="float" office:value="0.688888888888889" calcext:value-type="float">
            <text:p>0.689</text:p>
          </table:table-cell>
          <table:table-cell table:style-name="ce11" table:formula="of:=MEDIAN([.O$6];[.O$19];[.O$32];[.O$45];[.O$58];[.O$71];[.O$84];[.O$110];[.O$97])" office:value-type="float" office:value="0.688888888888889" calcext:value-type="float">
            <text:p>0.689</text:p>
          </table:table-cell>
          <table:table-cell table:style-name="ce8" table:formula="of:=MEDIAN([.P$6];[.P$19];[.P$32];[.P$45];[.P$58];[.P$71];[.P$84];[.P$110];[.P$97])" office:value-type="float" office:value="0.622222222222222" calcext:value-type="float">
            <text:p>0.622</text:p>
          </table:table-cell>
          <table:table-cell table:style-name="ce8" table:formula="of:=MEDIAN([.Q$6];[.Q$19];[.Q$32];[.Q$45];[.Q$58];[.Q$71];[.Q$84];[.Q$110];[.Q$97])" office:value-type="float" office:value="0.6" calcext:value-type="float">
            <text:p>0.600</text:p>
          </table:table-cell>
          <table:table-cell table:style-name="ce11" table:formula="of:=MEDIAN([.R$6];[.R$19];[.R$32];[.R$45];[.R$58];[.R$71];[.R$84];[.R$110];[.R$97])" office:value-type="float" office:value="0.688888888888889" calcext:value-type="float">
            <text:p>0.689</text:p>
          </table:table-cell>
          <table:table-cell table:style-name="ce11" table:formula="of:=MEDIAN([.S$6];[.S$19];[.S$32];[.S$45];[.S$58];[.S$71];[.S$84];[.S$110];[.S$97])" office:value-type="float" office:value="0.711111111111111" calcext:value-type="float">
            <text:p>0.711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9];[.D$22];[.D$35];[.D$48];[.D$61];[.D$74];[.D$87];[.D$113];[.D$100])" office:value-type="float" office:value="0.416666666666667" calcext:value-type="float">
            <text:p>0.417</text:p>
          </table:table-cell>
          <table:table-cell table:style-name="ce8" table:formula="of:=MEDIAN([.E$9];[.E$22];[.E$35];[.E$48];[.E$61];[.E$74];[.E$87];[.E$113];[.E$100])" office:value-type="float" office:value="0.183333333333333" calcext:value-type="float">
            <text:p>0.183</text:p>
          </table:table-cell>
          <table:table-cell table:style-name="ce8" table:formula="of:=MEDIAN([.F$9];[.F$22];[.F$35];[.F$48];[.F$61];[.F$74];[.F$87];[.F$113];[.F$100])" office:value-type="float" office:value="0.566666666666667" calcext:value-type="float">
            <text:p>0.567</text:p>
          </table:table-cell>
          <table:table-cell table:style-name="ce8" table:formula="of:=MEDIAN([.G$9];[.G$22];[.G$35];[.G$48];[.G$61];[.G$74];[.G$87];[.G$113];[.G$100])" office:value-type="float" office:value="0.5" calcext:value-type="float">
            <text:p>0.500</text:p>
          </table:table-cell>
          <table:table-cell table:style-name="ce11" table:formula="of:=MEDIAN([.H$9];[.H$22];[.H$35];[.H$48];[.H$61];[.H$74];[.H$87];[.H$113];[.H$100])" office:value-type="float" office:value="0.65" calcext:value-type="float">
            <text:p>0.650</text:p>
          </table:table-cell>
          <table:table-cell table:style-name="ce8" table:formula="of:=MEDIAN([.I$9];[.I$22];[.I$35];[.I$48];[.I$61];[.I$74];[.I$87];[.I$113];[.I$100])" office:value-type="float" office:value="0.566666666666667" calcext:value-type="float">
            <text:p>0.567</text:p>
          </table:table-cell>
          <table:table-cell table:style-name="ce8" table:formula="of:=MEDIAN([.J$9];[.J$22];[.J$35];[.J$48];[.J$61];[.J$74];[.J$87];[.J$113];[.J$100])" office:value-type="float" office:value="0.616666666666667" calcext:value-type="float">
            <text:p>0.617</text:p>
          </table:table-cell>
          <table:table-cell table:style-name="ce8" table:formula="of:=MEDIAN([.K$9];[.K$22];[.K$35];[.K$48];[.K$61];[.K$74];[.K$87];[.K$113];[.K$100])" office:value-type="float" office:value="0.6" calcext:value-type="float">
            <text:p>0.600</text:p>
          </table:table-cell>
          <table:table-cell table:style-name="ce8" table:formula="of:=MEDIAN([.L$9];[.L$22];[.L$35];[.L$48];[.L$61];[.L$74];[.L$87];[.L$113];[.L$100])" office:value-type="float" office:value="0.616666666666667" calcext:value-type="float">
            <text:p>0.617</text:p>
          </table:table-cell>
          <table:table-cell table:style-name="ce8" table:formula="of:=MEDIAN([.M$9];[.M$22];[.M$35];[.M$48];[.M$61];[.M$74];[.M$87];[.M$113];[.M$100])" office:value-type="float" office:value="0.583333333333333" calcext:value-type="float">
            <text:p>0.583</text:p>
          </table:table-cell>
          <table:table-cell table:style-name="ce8" table:formula="of:=MEDIAN([.N$9];[.N$22];[.N$35];[.N$48];[.N$61];[.N$74];[.N$87];[.N$113];[.N$100])" office:value-type="float" office:value="0.616666666666667" calcext:value-type="float">
            <text:p>0.617</text:p>
          </table:table-cell>
          <table:table-cell table:style-name="ce8" table:formula="of:=MEDIAN([.O$9];[.O$22];[.O$35];[.O$48];[.O$61];[.O$74];[.O$87];[.O$113];[.O$100])" office:value-type="float" office:value="0.6" calcext:value-type="float">
            <text:p>0.600</text:p>
          </table:table-cell>
          <table:table-cell table:style-name="ce11" table:formula="of:=MEDIAN([.P$9];[.P$22];[.P$35];[.P$48];[.P$61];[.P$74];[.P$87];[.P$113];[.P$100])" office:value-type="float" office:value="0.7" calcext:value-type="float">
            <text:p>0.700</text:p>
          </table:table-cell>
          <table:table-cell table:style-name="ce8" table:formula="of:=MEDIAN([.Q$9];[.Q$22];[.Q$35];[.Q$48];[.Q$61];[.Q$74];[.Q$87];[.Q$113];[.Q$100])" office:value-type="float" office:value="0.566666666666667" calcext:value-type="float">
            <text:p>0.567</text:p>
          </table:table-cell>
          <table:table-cell table:style-name="ce11" table:formula="of:=MEDIAN([.R$9];[.R$22];[.R$35];[.R$48];[.R$61];[.R$74];[.R$87];[.R$113];[.R$100])" office:value-type="float" office:value="0.633333333333333" calcext:value-type="float">
            <text:p>0.633</text:p>
          </table:table-cell>
          <table:table-cell table:style-name="ce8" table:formula="of:=MEDIAN([.S$9];[.S$22];[.S$35];[.S$48];[.S$61];[.S$74];[.S$87];[.S$113];[.S$100])" office:value-type="float" office:value="0.6" calcext:value-type="float">
            <text:p>0.600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12];[.D$25];[.D$38];[.D$51];[.D$64];[.D$77];[.D$90];[.D$116];[.D$103])" office:value-type="float" office:value="0.0285714285714286" calcext:value-type="float">
            <text:p>0.029</text:p>
          </table:table-cell>
          <table:table-cell table:style-name="ce8" table:formula="of:=MEDIAN([.E$12];[.E$25];[.E$38];[.E$51];[.E$64];[.E$77];[.E$90];[.E$116];[.E$103])" office:value-type="float" office:value="0.428571428571429" calcext:value-type="float">
            <text:p>0.429</text:p>
          </table:table-cell>
          <table:table-cell table:style-name="ce8" table:formula="of:=MEDIAN([.F$12];[.F$25];[.F$38];[.F$51];[.F$64];[.F$77];[.F$90];[.F$116];[.F$103])" office:value-type="float" office:value="0.257142857142857" calcext:value-type="float">
            <text:p>0.257</text:p>
          </table:table-cell>
          <table:table-cell table:style-name="ce8" table:formula="of:=MEDIAN([.G$12];[.G$25];[.G$38];[.G$51];[.G$64];[.G$77];[.G$90];[.G$116];[.G$103])" office:value-type="float" office:value="0.257142857142857" calcext:value-type="float">
            <text:p>0.257</text:p>
          </table:table-cell>
          <table:table-cell table:style-name="ce8" table:formula="of:=MEDIAN([.H$12];[.H$25];[.H$38];[.H$51];[.H$64];[.H$77];[.H$90];[.H$116];[.H$103])" office:value-type="float" office:value="0.371428571428571" calcext:value-type="float">
            <text:p>0.371</text:p>
          </table:table-cell>
          <table:table-cell table:style-name="ce8" table:formula="of:=MEDIAN([.I$12];[.I$25];[.I$38];[.I$51];[.I$64];[.I$77];[.I$90];[.I$116];[.I$103])" office:value-type="float" office:value="0.428571428571429" calcext:value-type="float">
            <text:p>0.429</text:p>
          </table:table-cell>
          <table:table-cell table:style-name="ce8" table:formula="of:=MEDIAN([.J$12];[.J$25];[.J$38];[.J$51];[.J$64];[.J$77];[.J$90];[.J$116];[.J$103])" office:value-type="float" office:value="0.371428571428571" calcext:value-type="float">
            <text:p>0.371</text:p>
          </table:table-cell>
          <table:table-cell table:style-name="ce8" table:formula="of:=MEDIAN([.K$12];[.K$25];[.K$38];[.K$51];[.K$64];[.K$77];[.K$90];[.K$116];[.K$103])" office:value-type="float" office:value="0.371428571428571" calcext:value-type="float">
            <text:p>0.371</text:p>
          </table:table-cell>
          <table:table-cell table:style-name="ce8" table:formula="of:=MEDIAN([.L$12];[.L$25];[.L$38];[.L$51];[.L$64];[.L$77];[.L$90];[.L$116];[.L$103])" office:value-type="float" office:value="0.485714285714286" calcext:value-type="float">
            <text:p>0.486</text:p>
          </table:table-cell>
          <table:table-cell table:style-name="ce8" table:formula="of:=MEDIAN([.M$12];[.M$25];[.M$38];[.M$51];[.M$64];[.M$77];[.M$90];[.M$116];[.M$103])" office:value-type="float" office:value="0.542857142857143" calcext:value-type="float">
            <text:p>0.543</text:p>
          </table:table-cell>
          <table:table-cell table:style-name="ce8" table:formula="of:=MEDIAN([.N$12];[.N$25];[.N$38];[.N$51];[.N$64];[.N$77];[.N$90];[.N$116];[.N$103])" office:value-type="float" office:value="0.514285714285714" calcext:value-type="float">
            <text:p>0.514</text:p>
          </table:table-cell>
          <table:table-cell table:style-name="ce8" table:formula="of:=MEDIAN([.O$12];[.O$25];[.O$38];[.O$51];[.O$64];[.O$77];[.O$90];[.O$116];[.O$103])" office:value-type="float" office:value="0.542857142857143" calcext:value-type="float">
            <text:p>0.543</text:p>
          </table:table-cell>
          <table:table-cell table:style-name="ce8" table:formula="of:=MEDIAN([.P$12];[.P$25];[.P$38];[.P$51];[.P$64];[.P$77];[.P$90];[.P$116];[.P$103])" office:value-type="float" office:value="0.485714285714286" calcext:value-type="float">
            <text:p>0.486</text:p>
          </table:table-cell>
          <table:table-cell table:style-name="ce8" table:formula="of:=MEDIAN([.Q$12];[.Q$25];[.Q$38];[.Q$51];[.Q$64];[.Q$77];[.Q$90];[.Q$116];[.Q$103])" office:value-type="float" office:value="0.514285714285714" calcext:value-type="float">
            <text:p>0.514</text:p>
          </table:table-cell>
          <table:table-cell table:style-name="ce8" table:formula="of:=MEDIAN([.R$12];[.R$25];[.R$38];[.R$51];[.R$64];[.R$77];[.R$90];[.R$116];[.R$103])" office:value-type="float" office:value="0.428571428571429" calcext:value-type="float">
            <text:p>0.429</text:p>
          </table:table-cell>
          <table:table-cell table:style-name="ce8" table:formula="of:=MEDIAN([.S$12];[.S$25];[.S$38];[.S$51];[.S$64];[.S$77];[.S$90];[.S$116];[.S$103])" office:value-type="float" office:value="0.514285714285714" calcext:value-type="float">
            <text:p>0.51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office:value-type="string" calcext:value-type="string">
            <text:p>easy</text:p>
          </table:table-cell>
          <table:table-cell table:style-name="ce33" office:value-type="string" calcext:value-type="string">
            <text:p>hard</text:p>
          </table:table-cell>
          <table:table-cell table:style-name="ce33" office:value-type="string" calcext:value-type="string">
            <text:p>combo</text:p>
          </table:table-cell>
          <table:table-cell table:style-name="ce33" office:value-type="string" calcext:value-type="string">
            <text:p>combo X</text:p>
          </table:table-cell>
          <table:table-cell table:style-name="ce33" office:value-type="string" calcext:value-type="string">
            <text:p>split2</text:p>
          </table:table-cell>
          <table:table-cell table:style-name="ce33"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33" office:value-type="string" calcext:value-type="string">
            <text:p>split4</text:p>
          </table:table-cell>
          <table:table-cell table:style-name="ce33"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33" office:value-type="string" calcext:value-type="string">
            <text:p>split9</text:p>
          </table:table-cell>
          <table:table-cell table:style-name="ce33"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8"/>
          <table:table-cell table:style-name="ce14" table:number-columns-repeated="11"/>
          <table:table-cell table:number-columns-repeated="100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Accurac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33"/>
        <table:table-column table:style-name="co7" table:default-cell-style-name="ce33"/>
        <table:table-column table:style-name="co6" table:number-columns-repeated="3" table:default-cell-style-name="ce33"/>
        <table:table-column table:style-name="co7" table:default-cell-style-name="ce33"/>
        <table:table-column table:style-name="co6" table:number-columns-repeated="4" table:default-cell-style-name="ce33"/>
        <table:table-column table:style-name="co1" table:default-cell-style-name="ce35"/>
        <table:table-column table:style-name="co1" table:default-cell-style-name="ce36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 of 15,50,100,150,199 ensembl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TD_U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25523076923077" calcext:value-type="float">
            <text:p>-0.0026</text:p>
          </table:table-cell>
          <table:table-cell office:value-type="float" office:value="-0.00610692307692308" calcext:value-type="float">
            <text:p>-0.0061</text:p>
          </table:table-cell>
          <table:table-cell office:value-type="float" office:value="0.00141717948717948" calcext:value-type="float">
            <text:p>0.0014</text:p>
          </table:table-cell>
          <table:table-cell office:value-type="float" office:value="0.00346538461538461" calcext:value-type="float">
            <text:p>0.0035</text:p>
          </table:table-cell>
          <table:table-cell office:value-type="float" office:value="0.000923333333333344" calcext:value-type="float">
            <text:p>0.0009</text:p>
          </table:table-cell>
          <table:table-cell office:value-type="float" office:value="0.00392897435897435" calcext:value-type="float">
            <text:p>0.0039</text:p>
          </table:table-cell>
          <table:table-cell office:value-type="float" office:value="0.00226999999999999" calcext:value-type="float">
            <text:p>0.0023</text:p>
          </table:table-cell>
          <table:table-cell office:value-type="float" office:value="0.0031902564102564" calcext:value-type="float">
            <text:p>0.0032</text:p>
          </table:table-cell>
          <table:table-cell office:value-type="float" office:value="0.00159692307692307" calcext:value-type="float">
            <text:p>0.0016</text:p>
          </table:table-cell>
          <table:table-cell office:value-type="float" office:value="0.00346307692307688" calcext:value-type="float">
            <text:p>0.0035</text:p>
          </table:table-cell>
          <table:table-cell office:value-type="float" office:value="0.00165794871794872" calcext:value-type="float">
            <text:p>0.0017</text:p>
          </table:table-cell>
          <table:table-cell office:value-type="float" office:value="0.00317948717948715" calcext:value-type="float">
            <text:p>0.0032</text:p>
          </table:table-cell>
          <table:table-cell office:value-type="float" office:value="0.00151153846153842" calcext:value-type="float">
            <text:p>0.0015</text:p>
          </table:table-cell>
          <table:table-cell office:value-type="float" office:value="0.00261999999999996" calcext:value-type="float">
            <text:p>0.0026</text:p>
          </table:table-cell>
          <table:table-cell office:value-type="float" office:value="0.000273076923076866" calcext:value-type="float">
            <text:p>0.0003</text:p>
          </table:table-cell>
          <table:table-cell office:value-type="float" office:value="0.00242025641025639" calcext:value-type="float">
            <text:p>0.002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0899329173167995" calcext:value-type="float">
            <text:p>-0.0009</text:p>
          </table:table-cell>
          <table:table-cell office:value-type="float" office:value="-0.0148395929378691" calcext:value-type="float">
            <text:p>-0.0148</text:p>
          </table:table-cell>
          <table:table-cell office:value-type="float" office:value="0.00246486916604582" calcext:value-type="float">
            <text:p>0.0025</text:p>
          </table:table-cell>
          <table:table-cell office:value-type="float" office:value="0.00127442972746484" calcext:value-type="float">
            <text:p>0.0013</text:p>
          </table:table-cell>
          <table:table-cell office:value-type="float" office:value="0.00192373278557083" calcext:value-type="float">
            <text:p>0.0019</text:p>
          </table:table-cell>
          <table:table-cell office:value-type="float" office:value="-0.00250687593111072" calcext:value-type="float">
            <text:p>-0.0025</text:p>
          </table:table-cell>
          <table:table-cell table:style-name="ce24" office:value-type="float" office:value="0.00455436530228801" calcext:value-type="float">
            <text:p>0.0046</text:p>
          </table:table-cell>
          <table:table-cell office:value-type="float" office:value="0.000277146834038772" calcext:value-type="float">
            <text:p>0.0003</text:p>
          </table:table-cell>
          <table:table-cell office:value-type="float" office:value="-0.00011996180825761" calcext:value-type="float">
            <text:p>-0.0001</text:p>
          </table:table-cell>
          <table:table-cell office:value-type="float" office:value="-0.00219451512083179" calcext:value-type="float">
            <text:p>-0.0022</text:p>
          </table:table-cell>
          <table:table-cell table:style-name="ce24" office:value-type="float" office:value="0.00490006017301536" calcext:value-type="float">
            <text:p>0.0049</text:p>
          </table:table-cell>
          <table:table-cell office:value-type="float" office:value="0.00204291032080991" calcext:value-type="float">
            <text:p>0.0020</text:p>
          </table:table-cell>
          <table:table-cell table:style-name="ce24" office:value-type="float" office:value="0.00364368212897098" calcext:value-type="float">
            <text:p>0.0036</text:p>
          </table:table-cell>
          <table:table-cell office:value-type="float" office:value="-0.00239518313494489" calcext:value-type="float">
            <text:p>-0.0024</text:p>
          </table:table-cell>
          <table:table-cell office:value-type="float" office:value="0.0019044203279289" calcext:value-type="float">
            <text:p>0.0019</text:p>
          </table:table-cell>
          <table:table-cell office:value-type="float" office:value="0.00108543863512993" calcext:value-type="float">
            <text:p>0.0011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31726080135864" calcext:value-type="float">
            <text:p>-0.0053</text:p>
          </table:table-cell>
          <table:table-cell office:value-type="float" office:value="-0.0177676256935109" calcext:value-type="float">
            <text:p>-0.0178</text:p>
          </table:table-cell>
          <table:table-cell office:value-type="float" office:value="0.000798417285300524" calcext:value-type="float">
            <text:p>0.0008</text:p>
          </table:table-cell>
          <table:table-cell office:value-type="float" office:value="-0.00163939947701576" calcext:value-type="float">
            <text:p>-0.0016</text:p>
          </table:table-cell>
          <table:table-cell table:style-name="ce24" office:value-type="float" office:value="0.00382363713986373" calcext:value-type="float">
            <text:p>0.0038</text:p>
          </table:table-cell>
          <table:table-cell office:value-type="float" office:value="-0.000635250561989656" calcext:value-type="float">
            <text:p>-0.0006</text:p>
          </table:table-cell>
          <table:table-cell table:style-name="ce24" office:value-type="float" office:value="0.00465413315732944" calcext:value-type="float">
            <text:p>0.0047</text:p>
          </table:table-cell>
          <table:table-cell office:value-type="float" office:value="-0.00135369467867505" calcext:value-type="float">
            <text:p>-0.0014</text:p>
          </table:table-cell>
          <table:table-cell office:value-type="float" office:value="-0.000340501980405204" calcext:value-type="float">
            <text:p>-0.0003</text:p>
          </table:table-cell>
          <table:table-cell office:value-type="float" office:value="-0.0022671750105298" calcext:value-type="float">
            <text:p>-0.0023</text:p>
          </table:table-cell>
          <table:table-cell office:value-type="float" office:value="0.00323100729463986" calcext:value-type="float">
            <text:p>0.0032</text:p>
          </table:table-cell>
          <table:table-cell office:value-type="float" office:value="-0.000201512399038754" calcext:value-type="float">
            <text:p>-0.0002</text:p>
          </table:table-cell>
          <table:table-cell office:value-type="float" office:value="0.000316503119351074" calcext:value-type="float">
            <text:p>0.0003</text:p>
          </table:table-cell>
          <table:table-cell office:value-type="float" office:value="-0.00117809179988446" calcext:value-type="float">
            <text:p>-0.0012</text:p>
          </table:table-cell>
          <table:table-cell table:style-name="ce24" office:value-type="float" office:value="0.00391940163989347" calcext:value-type="float">
            <text:p>0.0039</text:p>
          </table:table-cell>
          <table:table-cell office:value-type="float" office:value="0.0007921431236843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722912890699739" calcext:value-type="float">
            <text:p>-0.0072</text:p>
          </table:table-cell>
          <table:table-cell office:value-type="float" office:value="-0.0101801157508284" calcext:value-type="float">
            <text:p>-0.0102</text:p>
          </table:table-cell>
          <table:table-cell office:value-type="float" office:value="0.000145719135724428" calcext:value-type="float">
            <text:p>0.0001</text:p>
          </table:table-cell>
          <table:table-cell office:value-type="float" office:value="-0.000688863844889706" calcext:value-type="float">
            <text:p>-0.0007</text:p>
          </table:table-cell>
          <table:table-cell office:value-type="float" office:value="0.00147875929713749" calcext:value-type="float">
            <text:p>0.0015</text:p>
          </table:table-cell>
          <table:table-cell office:value-type="float" office:value="-0.000879590819912686" calcext:value-type="float">
            <text:p>-0.0009</text:p>
          </table:table-cell>
          <table:table-cell office:value-type="float" office:value="0.0016586392764017" calcext:value-type="float">
            <text:p>0.0017</text:p>
          </table:table-cell>
          <table:table-cell office:value-type="float" office:value="-0.000418756789165824" calcext:value-type="float">
            <text:p>-0.0004</text:p>
          </table:table-cell>
          <table:table-cell office:value-type="float" office:value="0.0014266164107464" calcext:value-type="float">
            <text:p>0.0014</text:p>
          </table:table-cell>
          <table:table-cell office:value-type="float" office:value="-0.000976734830196127" calcext:value-type="float">
            <text:p>-0.0010</text:p>
          </table:table-cell>
          <table:table-cell office:value-type="float" office:value="0.000889824573744946" calcext:value-type="float">
            <text:p>0.0009</text:p>
          </table:table-cell>
          <table:table-cell office:value-type="float" office:value="-0.000357700882068672" calcext:value-type="float">
            <text:p>-0.0004</text:p>
          </table:table-cell>
          <table:table-cell office:value-type="float" office:value="0.00148784185222317" calcext:value-type="float">
            <text:p>0.0015</text:p>
          </table:table-cell>
          <table:table-cell office:value-type="float" office:value="-0.000719338192760694" calcext:value-type="float">
            <text:p>-0.0007</text:p>
          </table:table-cell>
          <table:table-cell office:value-type="float" office:value="0.00171476255620698" calcext:value-type="float">
            <text:p>0.0017</text:p>
          </table:table-cell>
          <table:table-cell office:value-type="float" office:value="0.000553737689517164" calcext:value-type="float">
            <text:p>0.000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Hostility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848333333333334" calcext:value-type="float">
            <text:p>0.0085</text:p>
          </table:table-cell>
          <table:table-cell office:value-type="float" office:value="-0.0161292307692308" calcext:value-type="float">
            <text:p>-0.0161</text:p>
          </table:table-cell>
          <table:table-cell office:value-type="float" office:value="0.00808205128205128" calcext:value-type="float">
            <text:p>0.0081</text:p>
          </table:table-cell>
          <table:table-cell office:value-type="float" office:value="0.00792692307692308" calcext:value-type="float">
            <text:p>0.0079</text:p>
          </table:table-cell>
          <table:table-cell office:value-type="float" office:value="0.00742025641025643" calcext:value-type="float">
            <text:p>0.0074</text:p>
          </table:table-cell>
          <table:table-cell office:value-type="float" office:value="0.00398897435897435" calcext:value-type="float">
            <text:p>0.0040</text:p>
          </table:table-cell>
          <table:table-cell office:value-type="float" office:value="0.00710256410256408" calcext:value-type="float">
            <text:p>0.0071</text:p>
          </table:table-cell>
          <table:table-cell office:value-type="float" office:value="0.00619307692307691" calcext:value-type="float">
            <text:p>0.0062</text:p>
          </table:table-cell>
          <table:table-cell office:value-type="float" office:value="0.00598923076923073" calcext:value-type="float">
            <text:p>0.0060</text:p>
          </table:table-cell>
          <table:table-cell office:value-type="float" office:value="0.000788461538461536" calcext:value-type="float">
            <text:p>0.0008</text:p>
          </table:table-cell>
          <table:table-cell office:value-type="float" office:value="0.00584384615384612" calcext:value-type="float">
            <text:p>0.0058</text:p>
          </table:table-cell>
          <table:table-cell office:value-type="float" office:value="0.00506948717948715" calcext:value-type="float">
            <text:p>0.0051</text:p>
          </table:table-cell>
          <table:table-cell office:value-type="float" office:value="0.00506179487179484" calcext:value-type="float">
            <text:p>0.0051</text:p>
          </table:table-cell>
          <table:table-cell office:value-type="float" office:value="-0.00138128205128205" calcext:value-type="float">
            <text:p>-0.0014</text:p>
          </table:table-cell>
          <table:table-cell office:value-type="float" office:value="0.00433897435897436" calcext:value-type="float">
            <text:p>0.0043</text:p>
          </table:table-cell>
          <table:table-cell office:value-type="float" office:value="0.0032302564102564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357028937843336" calcext:value-type="float">
            <text:p>0.0036</text:p>
          </table:table-cell>
          <table:table-cell office:value-type="float" office:value="-0.0244342390367052" calcext:value-type="float">
            <text:p>-0.0244</text:p>
          </table:table-cell>
          <table:table-cell table:style-name="ce24" office:value-type="float" office:value="0.00961616116136761" calcext:value-type="float">
            <text:p>0.0096</text:p>
          </table:table-cell>
          <table:table-cell office:value-type="float" office:value="0.00445479852151708" calcext:value-type="float">
            <text:p>0.0045</text:p>
          </table:table-cell>
          <table:table-cell table:style-name="ce24" office:value-type="float" office:value="0.00892766442975482" calcext:value-type="float">
            <text:p>0.0089</text:p>
          </table:table-cell>
          <table:table-cell office:value-type="float" office:value="0.00489463426832235" calcext:value-type="float">
            <text:p>0.0049</text:p>
          </table:table-cell>
          <table:table-cell office:value-type="float" office:value="0.00592874253975168" calcext:value-type="float">
            <text:p>0.0059</text:p>
          </table:table-cell>
          <table:table-cell office:value-type="float" office:value="0.00531612075163069" calcext:value-type="float">
            <text:p>0.0053</text:p>
          </table:table-cell>
          <table:table-cell office:value-type="float" office:value="0.00594215204445183" calcext:value-type="float">
            <text:p>0.0059</text:p>
          </table:table-cell>
          <table:table-cell table:style-name="ce24" office:value-type="float" office:value="0.00842438266937142" calcext:value-type="float">
            <text:p>0.0084</text:p>
          </table:table-cell>
          <table:table-cell office:value-type="float" office:value="0.00686964358177733" calcext:value-type="float">
            <text:p>0.0069</text:p>
          </table:table-cell>
          <table:table-cell table:style-name="ce24" office:value-type="float" office:value="0.0105304096524492" calcext:value-type="float">
            <text:p>0.0105</text:p>
          </table:table-cell>
          <table:table-cell office:value-type="float" office:value="0.0034541442686369" calcext:value-type="float">
            <text:p>0.0035</text:p>
          </table:table-cell>
          <table:table-cell office:value-type="float" office:value="0.00341599781945831" calcext:value-type="float">
            <text:p>0.0034</text:p>
          </table:table-cell>
          <table:table-cell office:value-type="float" office:value="0.00322993111731943" calcext:value-type="float">
            <text:p>0.0032</text:p>
          </table:table-cell>
          <table:table-cell table:style-name="ce24" office:value-type="float" office:value="0.00789702237469111" calcext:value-type="float">
            <text:p>0.0079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2062360264547" calcext:value-type="float">
            <text:p>-0.0102</text:p>
          </table:table-cell>
          <table:table-cell office:value-type="float" office:value="-0.0201501065400143" calcext:value-type="float">
            <text:p>-0.0202</text:p>
          </table:table-cell>
          <table:table-cell office:value-type="float" office:value="-0.000529043321408414" calcext:value-type="float">
            <text:p>-0.0005</text:p>
          </table:table-cell>
          <table:table-cell office:value-type="float" office:value="-0.00230268643603955" calcext:value-type="float">
            <text:p>-0.0023</text:p>
          </table:table-cell>
          <table:table-cell office:value-type="float" office:value="0.00281582069386145" calcext:value-type="float">
            <text:p>0.0028</text:p>
          </table:table-cell>
          <table:table-cell office:value-type="float" office:value="0.0000953773938799022" calcext:value-type="float">
            <text:p>0.0001</text:p>
          </table:table-cell>
          <table:table-cell office:value-type="float" office:value="0.00364099033448901" calcext:value-type="float">
            <text:p>0.0036</text:p>
          </table:table-cell>
          <table:table-cell office:value-type="float" office:value="-0.00109937624759302" calcext:value-type="float">
            <text:p>-0.0011</text:p>
          </table:table-cell>
          <table:table-cell table:style-name="ce24" office:value-type="float" office:value="0.00450811455453619" calcext:value-type="float">
            <text:p>0.0045</text:p>
          </table:table-cell>
          <table:table-cell office:value-type="float" office:value="-0.00494265977242479" calcext:value-type="float">
            <text:p>-0.0049</text:p>
          </table:table-cell>
          <table:table-cell office:value-type="float" office:value="0.00371307668539921" calcext:value-type="float">
            <text:p>0.0037</text:p>
          </table:table-cell>
          <table:table-cell table:style-name="ce24" office:value-type="float" office:value="0.00598208863518546" calcext:value-type="float">
            <text:p>0.0060</text:p>
          </table:table-cell>
          <table:table-cell office:value-type="float" office:value="0.0032916992342945" calcext:value-type="float">
            <text:p>0.0033</text:p>
          </table:table-cell>
          <table:table-cell office:value-type="float" office:value="-0.0053974763306088" calcext:value-type="float">
            <text:p>-0.0054</text:p>
          </table:table-cell>
          <table:table-cell table:style-name="ce24" office:value-type="float" office:value="0.00511806525417303" calcext:value-type="float">
            <text:p>0.0051</text:p>
          </table:table-cell>
          <table:table-cell office:value-type="float" office:value="0.00254772592547775" calcext:value-type="float">
            <text:p>0.002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8155390795493" calcext:value-type="float">
            <text:p>-0.0182</text:p>
          </table:table-cell>
          <table:table-cell office:value-type="float" office:value="-0.000847642261329924" calcext:value-type="float">
            <text:p>-0.0008</text:p>
          </table:table-cell>
          <table:table-cell office:value-type="float" office:value="-0.00397944792984949" calcext:value-type="float">
            <text:p>-0.0040</text:p>
          </table:table-cell>
          <table:table-cell office:value-type="float" office:value="-0.00606014447557488" calcext:value-type="float">
            <text:p>-0.0061</text:p>
          </table:table-cell>
          <table:table-cell office:value-type="float" office:value="-0.00199936452155807" calcext:value-type="float">
            <text:p>-0.0020</text:p>
          </table:table-cell>
          <table:table-cell office:value-type="float" office:value="-0.00197722098216903" calcext:value-type="float">
            <text:p>-0.0020</text:p>
          </table:table-cell>
          <table:table-cell office:value-type="float" office:value="-0.00244844487101178" calcext:value-type="float">
            <text:p>-0.0024</text:p>
          </table:table-cell>
          <table:table-cell office:value-type="float" office:value="-0.00238880144594201" calcext:value-type="float">
            <text:p>-0.0024</text:p>
          </table:table-cell>
          <table:table-cell office:value-type="float" office:value="-0.00176395970485107" calcext:value-type="float">
            <text:p>-0.0018</text:p>
          </table:table-cell>
          <table:table-cell office:value-type="float" office:value="-0.00126341439933061" calcext:value-type="float">
            <text:p>-0.0013</text:p>
          </table:table-cell>
          <table:table-cell office:value-type="float" office:value="-0.000973900165148153" calcext:value-type="float">
            <text:p>-0.0010</text:p>
          </table:table-cell>
          <table:table-cell office:value-type="float" office:value="-0.00069405118037518" calcext:value-type="float">
            <text:p>-0.0007</text:p>
          </table:table-cell>
          <table:table-cell office:value-type="float" office:value="-0.00130791929088928" calcext:value-type="float">
            <text:p>-0.0013</text:p>
          </table:table-cell>
          <table:table-cell office:value-type="float" office:value="0.00026765418723418" calcext:value-type="float">
            <text:p>0.0003</text:p>
          </table:table-cell>
          <table:table-cell office:value-type="float" office:value="-0.00170779879043392" calcext:value-type="float">
            <text:p>-0.0017</text:p>
          </table:table-cell>
          <table:table-cell office:value-type="float" office:value="-0.00127223313831003" calcext:value-type="float">
            <text:p>-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kDN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77692307692308" calcext:value-type="float">
            <text:p>0.0068</text:p>
          </table:table-cell>
          <table:table-cell office:value-type="float" office:value="-0.0113666666666667" calcext:value-type="float">
            <text:p>-0.0114</text:p>
          </table:table-cell>
          <table:table-cell office:value-type="float" office:value="0.00662999999999999" calcext:value-type="float">
            <text:p>0.0066</text:p>
          </table:table-cell>
          <table:table-cell office:value-type="float" office:value="0.00862179487179486" calcext:value-type="float">
            <text:p>0.0086</text:p>
          </table:table-cell>
          <table:table-cell office:value-type="float" office:value="0.00732846153846152" calcext:value-type="float">
            <text:p>0.0073</text:p>
          </table:table-cell>
          <table:table-cell office:value-type="float" office:value="0.00602153846153844" calcext:value-type="float">
            <text:p>0.0060</text:p>
          </table:table-cell>
          <table:table-cell office:value-type="float" office:value="0.0063982051282051" calcext:value-type="float">
            <text:p>0.0064</text:p>
          </table:table-cell>
          <table:table-cell office:value-type="float" office:value="0.00721564102564104" calcext:value-type="float">
            <text:p>0.0072</text:p>
          </table:table-cell>
          <table:table-cell office:value-type="float" office:value="0.00585307692307693" calcext:value-type="float">
            <text:p>0.0059</text:p>
          </table:table-cell>
          <table:table-cell office:value-type="float" office:value="0.00389051282051279" calcext:value-type="float">
            <text:p>0.0039</text:p>
          </table:table-cell>
          <table:table-cell office:value-type="float" office:value="0.00599794871794874" calcext:value-type="float">
            <text:p>0.0060</text:p>
          </table:table-cell>
          <table:table-cell office:value-type="float" office:value="0.00450230769230766" calcext:value-type="float">
            <text:p>0.0045</text:p>
          </table:table-cell>
          <table:table-cell office:value-type="float" office:value="0.00576692307692307" calcext:value-type="float">
            <text:p>0.0058</text:p>
          </table:table-cell>
          <table:table-cell office:value-type="float" office:value="0.00185794871794871" calcext:value-type="float">
            <text:p>0.0019</text:p>
          </table:table-cell>
          <table:table-cell office:value-type="float" office:value="0.00540000000000002" calcext:value-type="float">
            <text:p>0.0054</text:p>
          </table:table-cell>
          <table:table-cell office:value-type="float" office:value="0.00487743589743586" calcext:value-type="float">
            <text:p>0.0049</text:p>
          </table:table-cell>
          <table:table-cell table:number-columns-repeated="1005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33495385221907" calcext:value-type="float">
            <text:p>-0.0053</text:p>
          </table:table-cell>
          <table:table-cell office:value-type="float" office:value="-0.0243145631128059" calcext:value-type="float">
            <text:p>-0.0243</text:p>
          </table:table-cell>
          <table:table-cell office:value-type="float" office:value="0.00406339665797356" calcext:value-type="float">
            <text:p>0.0041</text:p>
          </table:table-cell>
          <table:table-cell table:style-name="ce24" office:value-type="float" office:value="0.00629461078396796" calcext:value-type="float">
            <text:p>0.0063</text:p>
          </table:table-cell>
          <table:table-cell table:style-name="ce24" office:value-type="float" office:value="0.0060090891593017" calcext:value-type="float">
            <text:p>0.0060</text:p>
          </table:table-cell>
          <table:table-cell table:style-name="ce24" office:value-type="float" office:value="0.00571322162719198" calcext:value-type="float">
            <text:p>0.0057</text:p>
          </table:table-cell>
          <table:table-cell table:style-name="ce24" office:value-type="float" office:value="0.00625085083326347" calcext:value-type="float">
            <text:p>0.0063</text:p>
          </table:table-cell>
          <table:table-cell office:value-type="float" office:value="0.00442127130345467" calcext:value-type="float">
            <text:p>0.0044</text:p>
          </table:table-cell>
          <table:table-cell office:value-type="float" office:value="0.00439234414161016" calcext:value-type="float">
            <text:p>0.0044</text:p>
          </table:table-cell>
          <table:table-cell office:value-type="float" office:value="0.00350971323418578" calcext:value-type="float">
            <text:p>0.0035</text:p>
          </table:table-cell>
          <table:table-cell table:style-name="ce24" office:value-type="float" office:value="0.00540708296655026" calcext:value-type="float">
            <text:p>0.0054</text:p>
          </table:table-cell>
          <table:table-cell table:style-name="ce24" office:value-type="float" office:value="0.00805578995355621" calcext:value-type="float">
            <text:p>0.0081</text:p>
          </table:table-cell>
          <table:table-cell office:value-type="float" office:value="0.00309696875794142" calcext:value-type="float">
            <text:p>0.0031</text:p>
          </table:table-cell>
          <table:table-cell office:value-type="float" office:value="0.00290279286008777" calcext:value-type="float">
            <text:p>0.0029</text:p>
          </table:table-cell>
          <table:table-cell office:value-type="float" office:value="0.00314254916516813" calcext:value-type="float">
            <text:p>0.0031</text:p>
          </table:table-cell>
          <table:table-cell office:value-type="float" office:value="0.003159520678447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71310090069347" calcext:value-type="float">
            <text:p>-0.0171</text:p>
          </table:table-cell>
          <table:table-cell office:value-type="float" office:value="-0.0195116863206811" calcext:value-type="float">
            <text:p>-0.0195</text:p>
          </table:table-cell>
          <table:table-cell office:value-type="float" office:value="-0.00178665738800686" calcext:value-type="float">
            <text:p>-0.0018</text:p>
          </table:table-cell>
          <table:table-cell office:value-type="float" office:value="-0.00640733300130916" calcext:value-type="float">
            <text:p>-0.0064</text:p>
          </table:table-cell>
          <table:table-cell office:value-type="float" office:value="0.000406304118148029" calcext:value-type="float">
            <text:p>0.0004</text:p>
          </table:table-cell>
          <table:table-cell office:value-type="float" office:value="-0.0000582209386969731" calcext:value-type="float">
            <text:p>-0.0001</text:p>
          </table:table-cell>
          <table:table-cell office:value-type="float" office:value="0.00198622663155822" calcext:value-type="float">
            <text:p>0.0020</text:p>
          </table:table-cell>
          <table:table-cell office:value-type="float" office:value="0.000757885518600079" calcext:value-type="float">
            <text:p>0.0008</text:p>
          </table:table-cell>
          <table:table-cell office:value-type="float" office:value="0.00122185073330497" calcext:value-type="float">
            <text:p>0.0012</text:p>
          </table:table-cell>
          <table:table-cell office:value-type="float" office:value="0.0015362714995134" calcext:value-type="float">
            <text:p>0.0015</text:p>
          </table:table-cell>
          <table:table-cell table:style-name="ce24" office:value-type="float" office:value="0.00382891481403338" calcext:value-type="float">
            <text:p>0.0038</text:p>
          </table:table-cell>
          <table:table-cell office:value-type="float" office:value="-0.00152079460903278" calcext:value-type="float">
            <text:p>-0.0015</text:p>
          </table:table-cell>
          <table:table-cell table:style-name="ce24" office:value-type="float" office:value="0.00301006605858461" calcext:value-type="float">
            <text:p>0.0030</text:p>
          </table:table-cell>
          <table:table-cell office:value-type="float" office:value="0.000658323649586127" calcext:value-type="float">
            <text:p>0.0007</text:p>
          </table:table-cell>
          <table:table-cell table:style-name="ce24" office:value-type="float" office:value="0.00221196477874429" calcext:value-type="float">
            <text:p>0.0022</text:p>
          </table:table-cell>
          <table:table-cell office:value-type="float" office:value="0.00122151093923234" calcext:value-type="float">
            <text:p>0.001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3607317731111" calcext:value-type="float">
            <text:p>-0.0134</text:p>
          </table:table-cell>
          <table:table-cell office:value-type="float" office:value="-0.00268556298885626" calcext:value-type="float">
            <text:p>-0.0027</text:p>
          </table:table-cell>
          <table:table-cell office:value-type="float" office:value="-0.00270491491988688" calcext:value-type="float">
            <text:p>-0.0027</text:p>
          </table:table-cell>
          <table:table-cell office:value-type="float" office:value="-0.00569962735708703" calcext:value-type="float">
            <text:p>-0.0057</text:p>
          </table:table-cell>
          <table:table-cell office:value-type="float" office:value="-0.00309058145997201" calcext:value-type="float">
            <text:p>-0.0031</text:p>
          </table:table-cell>
          <table:table-cell office:value-type="float" office:value="-0.00251165594163334" calcext:value-type="float">
            <text:p>-0.0025</text:p>
          </table:table-cell>
          <table:table-cell office:value-type="float" office:value="-0.000651289265933369" calcext:value-type="float">
            <text:p>-0.0007</text:p>
          </table:table-cell>
          <table:table-cell office:value-type="float" office:value="-0.00330771178533068" calcext:value-type="float">
            <text:p>-0.0033</text:p>
          </table:table-cell>
          <table:table-cell office:value-type="float" office:value="-0.00130631461134145" calcext:value-type="float">
            <text:p>-0.0013</text:p>
          </table:table-cell>
          <table:table-cell office:value-type="float" office:value="-0.00188917825594554" calcext:value-type="float">
            <text:p>-0.0019</text:p>
          </table:table-cell>
          <table:table-cell office:value-type="float" office:value="-0.000658147031302386" calcext:value-type="float">
            <text:p>-0.0007</text:p>
          </table:table-cell>
          <table:table-cell office:value-type="float" office:value="-0.0017787981093916" calcext:value-type="float">
            <text:p>-0.0018</text:p>
          </table:table-cell>
          <table:table-cell office:value-type="float" office:value="-0.00058776491618852" calcext:value-type="float">
            <text:p>-0.0006</text:p>
          </table:table-cell>
          <table:table-cell office:value-type="float" office:value="-0.000774551330064972" calcext:value-type="float">
            <text:p>-0.0008</text:p>
          </table:table-cell>
          <table:table-cell office:value-type="float" office:value="-0.000394234691803521" calcext:value-type="float">
            <text:p>-0.0004</text:p>
          </table:table-cell>
          <table:table-cell office:value-type="float" office:value="-0.000730818720532997" calcext:value-type="float">
            <text:p>-0.000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N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743384615384616" calcext:value-type="float">
            <text:p>0.0074</text:p>
          </table:table-cell>
          <table:table-cell office:value-type="float" office:value="-0.010424358974359" calcext:value-type="float">
            <text:p>-0.0104</text:p>
          </table:table-cell>
          <table:table-cell office:value-type="float" office:value="0.00652487179487172" calcext:value-type="float">
            <text:p>0.0065</text:p>
          </table:table-cell>
          <table:table-cell office:value-type="float" office:value="0.00896128205128203" calcext:value-type="float">
            <text:p>0.0090</text:p>
          </table:table-cell>
          <table:table-cell office:value-type="float" office:value="0.00585358974358971" calcext:value-type="float">
            <text:p>0.0059</text:p>
          </table:table-cell>
          <table:table-cell office:value-type="float" office:value="0.00784128205128204" calcext:value-type="float">
            <text:p>0.0078</text:p>
          </table:table-cell>
          <table:table-cell office:value-type="float" office:value="0.00515948717948715" calcext:value-type="float">
            <text:p>0.0052</text:p>
          </table:table-cell>
          <table:table-cell office:value-type="float" office:value="0.00727307692307692" calcext:value-type="float">
            <text:p>0.0073</text:p>
          </table:table-cell>
          <table:table-cell office:value-type="float" office:value="0.00483615384615383" calcext:value-type="float">
            <text:p>0.0048</text:p>
          </table:table-cell>
          <table:table-cell office:value-type="float" office:value="0.00568435897435899" calcext:value-type="float">
            <text:p>0.0057</text:p>
          </table:table-cell>
          <table:table-cell office:value-type="float" office:value="0.00463948717948719" calcext:value-type="float">
            <text:p>0.0046</text:p>
          </table:table-cell>
          <table:table-cell office:value-type="float" office:value="0.00569153846153845" calcext:value-type="float">
            <text:p>0.0057</text:p>
          </table:table-cell>
          <table:table-cell office:value-type="float" office:value="0.00435102564102565" calcext:value-type="float">
            <text:p>0.0044</text:p>
          </table:table-cell>
          <table:table-cell office:value-type="float" office:value="0.00495102564102562" calcext:value-type="float">
            <text:p>0.0050</text:p>
          </table:table-cell>
          <table:table-cell office:value-type="float" office:value="0.00407897435897432" calcext:value-type="float">
            <text:p>0.0041</text:p>
          </table:table-cell>
          <table:table-cell office:value-type="float" office:value="0.00442230769230768" calcext:value-type="float">
            <text:p>0.0044</text:p>
          </table:table-cell>
          <table:table-cell table:number-columns-repeated="1005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139313070824104" calcext:value-type="float">
            <text:p>0.0014</text:p>
          </table:table-cell>
          <table:table-cell office:value-type="float" office:value="-0.0128589844481453" calcext:value-type="float">
            <text:p>-0.0129</text:p>
          </table:table-cell>
          <table:table-cell office:value-type="float" office:value="0.00239663388137114" calcext:value-type="float">
            <text:p>0.0024</text:p>
          </table:table-cell>
          <table:table-cell office:value-type="float" office:value="-0.000741450242730683" calcext:value-type="float">
            <text:p>-0.0007</text:p>
          </table:table-cell>
          <table:table-cell office:value-type="float" office:value="0.00363376402510328" calcext:value-type="float">
            <text:p>0.0036</text:p>
          </table:table-cell>
          <table:table-cell office:value-type="float" office:value="0.00262682994493236" calcext:value-type="float">
            <text:p>0.0026</text:p>
          </table:table-cell>
          <table:table-cell office:value-type="float" office:value="0.00416201524554648" calcext:value-type="float">
            <text:p>0.0042</text:p>
          </table:table-cell>
          <table:table-cell office:value-type="float" office:value="0.00272611126209877" calcext:value-type="float">
            <text:p>0.0027</text:p>
          </table:table-cell>
          <table:table-cell office:value-type="float" office:value="0.00229387955757988" calcext:value-type="float">
            <text:p>0.0023</text:p>
          </table:table-cell>
          <table:table-cell office:value-type="float" office:value="0.0031114027444275" calcext:value-type="float">
            <text:p>0.0031</text:p>
          </table:table-cell>
          <table:table-cell table:style-name="ce24" office:value-type="float" office:value="0.00436705830211307" calcext:value-type="float">
            <text:p>0.0044</text:p>
          </table:table-cell>
          <table:table-cell table:style-name="ce24" office:value-type="float" office:value="0.00657266976636943" calcext:value-type="float">
            <text:p>0.0066</text:p>
          </table:table-cell>
          <table:table-cell table:style-name="ce24" office:value-type="float" office:value="0.00448654666608054" calcext:value-type="float">
            <text:p>0.0045</text:p>
          </table:table-cell>
          <table:table-cell table:style-name="ce24" office:value-type="float" office:value="0.00637644540374806" calcext:value-type="float">
            <text:p>0.0064</text:p>
          </table:table-cell>
          <table:table-cell office:value-type="float" office:value="0.00350671816608126" calcext:value-type="float">
            <text:p>0.0035</text:p>
          </table:table-cell>
          <table:table-cell table:style-name="ce24" office:value-type="float" office:value="0.00516489036148092" calcext:value-type="float">
            <text:p>0.005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39837671512012" calcext:value-type="float">
            <text:p>-0.0140</text:p>
          </table:table-cell>
          <table:table-cell office:value-type="float" office:value="-0.0110604723199195" calcext:value-type="float">
            <text:p>-0.0111</text:p>
          </table:table-cell>
          <table:table-cell table:style-name="ce24" office:value-type="float" office:value="0.00404429062634661" calcext:value-type="float">
            <text:p>0.0040</text:p>
          </table:table-cell>
          <table:table-cell office:value-type="float" office:value="-0.000266908240736814" calcext:value-type="float">
            <text:p>-0.0003</text:p>
          </table:table-cell>
          <table:table-cell office:value-type="float" office:value="0.00173592659653744" calcext:value-type="float">
            <text:p>0.0017</text:p>
          </table:table-cell>
          <table:table-cell table:style-name="ce24" office:value-type="float" office:value="0.00287990658660549" calcext:value-type="float">
            <text:p>0.0029</text:p>
          </table:table-cell>
          <table:table-cell office:value-type="float" office:value="0.000671038872000498" calcext:value-type="float">
            <text:p>0.0007</text:p>
          </table:table-cell>
          <table:table-cell office:value-type="float" office:value="0.00103375257626105" calcext:value-type="float">
            <text:p>0.0010</text:p>
          </table:table-cell>
          <table:table-cell office:value-type="float" office:value="0.00202847203927971" calcext:value-type="float">
            <text:p>0.0020</text:p>
          </table:table-cell>
          <table:table-cell office:value-type="float" office:value="0.00106454869097159" calcext:value-type="float">
            <text:p>0.0011</text:p>
          </table:table-cell>
          <table:table-cell office:value-type="float" office:value="0.00226878540177191" calcext:value-type="float">
            <text:p>0.0023</text:p>
          </table:table-cell>
          <table:table-cell table:style-name="ce24" office:value-type="float" office:value="0.00289490571077341" calcext:value-type="float">
            <text:p>0.0029</text:p>
          </table:table-cell>
          <table:table-cell table:style-name="ce24" office:value-type="float" office:value="0.00402200296735508" calcext:value-type="float">
            <text:p>0.0040</text:p>
          </table:table-cell>
          <table:table-cell office:value-type="float" office:value="-0.00014447036718511" calcext:value-type="float">
            <text:p>-0.0001</text:p>
          </table:table-cell>
          <table:table-cell office:value-type="float" office:value="0.000104327170473401" calcext:value-type="float">
            <text:p>0.0001</text:p>
          </table:table-cell>
          <table:table-cell office:value-type="float" office:value="0.000718269279549136" calcext:value-type="float">
            <text:p>0.000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668068286414196" calcext:value-type="float">
            <text:p>-0.0067</text:p>
          </table:table-cell>
          <table:table-cell office:value-type="float" office:value="-0.00140845523580162" calcext:value-type="float">
            <text:p>-0.0014</text:p>
          </table:table-cell>
          <table:table-cell office:value-type="float" office:value="-0.00242108742008768" calcext:value-type="float">
            <text:p>-0.0024</text:p>
          </table:table-cell>
          <table:table-cell office:value-type="float" office:value="-0.00372528177155249" calcext:value-type="float">
            <text:p>-0.0037</text:p>
          </table:table-cell>
          <table:table-cell office:value-type="float" office:value="-0.00139959170855678" calcext:value-type="float">
            <text:p>-0.0014</text:p>
          </table:table-cell>
          <table:table-cell office:value-type="float" office:value="-0.00268303533282791" calcext:value-type="float">
            <text:p>-0.0027</text:p>
          </table:table-cell>
          <table:table-cell office:value-type="float" office:value="-0.00109970265181771" calcext:value-type="float">
            <text:p>-0.0011</text:p>
          </table:table-cell>
          <table:table-cell office:value-type="float" office:value="-0.00221504752887948" calcext:value-type="float">
            <text:p>-0.0022</text:p>
          </table:table-cell>
          <table:table-cell office:value-type="float" office:value="-0.00238156085443236" calcext:value-type="float">
            <text:p>-0.0024</text:p>
          </table:table-cell>
          <table:table-cell office:value-type="float" office:value="-0.000707739533590062" calcext:value-type="float">
            <text:p>-0.0007</text:p>
          </table:table-cell>
          <table:table-cell office:value-type="float" office:value="-0.00222045943121399" calcext:value-type="float">
            <text:p>-0.0022</text:p>
          </table:table-cell>
          <table:table-cell office:value-type="float" office:value="-0.00157449314540552" calcext:value-type="float">
            <text:p>-0.0016</text:p>
          </table:table-cell>
          <table:table-cell office:value-type="float" office:value="-0.00015212154584987" calcext:value-type="float">
            <text:p>-0.0002</text:p>
          </table:table-cell>
          <table:table-cell office:value-type="float" office:value="-0.00157606891996371" calcext:value-type="float">
            <text:p>-0.0016</text:p>
          </table:table-cell>
          <table:table-cell office:value-type="float" office:value="-0.000523359427812642" calcext:value-type="float">
            <text:p>-0.0005</text:p>
          </table:table-cell>
          <table:table-cell office:value-type="float" office:value="-0.00182174706343838" calcext:value-type="float">
            <text:p>-0.001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N2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598487179487178" calcext:value-type="float">
            <text:p>0.0060</text:p>
          </table:table-cell>
          <table:table-cell office:value-type="float" office:value="-0.0102879487179487" calcext:value-type="float">
            <text:p>-0.0103</text:p>
          </table:table-cell>
          <table:table-cell office:value-type="float" office:value="0.00596974358974357" calcext:value-type="float">
            <text:p>0.0060</text:p>
          </table:table-cell>
          <table:table-cell office:value-type="float" office:value="0.0072953846153846" calcext:value-type="float">
            <text:p>0.0073</text:p>
          </table:table-cell>
          <table:table-cell office:value-type="float" office:value="0.00508076923076924" calcext:value-type="float">
            <text:p>0.0051</text:p>
          </table:table-cell>
          <table:table-cell office:value-type="float" office:value="0.00436871794871795" calcext:value-type="float">
            <text:p>0.0044</text:p>
          </table:table-cell>
          <table:table-cell office:value-type="float" office:value="0.00610025641025641" calcext:value-type="float">
            <text:p>0.0061</text:p>
          </table:table-cell>
          <table:table-cell office:value-type="float" office:value="0.00673820512820512" calcext:value-type="float">
            <text:p>0.0067</text:p>
          </table:table-cell>
          <table:table-cell office:value-type="float" office:value="0.00387102564102565" calcext:value-type="float">
            <text:p>0.0039</text:p>
          </table:table-cell>
          <table:table-cell office:value-type="float" office:value="0.0025346153846154" calcext:value-type="float">
            <text:p>0.0025</text:p>
          </table:table-cell>
          <table:table-cell office:value-type="float" office:value="0.00532794871794872" calcext:value-type="float">
            <text:p>0.0053</text:p>
          </table:table-cell>
          <table:table-cell office:value-type="float" office:value="0.00443461538461537" calcext:value-type="float">
            <text:p>0.0044</text:p>
          </table:table-cell>
          <table:table-cell office:value-type="float" office:value="0.00429846153846154" calcext:value-type="float">
            <text:p>0.0043</text:p>
          </table:table-cell>
          <table:table-cell office:value-type="float" office:value="0.000280256410256427" calcext:value-type="float">
            <text:p>0.0003</text:p>
          </table:table-cell>
          <table:table-cell office:value-type="float" office:value="0.00344897435897435" calcext:value-type="float">
            <text:p>0.0034</text:p>
          </table:table-cell>
          <table:table-cell office:value-type="float" office:value="0.00400256410256408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93171431658137" calcext:value-type="float">
            <text:p>-0.0093</text:p>
          </table:table-cell>
          <table:table-cell office:value-type="float" office:value="-0.003728933056275" calcext:value-type="float">
            <text:p>-0.0037</text:p>
          </table:table-cell>
          <table:table-cell table:style-name="ce24" office:value-type="float" office:value="0.00460206819221986" calcext:value-type="float">
            <text:p>0.0046</text:p>
          </table:table-cell>
          <table:table-cell office:value-type="float" office:value="-0.00278725106022871" calcext:value-type="float">
            <text:p>-0.0028</text:p>
          </table:table-cell>
          <table:table-cell office:value-type="float" office:value="0.00304601279057404" calcext:value-type="float">
            <text:p>0.0030</text:p>
          </table:table-cell>
          <table:table-cell office:value-type="float" office:value="0.00183497443193124" calcext:value-type="float">
            <text:p>0.0018</text:p>
          </table:table-cell>
          <table:table-cell office:value-type="float" office:value="0.00167019061117268" calcext:value-type="float">
            <text:p>0.0017</text:p>
          </table:table-cell>
          <table:table-cell office:value-type="float" office:value="0.0000447581962143" calcext:value-type="float">
            <text:p>0.0000</text:p>
          </table:table-cell>
          <table:table-cell office:value-type="float" office:value="-0.000464145312966943" calcext:value-type="float">
            <text:p>-0.0005</text:p>
          </table:table-cell>
          <table:table-cell office:value-type="float" office:value="0.00190499256998881" calcext:value-type="float">
            <text:p>0.0019</text:p>
          </table:table-cell>
          <table:table-cell table:style-name="ce24" office:value-type="float" office:value="0.00350396193060084" calcext:value-type="float">
            <text:p>0.0035</text:p>
          </table:table-cell>
          <table:table-cell office:value-type="float" office:value="0.00179722981495659" calcext:value-type="float">
            <text:p>0.0018</text:p>
          </table:table-cell>
          <table:table-cell office:value-type="float" office:value="0.00257901816944546" calcext:value-type="float">
            <text:p>0.0026</text:p>
          </table:table-cell>
          <table:table-cell office:value-type="float" office:value="-0.00106747028799258" calcext:value-type="float">
            <text:p>-0.0011</text:p>
          </table:table-cell>
          <table:table-cell table:style-name="ce24" office:value-type="float" office:value="0.00327945319995284" calcext:value-type="float">
            <text:p>0.0033</text:p>
          </table:table-cell>
          <table:table-cell table:style-name="ce24" office:value-type="float" office:value="0.00439760054393241" calcext:value-type="float">
            <text:p>0.004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2654767241787" calcext:value-type="float">
            <text:p>-0.0127</text:p>
          </table:table-cell>
          <table:table-cell office:value-type="float" office:value="-0.00514783567644873" calcext:value-type="float">
            <text:p>-0.0051</text:p>
          </table:table-cell>
          <table:table-cell office:value-type="float" office:value="0.0026856917054156" calcext:value-type="float">
            <text:p>0.0027</text:p>
          </table:table-cell>
          <table:table-cell office:value-type="float" office:value="0.000730695598110364" calcext:value-type="float">
            <text:p>0.0007</text:p>
          </table:table-cell>
          <table:table-cell table:style-name="ce24" office:value-type="float" office:value="0.00460448662524081" calcext:value-type="float">
            <text:p>0.0046</text:p>
          </table:table-cell>
          <table:table-cell table:style-name="ce24" office:value-type="float" office:value="0.00475244430736289" calcext:value-type="float">
            <text:p>0.0048</text:p>
          </table:table-cell>
          <table:table-cell office:value-type="float" office:value="0.00270759521804681" calcext:value-type="float">
            <text:p>0.0027</text:p>
          </table:table-cell>
          <table:table-cell office:value-type="float" office:value="0.00200127444182769" calcext:value-type="float">
            <text:p>0.0020</text:p>
          </table:table-cell>
          <table:table-cell office:value-type="float" office:value="0.000812849922462823" calcext:value-type="float">
            <text:p>0.0008</text:p>
          </table:table-cell>
          <table:table-cell office:value-type="float" office:value="0.00297093267387047" calcext:value-type="float">
            <text:p>0.0030</text:p>
          </table:table-cell>
          <table:table-cell office:value-type="float" office:value="0.00282887671877887" calcext:value-type="float">
            <text:p>0.0028</text:p>
          </table:table-cell>
          <table:table-cell table:style-name="ce24" office:value-type="float" office:value="0.00529602117088441" calcext:value-type="float">
            <text:p>0.0053</text:p>
          </table:table-cell>
          <table:table-cell office:value-type="float" office:value="0.000125360941038527" calcext:value-type="float">
            <text:p>0.0001</text:p>
          </table:table-cell>
          <table:table-cell office:value-type="float" office:value="0.000564548893379907" calcext:value-type="float">
            <text:p>0.0006</text:p>
          </table:table-cell>
          <table:table-cell office:value-type="float" office:value="0.000064149853148165" calcext:value-type="float">
            <text:p>0.0001</text:p>
          </table:table-cell>
          <table:table-cell table:style-name="ce24" office:value-type="float" office:value="0.003249430610753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9151623118377" calcext:value-type="float">
            <text:p>-0.0139</text:p>
          </table:table-cell>
          <table:table-cell office:value-type="float" office:value="-0.00303950932787098" calcext:value-type="float">
            <text:p>-0.0030</text:p>
          </table:table-cell>
          <table:table-cell office:value-type="float" office:value="-0.00108267804921445" calcext:value-type="float">
            <text:p>-0.0011</text:p>
          </table:table-cell>
          <table:table-cell office:value-type="float" office:value="-0.00204438853125028" calcext:value-type="float">
            <text:p>-0.0020</text:p>
          </table:table-cell>
          <table:table-cell office:value-type="float" office:value="-0.00109555310458737" calcext:value-type="float">
            <text:p>-0.0011</text:p>
          </table:table-cell>
          <table:table-cell office:value-type="float" office:value="-0.000115236074179102" calcext:value-type="float">
            <text:p>-0.0001</text:p>
          </table:table-cell>
          <table:table-cell office:value-type="float" office:value="-0.000451477558507908" calcext:value-type="float">
            <text:p>-0.0005</text:p>
          </table:table-cell>
          <table:table-cell office:value-type="float" office:value="0.000095506584433914" calcext:value-type="float">
            <text:p>0.0001</text:p>
          </table:table-cell>
          <table:table-cell office:value-type="float" office:value="-0.000666167221608519" calcext:value-type="float">
            <text:p>-0.0007</text:p>
          </table:table-cell>
          <table:table-cell office:value-type="float" office:value="0.000322717104286347" calcext:value-type="float">
            <text:p>0.0003</text:p>
          </table:table-cell>
          <table:table-cell office:value-type="float" office:value="0.000306134365912425" calcext:value-type="float">
            <text:p>0.0003</text:p>
          </table:table-cell>
          <table:table-cell office:value-type="float" office:value="0.000396222741979368" calcext:value-type="float">
            <text:p>0.0004</text:p>
          </table:table-cell>
          <table:table-cell office:value-type="float" office:value="-0.000494216304212868" calcext:value-type="float">
            <text:p>-0.0005</text:p>
          </table:table-cell>
          <table:table-cell office:value-type="float" office:value="-0.00073286107833543" calcext:value-type="float">
            <text:p>-0.0007</text:p>
          </table:table-cell>
          <table:table-cell office:value-type="float" office:value="-0.000368250281490042" calcext:value-type="float">
            <text:p>-0.0004</text:p>
          </table:table-cell>
          <table:table-cell office:value-type="float" office:value="0.0000375510009045868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LSC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63179487179486" calcext:value-type="float">
            <text:p>0.0066</text:p>
          </table:table-cell>
          <table:table-cell office:value-type="float" office:value="-0.00902128205128208" calcext:value-type="float">
            <text:p>-0.0090</text:p>
          </table:table-cell>
          <table:table-cell office:value-type="float" office:value="0.00492435897435898" calcext:value-type="float">
            <text:p>0.0049</text:p>
          </table:table-cell>
          <table:table-cell office:value-type="float" office:value="0.00738564102564103" calcext:value-type="float">
            <text:p>0.0074</text:p>
          </table:table-cell>
          <table:table-cell office:value-type="float" office:value="0.00333666666666665" calcext:value-type="float">
            <text:p>0.0033</text:p>
          </table:table-cell>
          <table:table-cell office:value-type="float" office:value="0.00494333333333333" calcext:value-type="float">
            <text:p>0.0049</text:p>
          </table:table-cell>
          <table:table-cell office:value-type="float" office:value="0.00439769230769233" calcext:value-type="float">
            <text:p>0.0044</text:p>
          </table:table-cell>
          <table:table-cell office:value-type="float" office:value="0.00577794871794869" calcext:value-type="float">
            <text:p>0.0058</text:p>
          </table:table-cell>
          <table:table-cell office:value-type="float" office:value="0.0017707692307692" calcext:value-type="float">
            <text:p>0.0018</text:p>
          </table:table-cell>
          <table:table-cell office:value-type="float" office:value="0.00222666666666666" calcext:value-type="float">
            <text:p>0.0022</text:p>
          </table:table-cell>
          <table:table-cell office:value-type="float" office:value="0.00357948717948713" calcext:value-type="float">
            <text:p>0.0036</text:p>
          </table:table-cell>
          <table:table-cell office:value-type="float" office:value="0.00513717948717951" calcext:value-type="float">
            <text:p>0.0051</text:p>
          </table:table-cell>
          <table:table-cell office:value-type="float" office:value="0.00214923076923077" calcext:value-type="float">
            <text:p>0.0021</text:p>
          </table:table-cell>
          <table:table-cell office:value-type="float" office:value="0.00131153846153846" calcext:value-type="float">
            <text:p>0.0013</text:p>
          </table:table-cell>
          <table:table-cell office:value-type="float" office:value="0.00450051282051282" calcext:value-type="float">
            <text:p>0.0045</text:p>
          </table:table-cell>
          <table:table-cell office:value-type="float" office:value="0.00398564102564101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89271242186303" calcext:value-type="float">
            <text:p>-0.0059</text:p>
          </table:table-cell>
          <table:table-cell office:value-type="float" office:value="-0.00850106437357765" calcext:value-type="float">
            <text:p>-0.0085</text:p>
          </table:table-cell>
          <table:table-cell table:style-name="ce24" office:value-type="float" office:value="0.00578095491731018" calcext:value-type="float">
            <text:p>0.0058</text:p>
          </table:table-cell>
          <table:table-cell office:value-type="float" office:value="0.00236234087955617" calcext:value-type="float">
            <text:p>0.0024</text:p>
          </table:table-cell>
          <table:table-cell office:value-type="float" office:value="0.00138271238818662" calcext:value-type="float">
            <text:p>0.0014</text:p>
          </table:table-cell>
          <table:table-cell office:value-type="float" office:value="0.00318880975008525" calcext:value-type="float">
            <text:p>0.0032</text:p>
          </table:table-cell>
          <table:table-cell office:value-type="float" office:value="0.00217372838629684" calcext:value-type="float">
            <text:p>0.0022</text:p>
          </table:table-cell>
          <table:table-cell table:style-name="ce24" office:value-type="float" office:value="0.00501634814457861" calcext:value-type="float">
            <text:p>0.0050</text:p>
          </table:table-cell>
          <table:table-cell table:style-name="ce24" office:value-type="float" office:value="0.00446575947960749" calcext:value-type="float">
            <text:p>0.0045</text:p>
          </table:table-cell>
          <table:table-cell office:value-type="float" office:value="0.00316505235739406" calcext:value-type="float">
            <text:p>0.0032</text:p>
          </table:table-cell>
          <table:table-cell table:style-name="ce24" office:value-type="float" office:value="0.0045002151971092" calcext:value-type="float">
            <text:p>0.0045</text:p>
          </table:table-cell>
          <table:table-cell office:value-type="float" office:value="0.0030897689560147" calcext:value-type="float">
            <text:p>0.0031</text:p>
          </table:table-cell>
          <table:table-cell office:value-type="float" office:value="0.0024580231521137" calcext:value-type="float">
            <text:p>0.0025</text:p>
          </table:table-cell>
          <table:table-cell office:value-type="float" office:value="0.00107059259843258" calcext:value-type="float">
            <text:p>0.0011</text:p>
          </table:table-cell>
          <table:table-cell office:value-type="float" office:value="0.00240436082416195" calcext:value-type="float">
            <text:p>0.0024</text:p>
          </table:table-cell>
          <table:table-cell table:style-name="ce24" office:value-type="float" office:value="0.00526898796936367" calcext:value-type="float">
            <text:p>0.0053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42659308086043" calcext:value-type="float">
            <text:p>-0.0143</text:p>
          </table:table-cell>
          <table:table-cell office:value-type="float" office:value="-0.0109744487296491" calcext:value-type="float">
            <text:p>-0.0110</text:p>
          </table:table-cell>
          <table:table-cell office:value-type="float" office:value="0.0000495712342117545" calcext:value-type="float">
            <text:p>0.0000</text:p>
          </table:table-cell>
          <table:table-cell office:value-type="float" office:value="-0.00400377192056619" calcext:value-type="float">
            <text:p>-0.0040</text:p>
          </table:table-cell>
          <table:table-cell office:value-type="float" office:value="0.000338976414035902" calcext:value-type="float">
            <text:p>0.0003</text:p>
          </table:table-cell>
          <table:table-cell office:value-type="float" office:value="-0.00262456032760706" calcext:value-type="float">
            <text:p>-0.0026</text:p>
          </table:table-cell>
          <table:table-cell office:value-type="float" office:value="0.000787161889009939" calcext:value-type="float">
            <text:p>0.0008</text:p>
          </table:table-cell>
          <table:table-cell office:value-type="float" office:value="-0.000310358391207297" calcext:value-type="float">
            <text:p>-0.0003</text:p>
          </table:table-cell>
          <table:table-cell table:style-name="ce24" office:value-type="float" office:value="0.00373011432952462" calcext:value-type="float">
            <text:p>0.0037</text:p>
          </table:table-cell>
          <table:table-cell office:value-type="float" office:value="-0.00127894707500683" calcext:value-type="float">
            <text:p>-0.0013</text:p>
          </table:table-cell>
          <table:table-cell office:value-type="float" office:value="-0.00187874295984576" calcext:value-type="float">
            <text:p>-0.0019</text:p>
          </table:table-cell>
          <table:table-cell office:value-type="float" office:value="0.00266238940594988" calcext:value-type="float">
            <text:p>0.0027</text:p>
          </table:table-cell>
          <table:table-cell office:value-type="float" office:value="-0.00104302854094324" calcext:value-type="float">
            <text:p>-0.0010</text:p>
          </table:table-cell>
          <table:table-cell office:value-type="float" office:value="-0.00108281937871534" calcext:value-type="float">
            <text:p>-0.0011</text:p>
          </table:table-cell>
          <table:table-cell office:value-type="float" office:value="-0.00120374089359282" calcext:value-type="float">
            <text:p>-0.0012</text:p>
          </table:table-cell>
          <table:table-cell office:value-type="float" office:value="-0.000439699250440645" calcext:value-type="float">
            <text:p>-0.000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46892982051896" calcext:value-type="float">
            <text:p>-0.0147</text:p>
          </table:table-cell>
          <table:table-cell office:value-type="float" office:value="-0.0039122567401622" calcext:value-type="float">
            <text:p>-0.0039</text:p>
          </table:table-cell>
          <table:table-cell office:value-type="float" office:value="-0.00145859453079279" calcext:value-type="float">
            <text:p>-0.0015</text:p>
          </table:table-cell>
          <table:table-cell office:value-type="float" office:value="-0.00280287009575218" calcext:value-type="float">
            <text:p>-0.0028</text:p>
          </table:table-cell>
          <table:table-cell office:value-type="float" office:value="-0.00155193311113484" calcext:value-type="float">
            <text:p>-0.0016</text:p>
          </table:table-cell>
          <table:table-cell office:value-type="float" office:value="0.000248753747360916" calcext:value-type="float">
            <text:p>0.0002</text:p>
          </table:table-cell>
          <table:table-cell office:value-type="float" office:value="-0.00136757403523786" calcext:value-type="float">
            <text:p>-0.0014</text:p>
          </table:table-cell>
          <table:table-cell office:value-type="float" office:value="-0.00207796709451648" calcext:value-type="float">
            <text:p>-0.0021</text:p>
          </table:table-cell>
          <table:table-cell office:value-type="float" office:value="-0.000557785643672959" calcext:value-type="float">
            <text:p>-0.0006</text:p>
          </table:table-cell>
          <table:table-cell office:value-type="float" office:value="0.000776979352080384" calcext:value-type="float">
            <text:p>0.0008</text:p>
          </table:table-cell>
          <table:table-cell office:value-type="float" office:value="-0.000111866546170428" calcext:value-type="float">
            <text:p>-0.0001</text:p>
          </table:table-cell>
          <table:table-cell office:value-type="float" office:value="0.00110068843822952" calcext:value-type="float">
            <text:p>0.0011</text:p>
          </table:table-cell>
          <table:table-cell office:value-type="float" office:value="-0.000633472803992603" calcext:value-type="float">
            <text:p>-0.0006</text:p>
          </table:table-cell>
          <table:table-cell office:value-type="float" office:value="0.000147597868597494" calcext:value-type="float">
            <text:p>0.0001</text:p>
          </table:table-cell>
          <table:table-cell office:value-type="float" office:value="-0.00115440832950731" calcext:value-type="float">
            <text:p>-0.0012</text:p>
          </table:table-cell>
          <table:table-cell office:value-type="float" office:value="0.00130631308851265" calcext:value-type="float">
            <text:p>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DCP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11692307692306" calcext:value-type="float">
            <text:p>0.0061</text:p>
          </table:table-cell>
          <table:table-cell office:value-type="float" office:value="-0.0235638461538462" calcext:value-type="float">
            <text:p>-0.0236</text:p>
          </table:table-cell>
          <table:table-cell office:value-type="float" office:value="0.00738692307692306" calcext:value-type="float">
            <text:p>0.0074</text:p>
          </table:table-cell>
          <table:table-cell office:value-type="float" office:value="0.00699256410256407" calcext:value-type="float">
            <text:p>0.0070</text:p>
          </table:table-cell>
          <table:table-cell office:value-type="float" office:value="0.00660153846153845" calcext:value-type="float">
            <text:p>0.0066</text:p>
          </table:table-cell>
          <table:table-cell office:value-type="float" office:value="0.00366666666666663" calcext:value-type="float">
            <text:p>0.0037</text:p>
          </table:table-cell>
          <table:table-cell office:value-type="float" office:value="0.00639641025641025" calcext:value-type="float">
            <text:p>0.0064</text:p>
          </table:table-cell>
          <table:table-cell office:value-type="float" office:value="0.00619820512820513" calcext:value-type="float">
            <text:p>0.0062</text:p>
          </table:table-cell>
          <table:table-cell office:value-type="float" office:value="0.00607589743589744" calcext:value-type="float">
            <text:p>0.0061</text:p>
          </table:table-cell>
          <table:table-cell office:value-type="float" office:value="0.000468461538461542" calcext:value-type="float">
            <text:p>0.0005</text:p>
          </table:table-cell>
          <table:table-cell office:value-type="float" office:value="0.00515179487179487" calcext:value-type="float">
            <text:p>0.0052</text:p>
          </table:table-cell>
          <table:table-cell office:value-type="float" office:value="0.0039138461538461" calcext:value-type="float">
            <text:p>0.0039</text:p>
          </table:table-cell>
          <table:table-cell office:value-type="float" office:value="0.00482717948717948" calcext:value-type="float">
            <text:p>0.0048</text:p>
          </table:table-cell>
          <table:table-cell office:value-type="float" office:value="-0.00105153846153845" calcext:value-type="float">
            <text:p>-0.0011</text:p>
          </table:table-cell>
          <table:table-cell office:value-type="float" office:value="0.00499794871794875" calcext:value-type="float">
            <text:p>0.0050</text:p>
          </table:table-cell>
          <table:table-cell office:value-type="float" office:value="0.00432153846153844" calcext:value-type="float">
            <text:p>0.0043</text:p>
          </table:table-cell>
          <table:table-cell table:number-columns-repeated="1005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489979199306684" calcext:value-type="float">
            <text:p>-0.0049</text:p>
          </table:table-cell>
          <table:table-cell office:value-type="float" office:value="-0.0317550440936629" calcext:value-type="float">
            <text:p>-0.0318</text:p>
          </table:table-cell>
          <table:table-cell office:value-type="float" office:value="0.00346634896838037" calcext:value-type="float">
            <text:p>0.0035</text:p>
          </table:table-cell>
          <table:table-cell office:value-type="float" office:value="0.00401535560458431" calcext:value-type="float">
            <text:p>0.0040</text:p>
          </table:table-cell>
          <table:table-cell table:style-name="ce24" office:value-type="float" office:value="0.0067994567036573" calcext:value-type="float">
            <text:p>0.0068</text:p>
          </table:table-cell>
          <table:table-cell office:value-type="float" office:value="0.000444303726080593" calcext:value-type="float">
            <text:p>0.0004</text:p>
          </table:table-cell>
          <table:table-cell office:value-type="float" office:value="0.00286158911399388" calcext:value-type="float">
            <text:p>0.0029</text:p>
          </table:table-cell>
          <table:table-cell table:style-name="ce24" office:value-type="float" office:value="0.00540479782815666" calcext:value-type="float">
            <text:p>0.0054</text:p>
          </table:table-cell>
          <table:table-cell table:style-name="ce24" office:value-type="float" office:value="0.00787972563083035" calcext:value-type="float">
            <text:p>0.0079</text:p>
          </table:table-cell>
          <table:table-cell office:value-type="float" office:value="-0.00314208095470303" calcext:value-type="float">
            <text:p>-0.0031</text:p>
          </table:table-cell>
          <table:table-cell table:style-name="ce24" office:value-type="float" office:value="0.0063534306321497" calcext:value-type="float">
            <text:p>0.0064</text:p>
          </table:table-cell>
          <table:table-cell table:style-name="ce24" office:value-type="float" office:value="0.00479289481740627" calcext:value-type="float">
            <text:p>0.0048</text:p>
          </table:table-cell>
          <table:table-cell office:value-type="float" office:value="0.00348968345639672" calcext:value-type="float">
            <text:p>0.0035</text:p>
          </table:table-cell>
          <table:table-cell office:value-type="float" office:value="0.000668575924940574" calcext:value-type="float">
            <text:p>0.0007</text:p>
          </table:table-cell>
          <table:table-cell table:style-name="ce24" office:value-type="float" office:value="0.00497964727934644" calcext:value-type="float">
            <text:p>0.0050</text:p>
          </table:table-cell>
          <table:table-cell table:style-name="ce24" office:value-type="float" office:value="0.00546088589158772" calcext:value-type="float">
            <text:p>0.005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1806315078729" calcext:value-type="float">
            <text:p>-0.0102</text:p>
          </table:table-cell>
          <table:table-cell office:value-type="float" office:value="-0.0309742238512808" calcext:value-type="float">
            <text:p>-0.0310</text:p>
          </table:table-cell>
          <table:table-cell office:value-type="float" office:value="0.00121940227038259" calcext:value-type="float">
            <text:p>0.0012</text:p>
          </table:table-cell>
          <table:table-cell office:value-type="float" office:value="-0.00264538845075921" calcext:value-type="float">
            <text:p>-0.0026</text:p>
          </table:table-cell>
          <table:table-cell table:style-name="ce24" office:value-type="float" office:value="0.00495713698775563" calcext:value-type="float">
            <text:p>0.0050</text:p>
          </table:table-cell>
          <table:table-cell office:value-type="float" office:value="0.00124673961368177" calcext:value-type="float">
            <text:p>0.0012</text:p>
          </table:table-cell>
          <table:table-cell office:value-type="float" office:value="0.00287589525863345" calcext:value-type="float">
            <text:p>0.0029</text:p>
          </table:table-cell>
          <table:table-cell office:value-type="float" office:value="0.0011929905933658" calcext:value-type="float">
            <text:p>0.0012</text:p>
          </table:table-cell>
          <table:table-cell table:style-name="ce24" office:value-type="float" office:value="0.0051648177874014" calcext:value-type="float">
            <text:p>0.0052</text:p>
          </table:table-cell>
          <table:table-cell office:value-type="float" office:value="0.00106249789525455" calcext:value-type="float">
            <text:p>0.0011</text:p>
          </table:table-cell>
          <table:table-cell office:value-type="float" office:value="0.000896599167452922" calcext:value-type="float">
            <text:p>0.0009</text:p>
          </table:table-cell>
          <table:table-cell office:value-type="float" office:value="0.000553963004459972" calcext:value-type="float">
            <text:p>0.0006</text:p>
          </table:table-cell>
          <table:table-cell office:value-type="float" office:value="0.00158133918563332" calcext:value-type="float">
            <text:p>0.0016</text:p>
          </table:table-cell>
          <table:table-cell office:value-type="float" office:value="0.00079322731474963" calcext:value-type="float">
            <text:p>0.0008</text:p>
          </table:table-cell>
          <table:table-cell table:style-name="ce24" office:value-type="float" office:value="0.00323368392537011" calcext:value-type="float">
            <text:p>0.0032</text:p>
          </table:table-cell>
          <table:table-cell table:style-name="ce24" office:value-type="float" office:value="0.00400546579753484" calcext:value-type="float">
            <text:p>0.004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10438100135048" calcext:value-type="float">
            <text:p>-0.0210</text:p>
          </table:table-cell>
          <table:table-cell office:value-type="float" office:value="-0.00758324311979519" calcext:value-type="float">
            <text:p>-0.0076</text:p>
          </table:table-cell>
          <table:table-cell office:value-type="float" office:value="-0.00714353834004345" calcext:value-type="float">
            <text:p>-0.0071</text:p>
          </table:table-cell>
          <table:table-cell office:value-type="float" office:value="-0.00525843813996202" calcext:value-type="float">
            <text:p>-0.0053</text:p>
          </table:table-cell>
          <table:table-cell office:value-type="float" office:value="-0.00251304741864594" calcext:value-type="float">
            <text:p>-0.0025</text:p>
          </table:table-cell>
          <table:table-cell office:value-type="float" office:value="0.0000307707449301864" calcext:value-type="float">
            <text:p>0.0000</text:p>
          </table:table-cell>
          <table:table-cell office:value-type="float" office:value="-0.00243742765514837" calcext:value-type="float">
            <text:p>-0.0024</text:p>
          </table:table-cell>
          <table:table-cell office:value-type="float" office:value="-0.00217844888326126" calcext:value-type="float">
            <text:p>-0.0022</text:p>
          </table:table-cell>
          <table:table-cell office:value-type="float" office:value="-0.00116945060638204" calcext:value-type="float">
            <text:p>-0.0012</text:p>
          </table:table-cell>
          <table:table-cell office:value-type="float" office:value="0.000406871923816245" calcext:value-type="float">
            <text:p>0.0004</text:p>
          </table:table-cell>
          <table:table-cell office:value-type="float" office:value="-0.0020278525587653" calcext:value-type="float">
            <text:p>-0.0020</text:p>
          </table:table-cell>
          <table:table-cell office:value-type="float" office:value="0.000185724006914349" calcext:value-type="float">
            <text:p>0.0002</text:p>
          </table:table-cell>
          <table:table-cell office:value-type="float" office:value="-0.00151314569832517" calcext:value-type="float">
            <text:p>-0.0015</text:p>
          </table:table-cell>
          <table:table-cell office:value-type="float" office:value="0.00106881037965417" calcext:value-type="float">
            <text:p>0.0011</text:p>
          </table:table-cell>
          <table:table-cell office:value-type="float" office:value="-0.00217157423735692" calcext:value-type="float">
            <text:p>-0.0022</text:p>
          </table:table-cell>
          <table:table-cell office:value-type="float" office:value="0.0000835105954020285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CLD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0815897435897434" calcext:value-type="float">
            <text:p>-0.0008</text:p>
          </table:table-cell>
          <table:table-cell office:value-type="float" office:value="-0.0246902564102564" calcext:value-type="float">
            <text:p>-0.0247</text:p>
          </table:table-cell>
          <table:table-cell office:value-type="float" office:value="0.00714512820512818" calcext:value-type="float">
            <text:p>0.0071</text:p>
          </table:table-cell>
          <table:table-cell office:value-type="float" office:value="0.00495076923076923" calcext:value-type="float">
            <text:p>0.0050</text:p>
          </table:table-cell>
          <table:table-cell office:value-type="float" office:value="0.00646923076923077" calcext:value-type="float">
            <text:p>0.0065</text:p>
          </table:table-cell>
          <table:table-cell office:value-type="float" office:value="0.000574615384615409" calcext:value-type="float">
            <text:p>0.0006</text:p>
          </table:table-cell>
          <table:table-cell office:value-type="float" office:value="0.00699128205128204" calcext:value-type="float">
            <text:p>0.0070</text:p>
          </table:table-cell>
          <table:table-cell office:value-type="float" office:value="0.00508025641025637" calcext:value-type="float">
            <text:p>0.0051</text:p>
          </table:table-cell>
          <table:table-cell office:value-type="float" office:value="0.00544641025641023" calcext:value-type="float">
            <text:p>0.0054</text:p>
          </table:table-cell>
          <table:table-cell office:value-type="float" office:value="-0.00193025641025643" calcext:value-type="float">
            <text:p>-0.0019</text:p>
          </table:table-cell>
          <table:table-cell office:value-type="float" office:value="0.00566102564102562" calcext:value-type="float">
            <text:p>0.0057</text:p>
          </table:table-cell>
          <table:table-cell office:value-type="float" office:value="0.00384717948717948" calcext:value-type="float">
            <text:p>0.0038</text:p>
          </table:table-cell>
          <table:table-cell office:value-type="float" office:value="0.00532641025641021" calcext:value-type="float">
            <text:p>0.0053</text:p>
          </table:table-cell>
          <table:table-cell office:value-type="float" office:value="-0.00398051282051284" calcext:value-type="float">
            <text:p>-0.0040</text:p>
          </table:table-cell>
          <table:table-cell office:value-type="float" office:value="0.00473307692307694" calcext:value-type="float">
            <text:p>0.0047</text:p>
          </table:table-cell>
          <table:table-cell office:value-type="float" office:value="0.00309410256410255" calcext:value-type="float">
            <text:p>0.0031</text:p>
          </table:table-cell>
          <table:table-cell table:number-columns-repeated="1005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8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121488943167955" calcext:value-type="float">
            <text:p>-0.0121</text:p>
          </table:table-cell>
          <table:table-cell office:value-type="float" office:value="-0.0603473657260708" calcext:value-type="float">
            <text:p>-0.0603</text:p>
          </table:table-cell>
          <table:table-cell office:value-type="float" office:value="0.0059441585453996" calcext:value-type="float">
            <text:p>0.0059</text:p>
          </table:table-cell>
          <table:table-cell office:value-type="float" office:value="0.00280810302066914" calcext:value-type="float">
            <text:p>0.0028</text:p>
          </table:table-cell>
          <table:table-cell table:style-name="ce24" office:value-type="float" office:value="0.0102763928313278" calcext:value-type="float">
            <text:p>0.0103</text:p>
          </table:table-cell>
          <table:table-cell office:value-type="float" office:value="0.00414794391516514" calcext:value-type="float">
            <text:p>0.0041</text:p>
          </table:table-cell>
          <table:table-cell office:value-type="float" office:value="0.00554168120970903" calcext:value-type="float">
            <text:p>0.0055</text:p>
          </table:table-cell>
          <table:table-cell office:value-type="float" office:value="0.00618310566804816" calcext:value-type="float">
            <text:p>0.0062</text:p>
          </table:table-cell>
          <table:table-cell table:style-name="ce24" office:value-type="float" office:value="0.0102947189196617" calcext:value-type="float">
            <text:p>0.0103</text:p>
          </table:table-cell>
          <table:table-cell office:value-type="float" office:value="0.00403375344632374" calcext:value-type="float">
            <text:p>0.0040</text:p>
          </table:table-cell>
          <table:table-cell office:value-type="float" office:value="0.00632793000801847" calcext:value-type="float">
            <text:p>0.0063</text:p>
          </table:table-cell>
          <table:table-cell table:style-name="ce24" office:value-type="float" office:value="0.0079631777565987" calcext:value-type="float">
            <text:p>0.0080</text:p>
          </table:table-cell>
          <table:table-cell table:style-name="ce24" office:value-type="float" office:value="0.00820850566404234" calcext:value-type="float">
            <text:p>0.0082</text:p>
          </table:table-cell>
          <table:table-cell office:value-type="float" office:value="0.00410293678401168" calcext:value-type="float">
            <text:p>0.0041</text:p>
          </table:table-cell>
          <table:table-cell table:style-name="ce24" office:value-type="float" office:value="0.0072450779409163" calcext:value-type="float">
            <text:p>0.0072</text:p>
          </table:table-cell>
          <table:table-cell table:style-name="ce24" office:value-type="float" office:value="0.00963956465860637" calcext:value-type="float">
            <text:p>0.009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971504169182659" calcext:value-type="float">
            <text:p>-0.0097</text:p>
          </table:table-cell>
          <table:table-cell office:value-type="float" office:value="-0.0443869368075835" calcext:value-type="float">
            <text:p>-0.0444</text:p>
          </table:table-cell>
          <table:table-cell office:value-type="float" office:value="0.000846415382958868" calcext:value-type="float">
            <text:p>0.0008</text:p>
          </table:table-cell>
          <table:table-cell office:value-type="float" office:value="-0.0108151591197171" calcext:value-type="float">
            <text:p>-0.0108</text:p>
          </table:table-cell>
          <table:table-cell table:style-name="ce24" office:value-type="float" office:value="0.00698881332901582" calcext:value-type="float">
            <text:p>0.0070</text:p>
          </table:table-cell>
          <table:table-cell office:value-type="float" office:value="-0.00828815333595102" calcext:value-type="float">
            <text:p>-0.0083</text:p>
          </table:table-cell>
          <table:table-cell table:style-name="ce24" office:value-type="float" office:value="0.00691119428448034" calcext:value-type="float">
            <text:p>0.0069</text:p>
          </table:table-cell>
          <table:table-cell office:value-type="float" office:value="0.000738895776167372" calcext:value-type="float">
            <text:p>0.0007</text:p>
          </table:table-cell>
          <table:table-cell table:style-name="ce24" office:value-type="float" office:value="0.00772286146248695" calcext:value-type="float">
            <text:p>0.0077</text:p>
          </table:table-cell>
          <table:table-cell office:value-type="float" office:value="-0.00892290499257833" calcext:value-type="float">
            <text:p>-0.0089</text:p>
          </table:table-cell>
          <table:table-cell office:value-type="float" office:value="0.00857785107982313" calcext:value-type="float">
            <text:p>0.0086</text:p>
          </table:table-cell>
          <table:table-cell office:value-type="float" office:value="-0.000460470929682277" calcext:value-type="float">
            <text:p>-0.0005</text:p>
          </table:table-cell>
          <table:table-cell office:value-type="float" office:value="0.0051821733125494" calcext:value-type="float">
            <text:p>0.0052</text:p>
          </table:table-cell>
          <table:table-cell office:value-type="float" office:value="-0.0128029537120548" calcext:value-type="float">
            <text:p>-0.0128</text:p>
          </table:table-cell>
          <table:table-cell office:value-type="float" office:value="0.00415740674106781" calcext:value-type="float">
            <text:p>0.0042</text:p>
          </table:table-cell>
          <table:table-cell office:value-type="float" office:value="0.00374220124049027" calcext:value-type="float">
            <text:p>0.003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59525049514034" calcext:value-type="float">
            <text:p>-0.0260</text:p>
          </table:table-cell>
          <table:table-cell office:value-type="float" office:value="0.0000125508059012349" calcext:value-type="float">
            <text:p>0.0000</text:p>
          </table:table-cell>
          <table:table-cell office:value-type="float" office:value="-0.00430809049878554" calcext:value-type="float">
            <text:p>-0.0043</text:p>
          </table:table-cell>
          <table:table-cell office:value-type="float" office:value="-0.00597374532678598" calcext:value-type="float">
            <text:p>-0.0060</text:p>
          </table:table-cell>
          <table:table-cell office:value-type="float" office:value="-0.00278394244993285" calcext:value-type="float">
            <text:p>-0.0028</text:p>
          </table:table-cell>
          <table:table-cell office:value-type="float" office:value="-0.0017204519501941" calcext:value-type="float">
            <text:p>-0.0017</text:p>
          </table:table-cell>
          <table:table-cell office:value-type="float" office:value="-0.00108612082723653" calcext:value-type="float">
            <text:p>-0.0011</text:p>
          </table:table-cell>
          <table:table-cell office:value-type="float" office:value="-0.00104766326091681" calcext:value-type="float">
            <text:p>-0.0010</text:p>
          </table:table-cell>
          <table:table-cell office:value-type="float" office:value="-0.00116111136287119" calcext:value-type="float">
            <text:p>-0.0012</text:p>
          </table:table-cell>
          <table:table-cell office:value-type="float" office:value="-0.000267604148086672" calcext:value-type="float">
            <text:p>-0.0003</text:p>
          </table:table-cell>
          <table:table-cell office:value-type="float" office:value="0.000491239363225943" calcext:value-type="float">
            <text:p>0.0005</text:p>
          </table:table-cell>
          <table:table-cell office:value-type="float" office:value="0.000719121718358037" calcext:value-type="float">
            <text:p>0.0007</text:p>
          </table:table-cell>
          <table:table-cell office:value-type="float" office:value="-0.000138909273559146" calcext:value-type="float">
            <text:p>-0.0001</text:p>
          </table:table-cell>
          <table:table-cell office:value-type="float" office:value="-0.00194478804884905" calcext:value-type="float">
            <text:p>-0.0019</text:p>
          </table:table-cell>
          <table:table-cell office:value-type="float" office:value="-0.0000135613497285507" calcext:value-type="float">
            <text:p>0.0000</text:p>
          </table:table-cell>
          <table:table-cell office:value-type="float" office:value="0.00165641125763359" calcext:value-type="float">
            <text:p>0.00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1" table:number-rows-spanned="6">
            <text:p>F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190794871794872" calcext:value-type="float">
            <text:p>0.0019</text:p>
          </table:table-cell>
          <table:table-cell office:value-type="float" office:value="-0.0021897435897436" calcext:value-type="float">
            <text:p>-0.0022</text:p>
          </table:table-cell>
          <table:table-cell office:value-type="float" office:value="0.00081923076923078" calcext:value-type="float">
            <text:p>0.0008</text:p>
          </table:table-cell>
          <table:table-cell office:value-type="float" office:value="0.00322641025641022" calcext:value-type="float">
            <text:p>0.0032</text:p>
          </table:table-cell>
          <table:table-cell office:value-type="float" office:value="0.00132487179487181" calcext:value-type="float">
            <text:p>0.0013</text:p>
          </table:table-cell>
          <table:table-cell office:value-type="float" office:value="0.00171615384615385" calcext:value-type="float">
            <text:p>0.0017</text:p>
          </table:table-cell>
          <table:table-cell office:value-type="float" office:value="0.00020282051282056" calcext:value-type="float">
            <text:p>0.0002</text:p>
          </table:table-cell>
          <table:table-cell office:value-type="float" office:value="0.00152256410256407" calcext:value-type="float">
            <text:p>0.0015</text:p>
          </table:table-cell>
          <table:table-cell office:value-type="float" office:value="0.000799230769230753" calcext:value-type="float">
            <text:p>0.0008</text:p>
          </table:table-cell>
          <table:table-cell office:value-type="float" office:value="0.00185205128205129" calcext:value-type="float">
            <text:p>0.0019</text:p>
          </table:table-cell>
          <table:table-cell office:value-type="float" office:value="0.000440769230769231" calcext:value-type="float">
            <text:p>0.0004</text:p>
          </table:table-cell>
          <table:table-cell office:value-type="float" office:value="0.00227384615384613" calcext:value-type="float">
            <text:p>0.0023</text:p>
          </table:table-cell>
          <table:table-cell office:value-type="float" office:value="0.00101102564102562" calcext:value-type="float">
            <text:p>0.0010</text:p>
          </table:table-cell>
          <table:table-cell office:value-type="float" office:value="0.00217128205128204" calcext:value-type="float">
            <text:p>0.0022</text:p>
          </table:table-cell>
          <table:table-cell office:value-type="float" office:value="0.00148974358974358" calcext:value-type="float">
            <text:p>0.0015</text:p>
          </table:table-cell>
          <table:table-cell office:value-type="float" office:value="0.00161717948717951" calcext:value-type="float">
            <text:p>0.001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497914874108704" calcext:value-type="float">
            <text:p>0.0050</text:p>
          </table:table-cell>
          <table:table-cell office:value-type="float" office:value="-0.0122572411701716" calcext:value-type="float">
            <text:p>-0.0123</text:p>
          </table:table-cell>
          <table:table-cell office:value-type="float" office:value="0.000928403794108879" calcext:value-type="float">
            <text:p>0.0009</text:p>
          </table:table-cell>
          <table:table-cell table:style-name="ce24" office:value-type="float" office:value="0.00740048121129817" calcext:value-type="float">
            <text:p>0.0074</text:p>
          </table:table-cell>
          <table:table-cell office:value-type="float" office:value="0.000582013971698281" calcext:value-type="float">
            <text:p>0.0006</text:p>
          </table:table-cell>
          <table:table-cell office:value-type="float" office:value="0.00108143893132472" calcext:value-type="float">
            <text:p>0.0011</text:p>
          </table:table-cell>
          <table:table-cell table:style-name="ce24" office:value-type="float" office:value="0.00441860624435852" calcext:value-type="float">
            <text:p>0.0044</text:p>
          </table:table-cell>
          <table:table-cell table:style-name="ce24" office:value-type="float" office:value="0.00423350396320748" calcext:value-type="float">
            <text:p>0.0042</text:p>
          </table:table-cell>
          <table:table-cell office:value-type="float" office:value="-0.00104707116106903" calcext:value-type="float">
            <text:p>-0.0010</text:p>
          </table:table-cell>
          <table:table-cell office:value-type="float" office:value="0.00193228722004969" calcext:value-type="float">
            <text:p>0.0019</text:p>
          </table:table-cell>
          <table:table-cell office:value-type="float" office:value="0.000991478114685346" calcext:value-type="float">
            <text:p>0.0010</text:p>
          </table:table-cell>
          <table:table-cell table:style-name="ce24" office:value-type="float" office:value="0.00468041819207671" calcext:value-type="float">
            <text:p>0.0047</text:p>
          </table:table-cell>
          <table:table-cell office:value-type="float" office:value="0.00212895216333589" calcext:value-type="float">
            <text:p>0.0021</text:p>
          </table:table-cell>
          <table:table-cell office:value-type="float" office:value="0.00176428456671324" calcext:value-type="float">
            <text:p>0.0018</text:p>
          </table:table-cell>
          <table:table-cell table:style-name="ce24" office:value-type="float" office:value="0.00442550729130244" calcext:value-type="float">
            <text:p>0.0044</text:p>
          </table:table-cell>
          <table:table-cell office:value-type="float" office:value="0.0008492493102412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97361256391152" calcext:value-type="float">
            <text:p>-0.0060</text:p>
          </table:table-cell>
          <table:table-cell office:value-type="float" office:value="-0.00744108472800187" calcext:value-type="float">
            <text:p>-0.0074</text:p>
          </table:table-cell>
          <table:table-cell office:value-type="float" office:value="-0.00141123953688705" calcext:value-type="float">
            <text:p>-0.0014</text:p>
          </table:table-cell>
          <table:table-cell office:value-type="float" office:value="0.000123839040040093" calcext:value-type="float">
            <text:p>0.0001</text:p>
          </table:table-cell>
          <table:table-cell office:value-type="float" office:value="0.00129791328121505" calcext:value-type="float">
            <text:p>0.0013</text:p>
          </table:table-cell>
          <table:table-cell office:value-type="float" office:value="0.0012890466343623" calcext:value-type="float">
            <text:p>0.0013</text:p>
          </table:table-cell>
          <table:table-cell office:value-type="float" office:value="-0.000352372882749238" calcext:value-type="float">
            <text:p>-0.0004</text:p>
          </table:table-cell>
          <table:table-cell office:value-type="float" office:value="0.00310090156541284" calcext:value-type="float">
            <text:p>0.0031</text:p>
          </table:table-cell>
          <table:table-cell office:value-type="float" office:value="0.00141558359399272" calcext:value-type="float">
            <text:p>0.0014</text:p>
          </table:table-cell>
          <table:table-cell table:style-name="ce24" office:value-type="float" office:value="0.00333911673119327" calcext:value-type="float">
            <text:p>0.0033</text:p>
          </table:table-cell>
          <table:table-cell office:value-type="float" office:value="0.0016270524233628" calcext:value-type="float">
            <text:p>0.0016</text:p>
          </table:table-cell>
          <table:table-cell office:value-type="float" office:value="0.00191701871548741" calcext:value-type="float">
            <text:p>0.0019</text:p>
          </table:table-cell>
          <table:table-cell office:value-type="float" office:value="0.000570997534299565" calcext:value-type="float">
            <text:p>0.0006</text:p>
          </table:table-cell>
          <table:table-cell office:value-type="float" office:value="0.00182417761595881" calcext:value-type="float">
            <text:p>0.0018</text:p>
          </table:table-cell>
          <table:table-cell office:value-type="float" office:value="0.00142699488188755" calcext:value-type="float">
            <text:p>0.0014</text:p>
          </table:table-cell>
          <table:table-cell office:value-type="float" office:value="0.00201460187194035" calcext:value-type="float">
            <text:p>0.002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581364577905695" calcext:value-type="float">
            <text:p>-0.0058</text:p>
          </table:table-cell>
          <table:table-cell office:value-type="float" office:value="0.00155315498075783" calcext:value-type="float">
            <text:p>0.0016</text:p>
          </table:table-cell>
          <table:table-cell office:value-type="float" office:value="0.0010775325889995" calcext:value-type="float">
            <text:p>0.0011</text:p>
          </table:table-cell>
          <table:table-cell office:value-type="float" office:value="0.00114777793613157" calcext:value-type="float">
            <text:p>0.0011</text:p>
          </table:table-cell>
          <table:table-cell office:value-type="float" office:value="0.00103742698321084" calcext:value-type="float">
            <text:p>0.0010</text:p>
          </table:table-cell>
          <table:table-cell office:value-type="float" office:value="0.00014000930741877" calcext:value-type="float">
            <text:p>0.0001</text:p>
          </table:table-cell>
          <table:table-cell office:value-type="float" office:value="0.000613093284975577" calcext:value-type="float">
            <text:p>0.0006</text:p>
          </table:table-cell>
          <table:table-cell office:value-type="float" office:value="0.000140424662064541" calcext:value-type="float">
            <text:p>0.0001</text:p>
          </table:table-cell>
          <table:table-cell office:value-type="float" office:value="-0.000103352755489545" calcext:value-type="float">
            <text:p>-0.0001</text:p>
          </table:table-cell>
          <table:table-cell office:value-type="float" office:value="0.00153931645027853" calcext:value-type="float">
            <text:p>0.0015</text:p>
          </table:table-cell>
          <table:table-cell office:value-type="float" office:value="0.000619624986104365" calcext:value-type="float">
            <text:p>0.0006</text:p>
          </table:table-cell>
          <table:table-cell office:value-type="float" office:value="0.000183387676332273" calcext:value-type="float">
            <text:p>0.0002</text:p>
          </table:table-cell>
          <table:table-cell office:value-type="float" office:value="0.00107302697516306" calcext:value-type="float">
            <text:p>0.0011</text:p>
          </table:table-cell>
          <table:table-cell office:value-type="float" office:value="-0.000611694290246513" calcext:value-type="float">
            <text:p>-0.0006</text:p>
          </table:table-cell>
          <table:table-cell office:value-type="float" office:value="0.000218807712536129" calcext:value-type="float">
            <text:p>0.0002</text:p>
          </table:table-cell>
          <table:table-cell office:value-type="float" office:value="0.000231820316229085" calcext:value-type="float">
            <text:p>0.0002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20" table:number-columns-repeated="16"/>
          <table:table-cell table:style-name="ce25"/>
          <table:table-cell table:style-name="ce26"/>
          <table:table-cell table:style-name="ce3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formula="of:=AVERAGE([.D7];[.D15];[.D23];[.D31];[.D39];[.D47];[.D55];[.D63];[.D71])" office:value-type="float" office:value="-0.00317225067724052" calcext:value-type="float">
            <text:p>-0.0032</text:p>
          </table:table-cell>
          <table:table-cell table:formula="of:=AVERAGE([.E7];[.E15];[.E23];[.E31];[.E39];[.E47];[.E55];[.E63];[.E71])" office:value-type="float" office:value="-0.0214485586616982" calcext:value-type="float">
            <text:p>-0.0214</text:p>
          </table:table-cell>
          <table:table-cell table:formula="of:=AVERAGE([.F7];[.F15];[.F23];[.F31];[.F39];[.F47];[.F55];[.F63];[.F71])" office:value-type="float" office:value="0.00436255503157522" calcext:value-type="float">
            <text:p>0.0044</text:p>
          </table:table-cell>
          <table:table-cell table:formula="of:=AVERAGE([.G7];[.G15];[.G23];[.G31];[.G39];[.G47];[.G55];[.G63];[.G71])" office:value-type="float" office:value="0.0027868242717887" calcext:value-type="float">
            <text:p>0.0028</text:p>
          </table:table-cell>
          <table:table-cell table:style-name="ce24" table:formula="of:=AVERAGE([.H7];[.H15];[.H23];[.H31];[.H39];[.H47];[.H55];[.H63];[.H71])" office:value-type="float" office:value="0.00473120434279719" calcext:value-type="float">
            <text:p>0.0047</text:p>
          </table:table-cell>
          <table:table-cell table:formula="of:=AVERAGE([.I7];[.I15];[.I23];[.I31];[.I39];[.I47];[.I55];[.I63];[.I71])" office:value-type="float" office:value="0.00238058674043588" calcext:value-type="float">
            <text:p>0.0024</text:p>
          </table:table-cell>
          <table:table-cell table:style-name="ce24" table:formula="of:=AVERAGE([.J7];[.J15];[.J23];[.J31];[.J39];[.J47];[.J55];[.J63];[.J71])" office:value-type="float" office:value="0.00417352994293118" calcext:value-type="float">
            <text:p>0.0042</text:p>
          </table:table-cell>
          <table:table-cell table:formula="of:=AVERAGE([.K7];[.K15];[.K23];[.K31];[.K39];[.K47];[.K55];[.K63];[.K71])" office:value-type="float" office:value="0.00373590710571423" calcext:value-type="float">
            <text:p>0.0037</text:p>
          </table:table-cell>
          <table:table-cell table:formula="of:=AVERAGE([.L7];[.L15];[.L23];[.L31];[.L39];[.L47];[.L55];[.L63];[.L71])" office:value-type="float" office:value="0.00373748905460531" calcext:value-type="float">
            <text:p>0.0037</text:p>
          </table:table-cell>
          <table:table-cell table:formula="of:=AVERAGE([.M7];[.M15];[.M23];[.M31];[.M39];[.M47];[.M55];[.M63];[.M71])" office:value-type="float" office:value="0.00230499868513402" calcext:value-type="float">
            <text:p>0.0023</text:p>
          </table:table-cell>
          <table:table-cell table:style-name="ce24" table:formula="of:=AVERAGE([.N7];[.N15];[.N23];[.N31];[.N39];[.N47];[.N55];[.N63];[.N71])" office:value-type="float" office:value="0.00480231787844662" calcext:value-type="float">
            <text:p>0.0048</text:p>
          </table:table-cell>
          <table:table-cell table:style-name="ce24" table:formula="of:=AVERAGE([.O7];[.O15];[.O23];[.O31];[.O39];[.O47];[.O55];[.O63];[.O71])" office:value-type="float" office:value="0.00550280769224864" calcext:value-type="float">
            <text:p>0.0055</text:p>
          </table:table-cell>
          <table:table-cell table:formula="of:=AVERAGE([.P7];[.P15];[.P23];[.P31];[.P39];[.P47];[.P55];[.P63];[.P71])" office:value-type="float" office:value="0.00372728049188488" calcext:value-type="float">
            <text:p>0.0037</text:p>
          </table:table-cell>
          <table:table-cell table:formula="of:=AVERAGE([.Q7];[.Q15];[.Q23];[.Q31];[.Q39];[.Q47];[.Q55];[.Q63];[.Q71])" office:value-type="float" office:value="0.00187099694827275" calcext:value-type="float">
            <text:p>0.0019</text:p>
          </table:table-cell>
          <table:table-cell table:formula="of:=AVERAGE([.R7];[.R15];[.R23];[.R31];[.R39];[.R47];[.R55];[.R63];[.R71])" office:value-type="float" office:value="0.00379085170135308" calcext:value-type="float">
            <text:p>0.0038</text:p>
          </table:table-cell>
          <table:table-cell table:style-name="ce24" table:formula="of:=AVERAGE([.S7];[.S15];[.S23];[.S31];[.S39];[.S47];[.S55];[.S63];[.S71])" office:value-type="float" office:value="0.00476924004705338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formula="of:=AVERAGE([.D8];[.D16];[.D24];[.D32];[.D40];[.D48];[.D56];[.D64];[.D72])" office:value-type="float" office:value="-0.0110475840888835" calcext:value-type="float">
            <text:p>-0.0110</text:p>
          </table:table-cell>
          <table:table-cell table:formula="of:=AVERAGE([.E8];[.E16];[.E24];[.E32];[.E40];[.E48];[.E56];[.E64];[.E72])" office:value-type="float" office:value="-0.0186016022963433" calcext:value-type="float">
            <text:p>-0.0186</text:p>
          </table:table-cell>
          <table:table-cell table:formula="of:=AVERAGE([.F8];[.F16];[.F24];[.F32];[.F40];[.F48];[.F56];[.F64];[.F72])" office:value-type="float" office:value="0.000657427584257069" calcext:value-type="float">
            <text:p>0.0007</text:p>
          </table:table-cell>
          <table:table-cell table:formula="of:=AVERAGE([.G8];[.G16];[.G24];[.G32];[.G40];[.G48];[.G56];[.G64];[.G72])" office:value-type="float" office:value="-0.0030251235564437" calcext:value-type="float">
            <text:p>-0.0030</text:p>
          </table:table-cell>
          <table:table-cell table:style-name="ce24" table:formula="of:=AVERAGE([.H8];[.H16];[.H24];[.H32];[.H40];[.H48];[.H56];[.H64];[.H72])" office:value-type="float" office:value="0.00299655724285265" calcext:value-type="float">
            <text:p>0.0030</text:p>
          </table:table-cell>
          <table:table-cell table:formula="of:=AVERAGE([.I8];[.I16];[.I24];[.I32];[.I40];[.I48];[.I56];[.I64];[.I72])" office:value-type="float" office:value="-0.000149185625372484" calcext:value-type="float">
            <text:p>-0.0001</text:p>
          </table:table-cell>
          <table:table-cell table:style-name="ce24" table:formula="of:=AVERAGE([.J8];[.J16];[.J24];[.J32];[.J40];[.J48];[.J56];[.J64];[.J72])" office:value-type="float" office:value="0.00265354030697761" calcext:value-type="float">
            <text:p>0.0027</text:p>
          </table:table-cell>
          <table:table-cell table:formula="of:=AVERAGE([.K8];[.K16];[.K24];[.K32];[.K40];[.K48];[.K56];[.K64];[.K72])" office:value-type="float" office:value="0.000673585683795496" calcext:value-type="float">
            <text:p>0.0007</text:p>
          </table:table-cell>
          <table:table-cell table:formula="of:=AVERAGE([.L8];[.L16];[.L24];[.L32];[.L40];[.L48];[.L56];[.L64];[.L72])" office:value-type="float" office:value="0.00291824027139824" calcext:value-type="float">
            <text:p>0.0029</text:p>
          </table:table-cell>
          <table:table-cell table:formula="of:=AVERAGE([.M8];[.M16];[.M24];[.M32];[.M40];[.M48];[.M56];[.M64];[.M72])" office:value-type="float" office:value="-0.000826479928859608" calcext:value-type="float">
            <text:p>-0.0008</text:p>
          </table:table-cell>
          <table:table-cell table:style-name="ce24" table:formula="of:=AVERAGE([.N8];[.N16];[.N24];[.N32];[.N40];[.N48];[.N56];[.N64];[.N72])" office:value-type="float" office:value="0.00278815784726848" calcext:value-type="float">
            <text:p>0.0028</text:p>
          </table:table-cell>
          <table:table-cell table:style-name="ce24" table:formula="of:=AVERAGE([.O8];[.O16];[.O24];[.O32];[.O40];[.O48];[.O56];[.O64];[.O72])" office:value-type="float" office:value="0.00190262318944297" calcext:value-type="float">
            <text:p>0.0019</text:p>
          </table:table-cell>
          <table:table-cell table:formula="of:=AVERAGE([.P8];[.P16];[.P24];[.P32];[.P40];[.P48];[.P56];[.P64];[.P72])" office:value-type="float" office:value="0.00189523486801809" calcext:value-type="float">
            <text:p>0.0019</text:p>
          </table:table-cell>
          <table:table-cell table:formula="of:=AVERAGE([.Q8];[.Q16];[.Q24];[.Q32];[.Q40];[.Q48];[.Q56];[.Q64];[.Q72])" office:value-type="float" office:value="-0.00186283712386378" calcext:value-type="float">
            <text:p>-0.0019</text:p>
          </table:table-cell>
          <table:table-cell table:formula="of:=AVERAGE([.R8];[.R16];[.R24];[.R32];[.R40];[.R48];[.R56];[.R64];[.R72])" office:value-type="float" office:value="0.00211469481679611" calcext:value-type="float">
            <text:p>0.0021</text:p>
          </table:table-cell>
          <table:table-cell table:style-name="ce24" table:formula="of:=AVERAGE([.S8];[.S16];[.S24];[.S32];[.S40];[.S48];[.S56];[.S64];[.S72])" office:value-type="float" office:value="0.00198351661535794" calcext:value-type="float">
            <text:p>0.00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formula="of:=AVERAGE([.D9];[.D17];[.D25];[.D33];[.D41];[.D49];[.D57];[.D65];[.D73])" office:value-type="float" office:value="-0.0140933728445262" calcext:value-type="float">
            <text:p>-0.0141</text:p>
          </table:table-cell>
          <table:table-cell table:formula="of:=AVERAGE([.E9];[.E17];[.E25];[.E33];[.E41];[.E49];[.E57];[.E65];[.E73])" office:value-type="float" office:value="-0.00312123107088728" calcext:value-type="float">
            <text:p>-0.0031</text:p>
          </table:table-cell>
          <table:table-cell table:formula="of:=AVERAGE([.F9];[.F17];[.F25];[.F33];[.F41];[.F49];[.F57];[.F65];[.F73])" office:value-type="float" office:value="-0.00243056666265959" calcext:value-type="float">
            <text:p>-0.0024</text:p>
          </table:table-cell>
          <table:table-cell table:formula="of:=AVERAGE([.G9];[.G17];[.G25];[.G33];[.G41];[.G49];[.G57];[.G65];[.G73])" office:value-type="float" office:value="-0.00345617573408033" calcext:value-type="float">
            <text:p>-0.0035</text:p>
          </table:table-cell>
          <table:table-cell table:formula="of:=AVERAGE([.H9];[.H17];[.H25];[.H33];[.H41];[.H49];[.H57];[.H65];[.H73])" office:value-type="float" office:value="-0.00132420305489328" calcext:value-type="float">
            <text:p>-0.0013</text:p>
          </table:table-cell>
          <table:table-cell table:formula="of:=AVERAGE([.I9];[.I17];[.I25];[.I33];[.I41];[.I49];[.I57];[.I65];[.I73])" office:value-type="float" office:value="-0.00105196192235626" calcext:value-type="float">
            <text:p>-0.0011</text:p>
          </table:table-cell>
          <table:table-cell table:formula="of:=AVERAGE([.J9];[.J17];[.J25];[.J33];[.J41];[.J49];[.J57];[.J65];[.J73])" office:value-type="float" office:value="-0.000807811589279583" calcext:value-type="float">
            <text:p>-0.0008</text:p>
          </table:table-cell>
          <table:table-cell table:formula="of:=AVERAGE([.K9];[.K17];[.K25];[.K33];[.K41];[.K49];[.K57];[.K65];[.K73])" office:value-type="float" office:value="-0.00148871839350157" calcext:value-type="float">
            <text:p>-0.0015</text:p>
          </table:table-cell>
          <table:table-cell table:formula="of:=AVERAGE([.L9];[.L17];[.L25];[.L33];[.L41];[.L49];[.L57];[.L65];[.L73])" office:value-type="float" office:value="-0.000853676261100304" calcext:value-type="float">
            <text:p>-0.0009</text:p>
          </table:table-cell>
          <table:table-cell table:formula="of:=AVERAGE([.M9];[.M17];[.M25];[.M33];[.M41];[.M49];[.M57];[.M65];[.M73])" office:value-type="float" office:value="-0.000228754037409723" calcext:value-type="float">
            <text:p>-0.0002</text:p>
          </table:table-cell>
          <table:table-cell table:formula="of:=AVERAGE([.N9];[.N17];[.N25];[.N33];[.N41];[.N49];[.N57];[.N65];[.N73])" office:value-type="float" office:value="-0.000409489160401398" calcext:value-type="float">
            <text:p>-0.0004</text:p>
          </table:table-cell>
          <table:table-cell table:formula="of:=AVERAGE([.O9];[.O17];[.O25];[.O33];[.O41];[.O49];[.O57];[.O65];[.O73])" office:value-type="float" office:value="-0.000202210970603047" calcext:value-type="float">
            <text:p>-0.0002</text:p>
          </table:table-cell>
          <table:table-cell table:formula="of:=AVERAGE([.P9];[.P17];[.P25];[.P33];[.P41];[.P49];[.P57];[.P65];[.P73])" office:value-type="float" office:value="-0.000251853445070136" calcext:value-type="float">
            <text:p>-0.0003</text:p>
          </table:table-cell>
          <table:table-cell table:formula="of:=AVERAGE([.Q9];[.Q17];[.Q25];[.Q33];[.Q41];[.Q49];[.Q57];[.Q65];[.Q73])" office:value-type="float" office:value="-0.000541693269414947" calcext:value-type="float">
            <text:p>-0.0005</text:p>
          </table:table-cell>
          <table:table-cell table:formula="of:=AVERAGE([.R9];[.R17];[.R25];[.R33];[.R41];[.R49];[.R57];[.R65];[.R73])" office:value-type="float" office:value="-0.000488846315487755" calcext:value-type="float">
            <text:p>-0.0005</text:p>
          </table:table-cell>
          <table:table-cell table:formula="of:=AVERAGE([.S9];[.S17];[.S25];[.S33];[.S41];[.S49];[.S57];[.S65];[.S73])" office:value-type="float" office:value="0.00000494944732418857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formula="of:=STDEV([.D7];[.D15];[.D23];[.D31];[.D39];[.D47];[.D55];[.D63];[.D71])" office:value-type="float" office:value="0.00582364221396975" calcext:value-type="float">
            <text:p>0.0058</text:p>
          </table:table-cell>
          <table:table-cell table:formula="of:=STDEV([.E7];[.E15];[.E23];[.E31];[.E39];[.E47];[.E55];[.E63];[.E71])" office:value-type="float" office:value="0.0170295015050436" calcext:value-type="float">
            <text:p>0.0170</text:p>
          </table:table-cell>
          <table:table-cell table:formula="of:=STDEV([.F7];[.F15];[.F23];[.F31];[.F39];[.F47];[.F55];[.F63];[.F71])" office:value-type="float" office:value="0.00255742070275291" calcext:value-type="float">
            <text:p>0.0026</text:p>
          </table:table-cell>
          <table:table-cell table:formula="of:=STDEV([.G7];[.G15];[.G23];[.G31];[.G39];[.G47];[.G55];[.G63];[.G71])" office:value-type="float" office:value="0.00323783949868342" calcext:value-type="float">
            <text:p>0.0032</text:p>
          </table:table-cell>
          <table:table-cell table:formula="of:=STDEV([.H7];[.H15];[.H23];[.H31];[.H39];[.H47];[.H55];[.H63];[.H71])" office:value-type="float" office:value="0.00343919270207683" calcext:value-type="float">
            <text:p>0.0034</text:p>
          </table:table-cell>
          <table:table-cell table:formula="of:=STDEV([.I7];[.I15];[.I23];[.I31];[.I39];[.I47];[.I55];[.I63];[.I71])" office:value-type="float" office:value="0.00252205925018631" calcext:value-type="float">
            <text:p>0.0025</text:p>
          </table:table-cell>
          <table:table-cell table:style-name="ce24" table:formula="of:=STDEV([.J7];[.J15];[.J23];[.J31];[.J39];[.J47];[.J55];[.J63];[.J71])" office:value-type="float" office:value="0.00163784174286722" calcext:value-type="float">
            <text:p>0.0016</text:p>
          </table:table-cell>
          <table:table-cell table:style-name="ce24" table:formula="of:=STDEV([.K7];[.K15];[.K23];[.K31];[.K39];[.K47];[.K55];[.K63];[.K71])" office:value-type="float" office:value="0.00224263234611221" calcext:value-type="float">
            <text:p>0.0022</text:p>
          </table:table-cell>
          <table:table-cell table:formula="of:=STDEV([.L7];[.L15];[.L23];[.L31];[.L39];[.L47];[.L55];[.L63];[.L71])" office:value-type="float" office:value="0.00392881697537239" calcext:value-type="float">
            <text:p>0.0039</text:p>
          </table:table-cell>
          <table:table-cell table:formula="of:=STDEV([.M7];[.M15];[.M23];[.M31];[.M39];[.M47];[.M55];[.M63];[.M71])" office:value-type="float" office:value="0.00341855214533051" calcext:value-type="float">
            <text:p>0.0034</text:p>
          </table:table-cell>
          <table:table-cell table:style-name="ce24" table:formula="of:=STDEV([.N7];[.N15];[.N23];[.N31];[.N39];[.N47];[.N55];[.N63];[.N71])" office:value-type="float" office:value="0.0017983158050457" calcext:value-type="float">
            <text:p>0.0018</text:p>
          </table:table-cell>
          <table:table-cell table:formula="of:=STDEV([.O7];[.O15];[.O23];[.O31];[.O39];[.O47];[.O55];[.O63];[.O71])" office:value-type="float" office:value="0.00299369711969886" calcext:value-type="float">
            <text:p>0.0030</text:p>
          </table:table-cell>
          <table:table-cell table:style-name="ce24" table:formula="of:=STDEV([.P7];[.P15];[.P23];[.P31];[.P39];[.P47];[.P55];[.P63];[.P71])" office:value-type="float" office:value="0.0018261084128669" calcext:value-type="float">
            <text:p>0.0018</text:p>
          </table:table-cell>
          <table:table-cell table:formula="of:=STDEV([.Q7];[.Q15];[.Q23];[.Q31];[.Q39];[.Q47];[.Q55];[.Q63];[.Q71])" office:value-type="float" office:value="0.00268479479860486" calcext:value-type="float">
            <text:p>0.0027</text:p>
          </table:table-cell>
          <table:table-cell table:style-name="ce24" table:formula="of:=STDEV([.R7];[.R15];[.R23];[.R31];[.R39];[.R47];[.R55];[.R63];[.R71])" office:value-type="float" office:value="0.00159318353503637" calcext:value-type="float">
            <text:p>0.0016</text:p>
          </table:table-cell>
          <table:table-cell table:formula="of:=STDEV([.S7];[.S15];[.S23];[.S31];[.S39];[.S47];[.S55];[.S63];[.S71])" office:value-type="float" office:value="0.00287345127476376" calcext:value-type="float">
            <text:p>0.0029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formula="of:=STDEV([.D8];[.D16];[.D24];[.D32];[.D40];[.D48];[.D56];[.D64];[.D72])" office:value-type="float" office:value="0.0038792228216475" calcext:value-type="float">
            <text:p>0.0039</text:p>
          </table:table-cell>
          <table:table-cell table:formula="of:=STDEV([.E8];[.E16];[.E24];[.E32];[.E40];[.E48];[.E56];[.E64];[.E72])" office:value-type="float" office:value="0.0124623933135025" calcext:value-type="float">
            <text:p>0.0125</text:p>
          </table:table-cell>
          <table:table-cell table:formula="of:=STDEV([.F8];[.F16];[.F24];[.F32];[.F40];[.F48];[.F56];[.F64];[.F72])" office:value-type="float" office:value="0.00187036908806743" calcext:value-type="float">
            <text:p>0.0019</text:p>
          </table:table-cell>
          <table:table-cell table:formula="of:=STDEV([.G8];[.G16];[.G24];[.G32];[.G40];[.G48];[.G56];[.G64];[.G72])" office:value-type="float" office:value="0.00366227367010413" calcext:value-type="float">
            <text:p>0.0037</text:p>
          </table:table-cell>
          <table:table-cell table:formula="of:=STDEV([.H8];[.H16];[.H24];[.H32];[.H40];[.H48];[.H56];[.H64];[.H72])" office:value-type="float" office:value="0.00227296264254201" calcext:value-type="float">
            <text:p>0.0023</text:p>
          </table:table-cell>
          <table:table-cell table:formula="of:=STDEV([.I8];[.I16];[.I24];[.I32];[.I40];[.I48];[.I56];[.I64];[.I72])" office:value-type="float" office:value="0.00370629725955776" calcext:value-type="float">
            <text:p>0.0037</text:p>
          </table:table-cell>
          <table:table-cell table:style-name="ce24" table:formula="of:=STDEV([.J8];[.J16];[.J24];[.J32];[.J40];[.J48];[.J56];[.J64];[.J72])" office:value-type="float" office:value="0.00223751850115563" calcext:value-type="float">
            <text:p>0.0022</text:p>
          </table:table-cell>
          <table:table-cell table:style-name="ce24" table:formula="of:=STDEV([.K8];[.K16];[.K24];[.K32];[.K40];[.K48];[.K56];[.K64];[.K72])" office:value-type="float" office:value="0.0014268364906818" calcext:value-type="float">
            <text:p>0.0014</text:p>
          </table:table-cell>
          <table:table-cell table:formula="of:=STDEV([.L8];[.L16];[.L24];[.L32];[.L40];[.L48];[.L56];[.L64];[.L72])" office:value-type="float" office:value="0.00255679992116078" calcext:value-type="float">
            <text:p>0.0026</text:p>
          </table:table-cell>
          <table:table-cell table:formula="of:=STDEV([.M8];[.M16];[.M24];[.M32];[.M40];[.M48];[.M56];[.M64];[.M72])" office:value-type="float" office:value="0.00401986820269937" calcext:value-type="float">
            <text:p>0.0040</text:p>
          </table:table-cell>
          <table:table-cell table:formula="of:=STDEV([.N8];[.N16];[.N24];[.N32];[.N40];[.N48];[.N56];[.N64];[.N72])" office:value-type="float" office:value="0.0027980538377776" calcext:value-type="float">
            <text:p>0.0028</text:p>
          </table:table-cell>
          <table:table-cell table:formula="of:=STDEV([.O8];[.O16];[.O24];[.O32];[.O40];[.O48];[.O56];[.O64];[.O72])" office:value-type="float" office:value="0.00258044421632569" calcext:value-type="float">
            <text:p>0.0026</text:p>
          </table:table-cell>
          <table:table-cell table:style-name="ce24" table:formula="of:=STDEV([.P8];[.P16];[.P24];[.P32];[.P40];[.P48];[.P56];[.P64];[.P72])" office:value-type="float" office:value="0.00208057812649998" calcext:value-type="float">
            <text:p>0.0021</text:p>
          </table:table-cell>
          <table:table-cell table:formula="of:=STDEV([.Q8];[.Q16];[.Q24];[.Q32];[.Q40];[.Q48];[.Q56];[.Q64];[.Q72])" office:value-type="float" office:value="0.00459765054067042" calcext:value-type="float">
            <text:p>0.0046</text:p>
          </table:table-cell>
          <table:table-cell table:style-name="ce24" table:formula="of:=STDEV([.R8];[.R16];[.R24];[.R32];[.R40];[.R48];[.R56];[.R64];[.R72])" office:value-type="float" office:value="0.00216340964288409" calcext:value-type="float">
            <text:p>0.0022</text:p>
          </table:table-cell>
          <table:table-cell table:style-name="ce24" table:formula="of:=STDEV([.S8];[.S16];[.S24];[.S32];[.S40];[.S48];[.S56];[.S64];[.S72])" office:value-type="float" office:value="0.00152380839464243" calcext:value-type="float">
            <text:p>0.00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formula="of:=STDEV([.D9];[.D17];[.D25];[.D33];[.D41];[.D49];[.D57];[.D65];[.D73])" office:value-type="float" office:value="0.00686468251113155" calcext:value-type="float">
            <text:p>0.0069</text:p>
          </table:table-cell>
          <table:table-cell table:formula="of:=STDEV([.E9];[.E17];[.E25];[.E33];[.E41];[.E49];[.E57];[.E65];[.E73])" office:value-type="float" office:value="0.0037137059005635" calcext:value-type="float">
            <text:p>0.0037</text:p>
          </table:table-cell>
          <table:table-cell table:formula="of:=STDEV([.F9];[.F17];[.F25];[.F33];[.F41];[.F49];[.F57];[.F65];[.F73])" office:value-type="float" office:value="0.00249792739593762" calcext:value-type="float">
            <text:p>0.0025</text:p>
          </table:table-cell>
          <table:table-cell table:formula="of:=STDEV([.G9];[.G17];[.G25];[.G33];[.G41];[.G49];[.G57];[.G65];[.G73])" office:value-type="float" office:value="0.00256775214772781" calcext:value-type="float">
            <text:p>0.0026</text:p>
          </table:table-cell>
          <table:table-cell table:formula="of:=STDEV([.H9];[.H17];[.H25];[.H33];[.H41];[.H49];[.H57];[.H65];[.H73])" office:value-type="float" office:value="0.00160716541268408" calcext:value-type="float">
            <text:p>0.0016</text:p>
          </table:table-cell>
          <table:table-cell table:formula="of:=STDEV([.I9];[.I17];[.I25];[.I33];[.I41];[.I49];[.I57];[.I65];[.I73])" office:value-type="float" office:value="0.00118776176861221" calcext:value-type="float">
            <text:p>0.0012</text:p>
          </table:table-cell>
          <table:table-cell table:formula="of:=STDEV([.J9];[.J17];[.J25];[.J33];[.J41];[.J49];[.J57];[.J65];[.J73])" office:value-type="float" office:value="0.00132651518183857" calcext:value-type="float">
            <text:p>0.0013</text:p>
          </table:table-cell>
          <table:table-cell table:formula="of:=STDEV([.K9];[.K17];[.K25];[.K33];[.K41];[.K49];[.K57];[.K65];[.K73])" office:value-type="float" office:value="0.00122334612818722" calcext:value-type="float">
            <text:p>0.0012</text:p>
          </table:table-cell>
          <table:table-cell table:formula="of:=STDEV([.L9];[.L17];[.L25];[.L33];[.L41];[.L49];[.L57];[.L65];[.L73])" office:value-type="float" office:value="0.00108671462809232" calcext:value-type="float">
            <text:p>0.0011</text:p>
          </table:table-cell>
          <table:table-cell table:formula="of:=STDEV([.M9];[.M17];[.M25];[.M33];[.M41];[.M49];[.M57];[.M65];[.M73])" office:value-type="float" office:value="0.00108763826913731" calcext:value-type="float">
            <text:p>0.0011</text:p>
          </table:table-cell>
          <table:table-cell table:formula="of:=STDEV([.N9];[.N17];[.N25];[.N33];[.N41];[.N49];[.N57];[.N65];[.N73])" office:value-type="float" office:value="0.00114227865259764" calcext:value-type="float">
            <text:p>0.0011</text:p>
          </table:table-cell>
          <table:table-cell table:formula="of:=STDEV([.O9];[.O17];[.O25];[.O33];[.O41];[.O49];[.O57];[.O65];[.O73])" office:value-type="float" office:value="0.000989859386663696" calcext:value-type="float">
            <text:p>0.0010</text:p>
          </table:table-cell>
          <table:table-cell table:formula="of:=STDEV([.P9];[.P17];[.P25];[.P33];[.P41];[.P49];[.P57];[.P65];[.P73])" office:value-type="float" office:value="0.000989184861312216" calcext:value-type="float">
            <text:p>0.0010</text:p>
          </table:table-cell>
          <table:table-cell table:formula="of:=STDEV([.Q9];[.Q17];[.Q25];[.Q33];[.Q41];[.Q49];[.Q57];[.Q65];[.Q73])" office:value-type="float" office:value="0.00092801679658832" calcext:value-type="float">
            <text:p>0.0009</text:p>
          </table:table-cell>
          <table:table-cell table:formula="of:=STDEV([.R9];[.R17];[.R25];[.R33];[.R41];[.R49];[.R57];[.R65];[.R73])" office:value-type="float" office:value="0.00113840014872093" calcext:value-type="float">
            <text:p>0.0011</text:p>
          </table:table-cell>
          <table:table-cell table:formula="of:=STDEV([.S9];[.S17];[.S25];[.S33];[.S41];[.S49];[.S57];[.S65];[.S73])" office:value-type="float" office:value="0.00113413609054641" calcext:value-type="float">
            <text:p>0.001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formula="of:=MEDIAN([.D7];[.D15];[.D23];[.D31];[.D39];[.D47];[.D55];[.D63];[.D71];)" office:value-type="float" office:value="-0.00289956058311742" calcext:value-type="float">
            <text:p>-0.0029</text:p>
          </table:table-cell>
          <table:table-cell table:formula="of:=MEDIAN([.E7];[.E15];[.E23];[.E31];[.E39];[.E47];[.E55];[.E63];[.E71];)" office:value-type="float" office:value="-0.0138492886930072" calcext:value-type="float">
            <text:p>-0.0138</text:p>
          </table:table-cell>
          <table:table-cell table:formula="of:=MEDIAN([.F7];[.F15];[.F23];[.F31];[.F39];[.F47];[.F55];[.F63];[.F71];)" office:value-type="float" office:value="0.00376487281317696" calcext:value-type="float">
            <text:p>0.0038</text:p>
          </table:table-cell>
          <table:table-cell table:formula="of:=MEDIAN([.G7];[.G15];[.G23];[.G31];[.G39];[.G47];[.G55];[.G63];[.G71];)" office:value-type="float" office:value="0.00258522195011265" calcext:value-type="float">
            <text:p>0.0026</text:p>
          </table:table-cell>
          <table:table-cell table:formula="of:=MEDIAN([.H7];[.H15];[.H23];[.H31];[.H39];[.H47];[.H55];[.H63];[.H71];)" office:value-type="float" office:value="0.00333988840783866" calcext:value-type="float">
            <text:p>0.0033</text:p>
          </table:table-cell>
          <table:table-cell table:formula="of:=MEDIAN([.I7];[.I15];[.I23];[.I31];[.I39];[.I47];[.I55];[.I63];[.I71];)" office:value-type="float" office:value="0.0022309021884318" calcext:value-type="float">
            <text:p>0.0022</text:p>
          </table:table-cell>
          <table:table-cell table:style-name="ce24" table:formula="of:=MEDIAN([.J7];[.J15];[.J23];[.J31];[.J39];[.J47];[.J55];[.J63];[.J71];)" office:value-type="float" office:value="0.0042903107449525" calcext:value-type="float">
            <text:p>0.0043</text:p>
          </table:table-cell>
          <table:table-cell table:style-name="ce24" table:formula="of:=MEDIAN([.K7];[.K15];[.K23];[.K31];[.K39];[.K47];[.K55];[.K63];[.K71];)" office:value-type="float" office:value="0.00432738763333108" calcext:value-type="float">
            <text:p>0.0043</text:p>
          </table:table-cell>
          <table:table-cell table:formula="of:=MEDIAN([.L7];[.L15];[.L23];[.L31];[.L39];[.L47];[.L55];[.L63];[.L71];)" office:value-type="float" office:value="0.00334311184959502" calcext:value-type="float">
            <text:p>0.0033</text:p>
          </table:table-cell>
          <table:table-cell table:formula="of:=MEDIAN([.M7];[.M15];[.M23];[.M31];[.M39];[.M47];[.M55];[.M63];[.M71];)" office:value-type="float" office:value="0.00252184498223859" calcext:value-type="float">
            <text:p>0.0025</text:p>
          </table:table-cell>
          <table:table-cell table:style-name="ce24" table:formula="of:=MEDIAN([.N7];[.N15];[.N23];[.N31];[.N39];[.N47];[.N55];[.N63];[.N71];)" office:value-type="float" office:value="0.00470013768506228" calcext:value-type="float">
            <text:p>0.0047</text:p>
          </table:table-cell>
          <table:table-cell table:style-name="ce24" table:formula="of:=MEDIAN([.O7];[.O15];[.O23];[.O31];[.O39];[.O47];[.O55];[.O63];[.O71];)" office:value-type="float" office:value="0.00473665650474149" calcext:value-type="float">
            <text:p>0.0047</text:p>
          </table:table-cell>
          <table:table-cell table:formula="of:=MEDIAN([.P7];[.P15];[.P23];[.P31];[.P39];[.P47];[.P55];[.P63];[.P71];)" office:value-type="float" office:value="0.00327555651328916" calcext:value-type="float">
            <text:p>0.0033</text:p>
          </table:table-cell>
          <table:table-cell table:formula="of:=MEDIAN([.Q7];[.Q15];[.Q23];[.Q31];[.Q39];[.Q47];[.Q55];[.Q63];[.Q71];)" office:value-type="float" office:value="0.00141743858257291" calcext:value-type="float">
            <text:p>0.0014</text:p>
          </table:table-cell>
          <table:table-cell table:formula="of:=MEDIAN([.R7];[.R15];[.R23];[.R31];[.R39];[.R47];[.R55];[.R63];[.R71];)" office:value-type="float" office:value="0.00325469215863613" calcext:value-type="float">
            <text:p>0.0033</text:p>
          </table:table-cell>
          <table:table-cell table:style-name="ce24" table:formula="of:=MEDIAN([.S7];[.S15];[.S23];[.S31];[.S39];[.S47];[.S55];[.S63];[.S71];)" office:value-type="float" office:value="0.00478124545270667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formula="of:=MEDIAN([.D8];[.D16];[.D24];[.D32];[.D40];[.D48];[.D56];[.D64];[.D72];)" office:value-type="float" office:value="-0.0101934337671638" calcext:value-type="float">
            <text:p>-0.0102</text:p>
          </table:table-cell>
          <table:table-cell table:formula="of:=MEDIAN([.E8];[.E16];[.E24];[.E32];[.E40];[.E48];[.E56];[.E64];[.E72];)" office:value-type="float" office:value="-0.0144140490067152" calcext:value-type="float">
            <text:p>-0.0144</text:p>
          </table:table-cell>
          <table:table-cell table:formula="of:=MEDIAN([.F8];[.F16];[.F24];[.F32];[.F40];[.F48];[.F56];[.F64];[.F72];)" office:value-type="float" office:value="0.000423994259756139" calcext:value-type="float">
            <text:p>0.0004</text:p>
          </table:table-cell>
          <table:table-cell table:formula="of:=MEDIAN([.G8];[.G16];[.G24];[.G32];[.G40];[.G48];[.G56];[.G64];[.G72];)" office:value-type="float" office:value="-0.00197104295652765" calcext:value-type="float">
            <text:p>-0.0020</text:p>
          </table:table-cell>
          <table:table-cell table:formula="of:=MEDIAN([.H8];[.H16];[.H24];[.H32];[.H40];[.H48];[.H56];[.H64];[.H72];)" office:value-type="float" office:value="0.00227587364519944" calcext:value-type="float">
            <text:p>0.0023</text:p>
          </table:table-cell>
          <table:table-cell table:formula="of:=MEDIAN([.I8];[.I16];[.I24];[.I32];[.I40];[.I48];[.I56];[.I64];[.I72];)" office:value-type="float" office:value="0.0000476886969399511" calcext:value-type="float">
            <text:p>0.0000</text:p>
          </table:table-cell>
          <table:table-cell table:style-name="ce24" table:formula="of:=MEDIAN([.J8];[.J16];[.J24];[.J32];[.J40];[.J48];[.J56];[.J64];[.J72];)" office:value-type="float" office:value="0.00234691092480251" calcext:value-type="float">
            <text:p>0.0023</text:p>
          </table:table-cell>
          <table:table-cell table:formula="of:=MEDIAN([.K8];[.K16];[.K24];[.K32];[.K40];[.K48];[.K56];[.K64];[.K72];)" office:value-type="float" office:value="0.000748390647383725" calcext:value-type="float">
            <text:p>0.0007</text:p>
          </table:table-cell>
          <table:table-cell table:formula="of:=MEDIAN([.L8];[.L16];[.L24];[.L32];[.L40];[.L48];[.L56];[.L64];[.L72];)" office:value-type="float" office:value="0.00172202781663621" calcext:value-type="float">
            <text:p>0.0017</text:p>
          </table:table-cell>
          <table:table-cell table:formula="of:=MEDIAN([.M8];[.M16];[.M24];[.M32];[.M40];[.M48];[.M56];[.M64];[.M72];)" office:value-type="float" office:value="0.000531248947627275" calcext:value-type="float">
            <text:p>0.0005</text:p>
          </table:table-cell>
          <table:table-cell table:style-name="ce24" table:formula="of:=MEDIAN([.N8];[.N16];[.N24];[.N32];[.N40];[.N48];[.N56];[.N64];[.N72];)" office:value-type="float" office:value="0.00254883106027539" calcext:value-type="float">
            <text:p>0.0025</text:p>
          </table:table-cell>
          <table:table-cell table:formula="of:=MEDIAN([.O8];[.O16];[.O24];[.O32];[.O40];[.O48];[.O56];[.O64];[.O72];)" office:value-type="float" office:value="0.00123549085997369" calcext:value-type="float">
            <text:p>0.0012</text:p>
          </table:table-cell>
          <table:table-cell table:formula="of:=MEDIAN([.P8];[.P16];[.P24];[.P32];[.P40];[.P48];[.P56];[.P64];[.P72];)" office:value-type="float" office:value="0.00107616835996644" calcext:value-type="float">
            <text:p>0.0011</text:p>
          </table:table-cell>
          <table:table-cell table:formula="of:=MEDIAN([.Q8];[.Q16];[.Q24];[.Q32];[.Q40];[.Q48];[.Q56];[.Q64];[.Q72];)" office:value-type="float" office:value="-0.000072235183592555" calcext:value-type="float">
            <text:p>-0.0001</text:p>
          </table:table-cell>
          <table:table-cell table:style-name="ce24" table:formula="of:=MEDIAN([.R8];[.R16];[.R24];[.R32];[.R40];[.R48];[.R56];[.R64];[.R72];)" office:value-type="float" office:value="0.00181947983031592" calcext:value-type="float">
            <text:p>0.0018</text:p>
          </table:table-cell>
          <table:table-cell table:formula="of:=MEDIAN([.S8];[.S16];[.S24];[.S32];[.S40];[.S48];[.S56];[.S64];[.S72];)" office:value-type="float" office:value="0.00161805640558634" calcext:value-type="float">
            <text:p>0.00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formula="of:=MEDIAN([.D9];[.D17];[.D25];[.D33];[.D41];[.D49];[.D57];[.D65];[.D73];)" office:value-type="float" office:value="-0.0136379470424744" calcext:value-type="float">
            <text:p>-0.0136</text:p>
          </table:table-cell>
          <table:table-cell table:formula="of:=MEDIAN([.E9];[.E17];[.E25];[.E33];[.E41];[.E49];[.E57];[.E65];[.E73];)" office:value-type="float" office:value="-0.00204700911232894" calcext:value-type="float">
            <text:p>-0.0020</text:p>
          </table:table-cell>
          <table:table-cell table:formula="of:=MEDIAN([.F9];[.F17];[.F25];[.F33];[.F41];[.F49];[.F57];[.F65];[.F73];)" office:value-type="float" office:value="-0.00193984097544024" calcext:value-type="float">
            <text:p>-0.0019</text:p>
          </table:table-cell>
          <table:table-cell table:formula="of:=MEDIAN([.G9];[.G17];[.G25];[.G33];[.G41];[.G49];[.G57];[.G65];[.G73];)" office:value-type="float" office:value="-0.00326407593365233" calcext:value-type="float">
            <text:p>-0.0033</text:p>
          </table:table-cell>
          <table:table-cell table:formula="of:=MEDIAN([.H9];[.H17];[.H25];[.H33];[.H41];[.H49];[.H57];[.H65];[.H73];)" office:value-type="float" office:value="-0.00147576240984581" calcext:value-type="float">
            <text:p>-0.0015</text:p>
          </table:table-cell>
          <table:table-cell table:formula="of:=MEDIAN([.I9];[.I17];[.I25];[.I33];[.I41];[.I49];[.I57];[.I65];[.I73];)" office:value-type="float" office:value="-0.000497413447045894" calcext:value-type="float">
            <text:p>-0.0005</text:p>
          </table:table-cell>
          <table:table-cell table:formula="of:=MEDIAN([.J9];[.J17];[.J25];[.J33];[.J41];[.J49];[.J57];[.J65];[.J73];)" office:value-type="float" office:value="-0.000868705046584949" calcext:value-type="float">
            <text:p>-0.0009</text:p>
          </table:table-cell>
          <table:table-cell table:formula="of:=MEDIAN([.K9];[.K17];[.K25];[.K33];[.K41];[.K49];[.K57];[.K65];[.K73];)" office:value-type="float" office:value="-0.00156281517771665" calcext:value-type="float">
            <text:p>-0.0016</text:p>
          </table:table-cell>
          <table:table-cell table:formula="of:=MEDIAN([.L9];[.L17];[.L25];[.L33];[.L41];[.L49];[.L57];[.L65];[.L73];)" office:value-type="float" office:value="-0.000913639292239854" calcext:value-type="float">
            <text:p>-0.0009</text:p>
          </table:table-cell>
          <table:table-cell table:formula="of:=MEDIAN([.M9];[.M17];[.M25];[.M33];[.M41];[.M49];[.M57];[.M65];[.M73];)" office:value-type="float" office:value="-0.000133802074043336" calcext:value-type="float">
            <text:p>-0.0001</text:p>
          </table:table-cell>
          <table:table-cell table:formula="of:=MEDIAN([.N9];[.N17];[.N25];[.N33];[.N41];[.N49];[.N57];[.N65];[.N73];)" office:value-type="float" office:value="-0.000055933273085214" calcext:value-type="float">
            <text:p>-0.0001</text:p>
          </table:table-cell>
          <table:table-cell table:formula="of:=MEDIAN([.O9];[.O17];[.O25];[.O33];[.O41];[.O49];[.O57];[.O65];[.O73];)" office:value-type="float" office:value="0.0000916938381661365" calcext:value-type="float">
            <text:p>0.0001</text:p>
          </table:table-cell>
          <table:table-cell table:formula="of:=MEDIAN([.P9];[.P17];[.P25];[.P33];[.P41];[.P49];[.P57];[.P65];[.P73];)" office:value-type="float" office:value="-0.000323168925031369" calcext:value-type="float">
            <text:p>-0.0003</text:p>
          </table:table-cell>
          <table:table-cell table:formula="of:=MEDIAN([.Q9];[.Q17];[.Q25];[.Q33];[.Q41];[.Q49];[.Q57];[.Q65];[.Q73];)" office:value-type="float" office:value="-0.000665516241503604" calcext:value-type="float">
            <text:p>-0.0007</text:p>
          </table:table-cell>
          <table:table-cell table:formula="of:=MEDIAN([.R9];[.R17];[.R25];[.R33];[.R41];[.R49];[.R57];[.R65];[.R73];)" office:value-type="float" office:value="-0.000381242486646781" calcext:value-type="float">
            <text:p>-0.0004</text:p>
          </table:table-cell>
          <table:table-cell table:formula="of:=MEDIAN([.S9];[.S17];[.S25];[.S33];[.S41];[.S49];[.S57];[.S65];[.S73];)" office:value-type="float" office:value="0.0000605307981533077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number-columns-repeated="100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_Classic_200" table:style-name="ta1">
        <table:table-column table:style-name="co1" table:number-columns-repeated="2" table:default-cell-style-name="ce45"/>
        <table:table-column table:style-name="co2" table:default-cell-style-name="ce45"/>
        <table:table-column table:style-name="co7" table:number-columns-repeated="6" table:default-cell-style-name="ce23"/>
        <table:table-column table:style-name="co1" table:number-columns-repeated="1005" table:default-cell-style-name="ce45"/>
        <table:table-row table:style-name="ro1">
          <table:table-cell office:value-type="string" calcext:value-type="string">
            <text:p>Avg of 200 leaner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52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5" calcext:value-type="float">
            <text:p>0.78</text:p>
          </table:table-cell>
          <table:table-cell office:value-type="float" office:value="0.813846153846154" calcext:value-type="float">
            <text:p>0.81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884615384615385" calcext:value-type="float">
            <text:p>0.88</text:p>
          </table:table-cell>
          <table:table-cell office:value-type="float" office:value="0.591538461538461" calcext:value-type="float">
            <text:p>0.59</text:p>
          </table:table-cell>
          <table:table-cell office:value-type="float" office:value="0.812307692307692" calcext:value-type="float">
            <text:p>0.81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26666666666667" calcext:value-type="float">
            <text:p>0.73</text:p>
          </table:table-cell>
          <table:table-cell office:value-type="float" office:value="0.456111111111111" calcext:value-type="float">
            <text:p>0.46</text:p>
          </table:table-cell>
          <table:table-cell office:value-type="float" office:value="0.656111111111111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688333333333333" calcext:value-type="float">
            <text:p>0.69</text:p>
          </table:table-cell>
          <table:table-cell office:value-type="float" office:value="0.557222222222222" calcext:value-type="float">
            <text:p>0.56</text:p>
          </table:table-cell>
          <table:table-cell table:style-name="ce4" office:value-type="string" calcext:value-type="string">
            <text:p>Not solid behavior</text:p>
          </table:table-cell>
          <table:table-cell table:style-name="ce23"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505833333333333" calcext:value-type="float">
            <text:p>0.51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514166666666667" calcext:value-type="float">
            <text:p>0.51</text:p>
          </table:table-cell>
          <table:table-cell office:value-type="float" office:value="0.66125" calcext:value-type="float">
            <text:p>0.66</text:p>
          </table:table-cell>
          <table:table-cell office:value-type="float" office:value="0.629166666666667" calcext:value-type="float">
            <text:p>0.63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0714285714286" calcext:value-type="float">
            <text:p>0.70</text:p>
          </table:table-cell>
          <table:table-cell office:value-type="float" office:value="0.450714285714286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2142857142857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479285714285714" calcext:value-type="float">
            <text:p>0.48</text:p>
          </table:table-cell>
          <table:table-cell table:style-name="ce23" table:number-columns-repeated="100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52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5384615384615" calcext:value-type="float">
            <text:p>0.86</text:p>
          </table:table-cell>
          <table:table-cell office:value-type="float" office:value="0.827307692307692" calcext:value-type="float">
            <text:p>0.83</text:p>
          </table:table-cell>
          <table:table-cell office:value-type="float" office:value="0.895769230769231" calcext:value-type="float">
            <text:p>0.90</text:p>
          </table:table-cell>
          <table:table-cell office:value-type="float" office:value="0.893846153846154" calcext:value-type="float">
            <text:p>0.89</text:p>
          </table:table-cell>
          <table:table-cell office:value-type="float" office:value="0.833461538461538" calcext:value-type="float">
            <text:p>0.83</text:p>
          </table:table-cell>
          <table:table-cell office:value-type="float" office:value="0.804615384615385" calcext:value-type="float">
            <text:p>0.80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731111111111111" calcext:value-type="float">
            <text:p>0.73</text:p>
          </table:table-cell>
          <table:table-cell office:value-type="float" office:value="0.670555555555556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736111111111111" calcext:value-type="float">
            <text:p>0.74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57916666666667" calcext:value-type="float">
            <text:p>0.66</text:p>
          </table:table-cell>
          <table:table-cell office:value-type="float" office:value="0.535833333333333" calcext:value-type="float">
            <text:p>0.54</text:p>
          </table:table-cell>
          <table:table-cell office:value-type="float" office:value="0.647916666666667" calcext:value-type="float">
            <text:p>0.65</text:p>
          </table:table-cell>
          <table:table-cell office:value-type="float" office:value="0.782916666666667" calcext:value-type="float">
            <text:p>0.78</text:p>
          </table:table-cell>
          <table:table-cell office:value-type="float" office:value="0.769166666666667" calcext:value-type="float">
            <text:p>0.77</text:p>
          </table:table-cell>
          <table:table-cell office:value-type="float" office:value="0.676666666666667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4285714285714" calcext:value-type="float">
            <text:p>0.25</text:p>
          </table:table-cell>
          <table:table-cell office:value-type="float" office:value="0.307142857142857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460714285714286" calcext:value-type="float">
            <text:p>0.46</text:p>
          </table:table-cell>
          <table:table-cell office:value-type="float" office:value="0.386428571428571" calcext:value-type="float">
            <text:p>0.39</text:p>
          </table:table-cell>
          <table:table-cell office:value-type="float" office:value="0.491428571428571" calcext:value-type="float">
            <text:p>0.49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number-columns-repeated="1005"/>
        </table:table-row>
        <table:table-row table:style-name="ro1">
          <table:table-cell table:style-name="ce52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845384615384615" calcext:value-type="float">
            <text:p>0.85</text:p>
          </table:table-cell>
          <table:table-cell table:style-name="ce22" office:value-type="float" office:value="0.862307692307692" calcext:value-type="float">
            <text:p>0.86</text:p>
          </table:table-cell>
          <table:table-cell table:style-name="ce22" office:value-type="float" office:value="0.906923076923077" calcext:value-type="float">
            <text:p>0.91</text:p>
          </table:table-cell>
          <table:table-cell table:style-name="ce22" office:value-type="float" office:value="0.870769230769231" calcext:value-type="float">
            <text:p>0.87</text:p>
          </table:table-cell>
          <table:table-cell table:style-name="ce22" office:value-type="float" office:value="0.866538461538462" calcext:value-type="float">
            <text:p>0.87</text:p>
          </table:table-cell>
          <table:table-cell table:style-name="ce22" office:value-type="float" office:value="0.874230769230769" calcext:value-type="float">
            <text:p>0.87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726666666666667" calcext:value-type="float">
            <text:p>0.73</text:p>
          </table:table-cell>
          <table:table-cell table:style-name="ce22" office:value-type="float" office:value="0.627222222222222" calcext:value-type="float">
            <text:p>0.63</text:p>
          </table:table-cell>
          <table:table-cell table:style-name="ce22" office:value-type="float" office:value="0.775" calcext:value-type="float">
            <text:p>0.78</text:p>
          </table:table-cell>
          <table:table-cell table:style-name="ce22" office:value-type="float" office:value="0.733333333333333" calcext:value-type="float">
            <text:p>0.73</text:p>
          </table:table-cell>
          <table:table-cell table:style-name="ce22" office:value-type="float" office:value="0.667222222222222" calcext:value-type="float">
            <text:p>0.67</text:p>
          </table:table-cell>
          <table:table-cell table:style-name="ce22" office:value-type="float" office:value="0.595555555555556" calcext:value-type="float">
            <text:p>0.60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number-columns-repeated="2" table:style-name="ce22" office:value-type="float" office:value="0.605833333333333" calcext:value-type="float">
            <text:p>0.61</text:p>
          </table:table-cell>
          <table:table-cell table:style-name="ce22" office:value-type="float" office:value="0.665833333333333" calcext:value-type="float">
            <text:p>0.67</text:p>
          </table:table-cell>
          <table:table-cell table:style-name="ce22" office:value-type="float" office:value="0.585" calcext:value-type="float">
            <text:p>0.59</text:p>
          </table:table-cell>
          <table:table-cell table:style-name="ce22" office:value-type="float" office:value="0.699166666666667" calcext:value-type="float">
            <text:p>0.70</text:p>
          </table:table-cell>
          <table:table-cell table:style-name="ce22" office:value-type="float" office:value="0.6258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328571428571429" calcext:value-type="float">
            <text:p>0.33</text:p>
          </table:table-cell>
          <table:table-cell table:style-name="ce22" office:value-type="float" office:value="0.306428571428571" calcext:value-type="float">
            <text:p>0.31</text:p>
          </table:table-cell>
          <table:table-cell table:style-name="ce22" office:value-type="float" office:value="0.477857142857143" calcext:value-type="float">
            <text:p>0.48</text:p>
          </table:table-cell>
          <table:table-cell table:style-name="ce22" office:value-type="float" office:value="0.337857142857143" calcext:value-type="float">
            <text:p>0.34</text:p>
          </table:table-cell>
          <table:table-cell table:style-name="ce22" office:value-type="float" office:value="0.497857142857143" calcext:value-type="float">
            <text:p>0.50</text:p>
          </table:table-cell>
          <table:table-cell table:style-name="ce22" office:value-type="float" office:value="0.442857142857143" calcext:value-type="float">
            <text:p>0.44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2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846153846154" calcext:value-type="float">
            <text:p>0.85</text:p>
          </table:table-cell>
          <table:table-cell office:value-type="float" office:value="0.842692307692308" calcext:value-type="float">
            <text:p>0.84</text:p>
          </table:table-cell>
          <table:table-cell office:value-type="float" office:value="0.846923076923077" calcext:value-type="float">
            <text:p>0.85</text:p>
          </table:table-cell>
          <table:table-cell office:value-type="float" office:value="0.836538461538462" calcext:value-type="float">
            <text:p>0.84</text:p>
          </table:table-cell>
          <table:table-cell office:value-type="float" office:value="0.928461538461538" calcext:value-type="float">
            <text:p>0.93</text:p>
          </table:table-cell>
          <table:table-cell office:value-type="float" office:value="0.881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6111111111111" calcext:value-type="float">
            <text:p>0.67</text:p>
          </table:table-cell>
          <table:table-cell office:value-type="float" office:value="0.561111111111111" calcext:value-type="float">
            <text:p>0.56</text:p>
          </table:table-cell>
          <table:table-cell office:value-type="float" office:value="0.627777777777778" calcext:value-type="float">
            <text:p>0.63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599444444444444" calcext:value-type="float">
            <text:p>0.60</text:p>
          </table:table-cell>
          <table:table-cell office:value-type="float" office:value="0.708333333333333" calcext:value-type="float">
            <text:p>0.7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31666666666667" calcext:value-type="float">
            <text:p>0.63</text:p>
          </table:table-cell>
          <table:table-cell office:value-type="float" office:value="0.572083333333333" calcext:value-type="float">
            <text:p>0.57</text:p>
          </table:table-cell>
          <table:table-cell office:value-type="float" office:value="0.60125" calcext:value-type="float">
            <text:p>0.60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579166666666667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8571428571429" calcext:value-type="float">
            <text:p>0.34</text:p>
          </table:table-cell>
          <table:table-cell office:value-type="float" office:value="0.183571428571429" calcext:value-type="float">
            <text:p>0.18</text:p>
          </table:table-cell>
          <table:table-cell office:value-type="float" office:value="0.292142857142857" calcext:value-type="float">
            <text:p>0.29</text:p>
          </table:table-cell>
          <table:table-cell office:value-type="float" office:value="0.295714285714286" calcext:value-type="float">
            <text:p>0.30</text:p>
          </table:table-cell>
          <table:table-cell office:value-type="float" office:value="0.415714285714286" calcext:value-type="float">
            <text:p>0.42</text:p>
          </table:table-cell>
          <table:table-cell office:value-type="float" office:value="0.362142857142857" calcext:value-type="float">
            <text:p>0.36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2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89615384615385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06538461538461" calcext:value-type="float">
            <text:p>0.9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91923076923077" calcext:value-type="float">
            <text:p>0.89</text:p>
          </table:table-cell>
          <table:table-cell office:value-type="float" office:value="0.893076923076923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612777777777778" calcext:value-type="float">
            <text:p>0.61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42222222222222" calcext:value-type="float">
            <text:p>0.64</text:p>
          </table:table-cell>
          <table:table-cell office:value-type="float" office:value="0.671111111111111" calcext:value-type="float">
            <text:p>0.67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84583333333333" calcext:value-type="float">
            <text:p>0.68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700833333333333" calcext:value-type="float">
            <text:p>0.70</text:p>
          </table:table-cell>
          <table:table-cell office:value-type="float" office:value="0.599166666666667" calcext:value-type="float">
            <text:p>0.60</text:p>
          </table:table-cell>
          <table:table-cell office:value-type="float" office:value="0.63125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65" calcext:value-type="float">
            <text:p>0.57</text:p>
          </table:table-cell>
          <table:table-cell office:value-type="float" office:value="0.498571428571429" calcext:value-type="float">
            <text:p>0.50</text:p>
          </table:table-cell>
          <table:table-cell office:value-type="float" office:value="0.572142857142857" calcext:value-type="float">
            <text:p>0.57</text:p>
          </table:table-cell>
          <table:table-cell office:value-type="float" office:value="0.597857142857143" calcext:value-type="float">
            <text:p>0.60</text:p>
          </table:table-cell>
          <table:table-cell office:value-type="float" office:value="0.538571428571429" calcext:value-type="float">
            <text:p>0.54</text:p>
          </table:table-cell>
          <table:table-cell office:value-type="float" office:value="0.485" calcext:value-type="float">
            <text:p>0.49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2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08846153846154" calcext:value-type="float">
            <text:p>0.8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04615384615384" calcext:value-type="float">
            <text:p>0.80</text:p>
          </table:table-cell>
          <table:table-cell office:value-type="float" office:value="0.860769230769231" calcext:value-type="float">
            <text:p>0.86</text:p>
          </table:table-cell>
          <table:table-cell office:value-type="float" office:value="0.880769230769231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2777777777778" calcext:value-type="float">
            <text:p>0.58</text:p>
          </table:table-cell>
          <table:table-cell office:value-type="float" office:value="0.639444444444445" calcext:value-type="float">
            <text:p>0.64</text:p>
          </table:table-cell>
          <table:table-cell office:value-type="float" office:value="0.692222222222222" calcext:value-type="float">
            <text:p>0.69</text:p>
          </table:table-cell>
          <table:table-cell office:value-type="float" office:value="0.623333333333333" calcext:value-type="float">
            <text:p>0.62</text:p>
          </table:table-cell>
          <table:table-cell office:value-type="float" office:value="0.625555555555555" calcext:value-type="float">
            <text:p>0.63</text:p>
          </table:table-cell>
          <table:table-cell office:value-type="float" office:value="0.648333333333333" calcext:value-type="float">
            <text:p>0.65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9166666666667" calcext:value-type="float">
            <text:p>0.59</text:p>
          </table:table-cell>
          <table:table-cell office:value-type="float" office:value="0.5475" calcext:value-type="float">
            <text:p>0.55</text:p>
          </table:table-cell>
          <table:table-cell office:value-type="float" office:value="0.537083333333333" calcext:value-type="float">
            <text:p>0.54</text:p>
          </table:table-cell>
          <table:table-cell office:value-type="float" office:value="0.672916666666667" calcext:value-type="float">
            <text:p>0.67</text:p>
          </table:table-cell>
          <table:table-cell office:value-type="float" office:value="0.588333333333333" calcext:value-type="float">
            <text:p>0.59</text:p>
          </table:table-cell>
          <table:table-cell office:value-type="float" office:value="0.505833333333333" calcext:value-type="float">
            <text:p>0.5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75" calcext:value-type="float">
            <text:p>0.38</text:p>
          </table:table-cell>
          <table:table-cell office:value-type="float" office:value="0.365714285714286" calcext:value-type="float">
            <text:p>0.37</text:p>
          </table:table-cell>
          <table:table-cell office:value-type="float" office:value="0.506428571428571" calcext:value-type="float">
            <text:p>0.51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349285714285714" calcext:value-type="float">
            <text:p>0.35</text:p>
          </table:table-cell>
          <table:table-cell office:value-type="float" office:value="0.722857142857143" calcext:value-type="float">
            <text:p>0.72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2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461538461538" calcext:value-type="float">
            <text:p>0.85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86153846153846" calcext:value-type="float">
            <text:p>0.89</text:p>
          </table:table-cell>
          <table:table-cell office:value-type="float" office:value="0.901923076923077" calcext:value-type="float">
            <text:p>0.90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75555555555555" calcext:value-type="float">
            <text:p>0.58</text:p>
          </table:table-cell>
          <table:table-cell office:value-type="float" office:value="0.604444444444444" calcext:value-type="float">
            <text:p>0.60</text:p>
          </table:table-cell>
          <table:table-cell office:value-type="float" office:value="0.749444444444444" calcext:value-type="float">
            <text:p>0.75</text:p>
          </table:table-cell>
          <table:table-cell office:value-type="float" office:value="0.609444444444444" calcext:value-type="float">
            <text:p>0.61</text:p>
          </table:table-cell>
          <table:table-cell office:value-type="float" office:value="0.686666666666667" calcext:value-type="float">
            <text:p>0.69</text:p>
          </table:table-cell>
          <table:table-cell office:value-type="float" office:value="0.682777777777778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0833333333333" calcext:value-type="float">
            <text:p>0.58</text:p>
          </table:table-cell>
          <table:table-cell office:value-type="float" office:value="0.617083333333333" calcext:value-type="float">
            <text:p>0.62</text:p>
          </table:table-cell>
          <table:table-cell office:value-type="float" office:value="0.664583333333333" calcext:value-type="float">
            <text:p>0.66</text:p>
          </table:table-cell>
          <table:table-cell office:value-type="float" office:value="0.689583333333333" calcext:value-type="float">
            <text:p>0.69</text:p>
          </table:table-cell>
          <table:table-cell office:value-type="float" office:value="0.7025" calcext:value-type="float">
            <text:p>0.70</text:p>
          </table:table-cell>
          <table:table-cell office:value-type="float" office:value="0.6775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03571428571429" calcext:value-type="float">
            <text:p>0.40</text:p>
          </table:table-cell>
          <table:table-cell office:value-type="float" office:value="0.422142857142857" calcext:value-type="float">
            <text:p>0.42</text:p>
          </table:table-cell>
          <table:table-cell office:value-type="float" office:value="0.458571428571429" calcext:value-type="float">
            <text:p>0.46</text:p>
          </table:table-cell>
          <table:table-cell office:value-type="float" office:value="0.592142857142857" calcext:value-type="float">
            <text:p>0.59</text:p>
          </table:table-cell>
          <table:table-cell office:value-type="float" office:value="0.377857142857143" calcext:value-type="float">
            <text:p>0.38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2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901923076923077" calcext:value-type="float">
            <text:p>0.90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912307692307692" calcext:value-type="float">
            <text:p>0.91</text:p>
          </table:table-cell>
          <table:table-cell office:value-type="float" office:value="0.858461538461538" calcext:value-type="float">
            <text:p>0.86</text:p>
          </table:table-cell>
          <table:table-cell office:value-type="float" office:value="0.903461538461538" calcext:value-type="float">
            <text:p>0.90</text:p>
          </table:table-cell>
          <table:table-cell office:value-type="float" office:value="0.908076923076923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30555555555556" calcext:value-type="float">
            <text:p>0.73</text:p>
          </table:table-cell>
          <table:table-cell office:value-type="float" office:value="0.632777777777778" calcext:value-type="float">
            <text:p>0.63</text:p>
          </table:table-cell>
          <table:table-cell office:value-type="float" office:value="0.696111111111111" calcext:value-type="float">
            <text:p>0.70</text:p>
          </table:table-cell>
          <table:table-cell office:value-type="float" office:value="0.802777777777778" calcext:value-type="float">
            <text:p>0.80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719444444444444" calcext:value-type="float">
            <text:p>0.72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654583333333333" calcext:value-type="float">
            <text:p>0.65</text:p>
          </table:table-cell>
          <table:table-cell office:value-type="float" office:value="0.765" calcext:value-type="float">
            <text:p>0.77</text:p>
          </table:table-cell>
          <table:table-cell office:value-type="float" office:value="0.590416666666667" calcext:value-type="float">
            <text:p>0.59</text:p>
          </table:table-cell>
          <table:table-cell office:value-type="float" office:value="0.6875" calcext:value-type="float">
            <text:p>0.69</text:p>
          </table:table-cell>
          <table:table-cell office:value-type="float" office:value="0.70875" calcext:value-type="float">
            <text:p>0.7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" calcext:value-type="float">
            <text:p>0.43</text:p>
          </table:table-cell>
          <table:table-cell office:value-type="float" office:value="0.392142857142857" calcext:value-type="float">
            <text:p>0.39</text:p>
          </table:table-cell>
          <table:table-cell office:value-type="float" office:value="0.615" calcext:value-type="float">
            <text:p>0.62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491428571428571" calcext:value-type="float">
            <text:p>0.49</text:p>
          </table:table-cell>
          <table:table-cell office:value-type="float" office:value="0.797857142857143" calcext:value-type="float">
            <text:p>0.80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2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581538461538462" calcext:value-type="float">
            <text:p>0.58</text:p>
          </table:table-cell>
          <table:table-cell office:value-type="float" office:value="0.697307692307692" calcext:value-type="float">
            <text:p>0.70</text:p>
          </table:table-cell>
          <table:table-cell office:value-type="float" office:value="0.582692307692308" calcext:value-type="float">
            <text:p>0.58</text:p>
          </table:table-cell>
          <table:table-cell office:value-type="float" office:value="0.795384615384615" calcext:value-type="float">
            <text:p>0.80</text:p>
          </table:table-cell>
          <table:table-cell office:value-type="float" office:value="0.687692307692308" calcext:value-type="float">
            <text:p>0.69</text:p>
          </table:table-cell>
          <table:table-cell office:value-type="float" office:value="0.770384615384615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6666666666667" calcext:value-type="float">
            <text:p>0.56</text:p>
          </table:table-cell>
          <table:table-cell office:value-type="float" office:value="0.692777777777778" calcext:value-type="float">
            <text:p>0.69</text:p>
          </table:table-cell>
          <table:table-cell office:value-type="float" office:value="0.542222222222222" calcext:value-type="float">
            <text:p>0.54</text:p>
          </table:table-cell>
          <table:table-cell office:value-type="float" office:value="0.699444444444444" calcext:value-type="float">
            <text:p>0.70</text:p>
          </table:table-cell>
          <table:table-cell office:value-type="float" office:value="0.655" calcext:value-type="float">
            <text:p>0.66</text:p>
          </table:table-cell>
          <table:table-cell office:value-type="float" office:value="0.547777777777778" calcext:value-type="float">
            <text:p>0.55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375" calcext:value-type="float">
            <text:p>0.54</text:p>
          </table:table-cell>
          <table:table-cell office:value-type="float" office:value="0.58875" calcext:value-type="float">
            <text:p>0.59</text:p>
          </table:table-cell>
          <table:table-cell office:value-type="float" office:value="0.626666666666667" calcext:value-type="float">
            <text:p>0.63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275" calcext:value-type="float">
            <text:p>0.63</text:p>
          </table:table-cell>
          <table:table-cell office:value-type="float" office:value="0.609583333333333" calcext:value-type="float">
            <text:p>0.6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9285714285714" calcext:value-type="float">
            <text:p>0.61</text:p>
          </table:table-cell>
          <table:table-cell office:value-type="float" office:value="0.716428571428571" calcext:value-type="float">
            <text:p>0.72</text:p>
          </table:table-cell>
          <table:table-cell office:value-type="float" office:value="0.579285714285714" calcext:value-type="float">
            <text:p>0.58</text:p>
          </table:table-cell>
          <table:table-cell office:value-type="float" office:value="0.703571428571429" calcext:value-type="float">
            <text:p>0.70</text:p>
          </table:table-cell>
          <table:table-cell office:value-type="float" office:value="0.624285714285714" calcext:value-type="float">
            <text:p>0.62</text:p>
          </table:table-cell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653827160493827" calcext:value-type="float">
            <text:p>0.654</text:p>
          </table:table-cell>
          <table:table-cell table:style-name="ce8" table:formula="of:=AVERAGE([.E5];[.E14];[.E23];[.E32];[.E41];[.E50];[.E59];[.E77];[.E68])" office:value-type="float" office:value="0.611049382716049" calcext:value-type="float">
            <text:p>0.611</text:p>
          </table:table-cell>
          <table:table-cell table:style-name="ce8" table:formula="of:=AVERAGE([.F5];[.F14];[.F23];[.F32];[.F41];[.F50];[.F59];[.F77];[.F68])" office:value-type="float" office:value="0.669135802469136" calcext:value-type="float">
            <text:p>0.669</text:p>
          </table:table-cell>
          <table:table-cell table:style-name="ce11" table:formula="of:=AVERAGE([.G5];[.G14];[.G23];[.G32];[.G41];[.G50];[.G59];[.G77];[.G68])" office:value-type="float" office:value="0.695432098765432" calcext:value-type="float">
            <text:p>0.695</text:p>
          </table:table-cell>
          <table:table-cell table:style-name="ce8" table:formula="of:=AVERAGE([.H5];[.H14];[.H23];[.H32];[.H41];[.H50];[.H59];[.H77];[.H68])" office:value-type="float" office:value="0.662530864197531" calcext:value-type="float">
            <text:p>0.663</text:p>
          </table:table-cell>
          <table:table-cell table:style-name="ce8" table:formula="of:=AVERAGE([.I5];[.I14];[.I23];[.I32];[.I41];[.I50];[.I59];[.I77];[.I68])" office:value-type="float" office:value="0.651851851851852" calcext:value-type="float">
            <text:p>0.652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631527777777778" calcext:value-type="float">
            <text:p>0.632</text:p>
          </table:table-cell>
          <table:table-cell table:style-name="ce8" table:formula="of:=AVERAGE([.E$7];[.E$16];[.E$25];[.E$34];[.E$43];[.E$52];[.E$61];[.E$79];[.E$70])" office:value-type="float" office:value="0.58837962962963" calcext:value-type="float">
            <text:p>0.588</text:p>
          </table:table-cell>
          <table:table-cell table:style-name="ce11" table:formula="of:=AVERAGE([.F$7];[.F$16];[.F$25];[.F$34];[.F$43];[.F$52];[.F$61];[.F$79];[.F$70])" office:value-type="float" office:value="0.635138888888889" calcext:value-type="float">
            <text:p>0.635</text:p>
          </table:table-cell>
          <table:table-cell table:style-name="ce11" table:formula="of:=AVERAGE([.G$7];[.G$16];[.G$25];[.G$34];[.G$43];[.G$52];[.G$61];[.G$79];[.G$70])" office:value-type="float" office:value="0.635092592592593" calcext:value-type="float">
            <text:p>0.635</text:p>
          </table:table-cell>
          <table:table-cell table:style-name="ce11" table:formula="of:=AVERAGE([.H$7];[.H$16];[.H$25];[.H$34];[.H$43];[.H$52];[.H$61];[.H$79];[.H$70])" office:value-type="float" office:value="0.657083333333333" calcext:value-type="float">
            <text:p>0.657</text:p>
          </table:table-cell>
          <table:table-cell table:style-name="ce8" table:formula="of:=AVERAGE([.I$7];[.I$16];[.I$25];[.I$34];[.I$43];[.I$52];[.I$61];[.I$79];[.I$70])" office:value-type="float" office:value="0.623842592592593" calcext:value-type="float">
            <text:p>0.62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451269841269841" calcext:value-type="float">
            <text:p>0.451</text:p>
          </table:table-cell>
          <table:table-cell table:style-name="ce8" table:formula="of:=AVERAGE([.E$9];[.E$18];[.E$27];[.E$36];[.E$45];[.E$54];[.E$63];[.E$81];[.E$72])" office:value-type="float" office:value="0.392857142857143" calcext:value-type="float">
            <text:p>0.393</text:p>
          </table:table-cell>
          <table:table-cell table:style-name="ce8" table:formula="of:=AVERAGE([.F$9];[.F$18];[.F$27];[.F$36];[.F$45];[.F$54];[.F$63];[.F$81];[.F$72])" office:value-type="float" office:value="0.526507936507936" calcext:value-type="float">
            <text:p>0.527</text:p>
          </table:table-cell>
          <table:table-cell table:style-name="ce8" table:formula="of:=AVERAGE([.G$9];[.G$18];[.G$27];[.G$36];[.G$45];[.G$54];[.G$63];[.G$81];[.G$72])" office:value-type="float" office:value="0.513174603174603" calcext:value-type="float">
            <text:p>0.513</text:p>
          </table:table-cell>
          <table:table-cell table:style-name="ce8" table:formula="of:=AVERAGE([.H$9];[.H$18];[.H$27];[.H$36];[.H$45];[.H$54];[.H$63];[.H$81];[.H$72])" office:value-type="float" office:value="0.492301587301587" calcext:value-type="float">
            <text:p>0.492</text:p>
          </table:table-cell>
          <table:table-cell table:style-name="ce8" table:formula="of:=AVERAGE([.I$9];[.I$18];[.I$27];[.I$36];[.I$45];[.I$54];[.I$63];[.I$81];[.I$72])" office:value-type="float" office:value="0.54984126984127" calcext:value-type="float">
            <text:p>0.55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725082181615313" calcext:value-type="float">
            <text:p>0.073</text:p>
          </table:table-cell>
          <table:table-cell table:style-name="ce8" table:formula="of:=STDEV([.E$5];[.E$14];[.E$23];[.E$32];[.E$41];[.E$50];[.E$59];[.E$77];[.E$68])" office:value-type="float" office:value="0.0809179799472157" calcext:value-type="float">
            <text:p>0.081</text:p>
          </table:table-cell>
          <table:table-cell table:style-name="ce8" table:formula="of:=STDEV([.F$5];[.F$14];[.F$23];[.F$32];[.F$41];[.F$50];[.F$59];[.F$77];[.F$68])" office:value-type="float" office:value="0.0707838122706106" calcext:value-type="float">
            <text:p>0.071</text:p>
          </table:table-cell>
          <table:table-cell table:style-name="ce8" table:formula="of:=STDEV([.G$5];[.G$14];[.G$23];[.G$32];[.G$41];[.G$50];[.G$59];[.G$77];[.G$68])" office:value-type="float" office:value="0.0844196682301452" calcext:value-type="float">
            <text:p>0.084</text:p>
          </table:table-cell>
          <table:table-cell table:style-name="ce11" table:formula="of:=STDEV([.H$5];[.H$14];[.H$23];[.H$32];[.H$41];[.H$50];[.H$59];[.H$77];[.H$68])" office:value-type="float" office:value="0.0443846047778894" calcext:value-type="float">
            <text:p>0.044</text:p>
          </table:table-cell>
          <table:table-cell table:style-name="ce8" table:formula="of:=STDEV([.I$5];[.I$14];[.I$23];[.I$32];[.I$41];[.I$50];[.I$59];[.I$77];[.I$68])" office:value-type="float" office:value="0.0699586518092149" calcext:value-type="float">
            <text:p>0.07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51115503874742" calcext:value-type="float">
            <text:p>0.055</text:p>
          </table:table-cell>
          <table:table-cell table:style-name="ce8" table:formula="of:=STDEV([.E$7];[.E$16];[.E$25];[.E$34];[.E$43];[.E$52];[.E$61];[.E$79];[.E$70])" office:value-type="float" office:value="0.0540248321105018" calcext:value-type="float">
            <text:p>0.054</text:p>
          </table:table-cell>
          <table:table-cell table:style-name="ce8" table:formula="of:=STDEV([.F$7];[.F$16];[.F$25];[.F$34];[.F$43];[.F$52];[.F$61];[.F$79];[.F$70])" office:value-type="float" office:value="0.0630888923134123" calcext:value-type="float">
            <text:p>0.063</text:p>
          </table:table-cell>
          <table:table-cell table:style-name="ce8" table:formula="of:=STDEV([.G$7];[.G$16];[.G$25];[.G$34];[.G$43];[.G$52];[.G$61];[.G$79];[.G$70])" office:value-type="float" office:value="0.0819991578171145" calcext:value-type="float">
            <text:p>0.082</text:p>
          </table:table-cell>
          <table:table-cell table:style-name="ce11" table:formula="of:=STDEV([.H$7];[.H$16];[.H$25];[.H$34];[.H$43];[.H$52];[.H$61];[.H$79];[.H$70])" office:value-type="float" office:value="0.063606183093924" calcext:value-type="float">
            <text:p>0.064</text:p>
          </table:table-cell>
          <table:table-cell table:style-name="ce8" table:formula="of:=STDEV([.I$7];[.I$16];[.I$25];[.I$34];[.I$43];[.I$52];[.I$61];[.I$79];[.I$70])" office:value-type="float" office:value="0.063784977393187" calcext:value-type="float">
            <text:p>0.06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156623239023676" calcext:value-type="float">
            <text:p>0.157</text:p>
          </table:table-cell>
          <table:table-cell table:style-name="ce8" table:formula="of:=STDEV([.E$9];[.E$18];[.E$27];[.E$36];[.E$45];[.E$54];[.E$63];[.E$81];[.E$72])" office:value-type="float" office:value="0.123276381868266" calcext:value-type="float">
            <text:p>0.123</text:p>
          </table:table-cell>
          <table:table-cell table:style-name="ce8" table:formula="of:=STDEV([.F$9];[.F$18];[.F$27];[.F$36];[.F$45];[.F$54];[.F$63];[.F$81];[.F$72])" office:value-type="float" office:value="0.127180694833461" calcext:value-type="float">
            <text:p>0.127</text:p>
          </table:table-cell>
          <table:table-cell table:style-name="ce8" table:formula="of:=STDEV([.G$9];[.G$18];[.G$27];[.G$36];[.G$45];[.G$54];[.G$63];[.G$81];[.G$72])" office:value-type="float" office:value="0.136526755578026" calcext:value-type="float">
            <text:p>0.137</text:p>
          </table:table-cell>
          <table:table-cell table:style-name="ce8" table:formula="of:=STDEV([.H$9];[.H$18];[.H$27];[.H$36];[.H$45];[.H$54];[.H$63];[.H$81];[.H$72])" office:value-type="float" office:value="0.126989161606544" calcext:value-type="float">
            <text:p>0.127</text:p>
          </table:table-cell>
          <table:table-cell table:style-name="ce8" table:formula="of:=STDEV([.I$9];[.I$18];[.I$27];[.I$36];[.I$45];[.I$54];[.I$63];[.I$81];[.I$72])" office:value-type="float" office:value="0.139780156186392" calcext:value-type="float">
            <text:p>0.14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666111111111111" calcext:value-type="float">
            <text:p>0.666</text:p>
          </table:table-cell>
          <table:table-cell table:style-name="ce8" table:formula="of:=MEDIAN([.E$5];[.E$14];[.E$23];[.E$32];[.E$41];[.E$50];[.E$59];[.E$77];[.E$68])" office:value-type="float" office:value="0.627222222222222" calcext:value-type="float">
            <text:p>0.627</text:p>
          </table:table-cell>
          <table:table-cell table:style-name="ce8" table:formula="of:=MEDIAN([.F$5];[.F$14];[.F$23];[.F$32];[.F$41];[.F$50];[.F$59];[.F$77];[.F$68])" office:value-type="float" office:value="0.670555555555556" calcext:value-type="float">
            <text:p>0.671</text:p>
          </table:table-cell>
          <table:table-cell table:style-name="ce11" table:formula="of:=MEDIAN([.G$5];[.G$14];[.G$23];[.G$32];[.G$41];[.G$50];[.G$59];[.G$77];[.G$68])" office:value-type="float" office:value="0.699444444444444" calcext:value-type="float">
            <text:p>0.699</text:p>
          </table:table-cell>
          <table:table-cell table:style-name="ce8" table:formula="of:=MEDIAN([.H$5];[.H$14];[.H$23];[.H$32];[.H$41];[.H$50];[.H$59];[.H$77];[.H$68])" office:value-type="float" office:value="0.655" calcext:value-type="float">
            <text:p>0.655</text:p>
          </table:table-cell>
          <table:table-cell table:style-name="ce8" table:formula="of:=MEDIAN([.I$5];[.I$14];[.I$23];[.I$32];[.I$41];[.I$50];[.I$59];[.I$77];[.I$68])" office:value-type="float" office:value="0.671111111111111" calcext:value-type="float">
            <text:p>0.67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631666666666667" calcext:value-type="float">
            <text:p>0.632</text:p>
          </table:table-cell>
          <table:table-cell table:style-name="ce8" table:formula="of:=MEDIAN([.E$7];[.E$16];[.E$25];[.E$34];[.E$43];[.E$52];[.E$61];[.E$79];[.E$70])" office:value-type="float" office:value="0.58875" calcext:value-type="float">
            <text:p>0.589</text:p>
          </table:table-cell>
          <table:table-cell table:style-name="ce8" table:formula="of:=MEDIAN([.F$7];[.F$16];[.F$25];[.F$34];[.F$43];[.F$52];[.F$61];[.F$79];[.F$70])" office:value-type="float" office:value="0.626666666666667" calcext:value-type="float">
            <text:p>0.627</text:p>
          </table:table-cell>
          <table:table-cell table:style-name="ce8" table:formula="of:=MEDIAN([.G$7];[.G$16];[.G$25];[.G$34];[.G$43];[.G$52];[.G$61];[.G$79];[.G$70])" office:value-type="float" office:value="0.593333333333333" calcext:value-type="float">
            <text:p>0.593</text:p>
          </table:table-cell>
          <table:table-cell table:style-name="ce11" table:formula="of:=MEDIAN([.H$7];[.H$16];[.H$25];[.H$34];[.H$43];[.H$52];[.H$61];[.H$79];[.H$70])" office:value-type="float" office:value="0.66125" calcext:value-type="float">
            <text:p>0.661</text:p>
          </table:table-cell>
          <table:table-cell table:style-name="ce8" table:formula="of:=MEDIAN([.I$7];[.I$16];[.I$25];[.I$34];[.I$43];[.I$52];[.I$61];[.I$79];[.I$70])" office:value-type="float" office:value="0.629166666666667" calcext:value-type="float">
            <text:p>0.629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403571428571429" calcext:value-type="float">
            <text:p>0.404</text:p>
          </table:table-cell>
          <table:table-cell table:style-name="ce8" table:formula="of:=MEDIAN([.E$9];[.E$18];[.E$27];[.E$36];[.E$45];[.E$54];[.E$63];[.E$81];[.E$72])" office:value-type="float" office:value="0.392142857142857" calcext:value-type="float">
            <text:p>0.392</text:p>
          </table:table-cell>
          <table:table-cell table:style-name="ce8" table:formula="of:=MEDIAN([.F$9];[.F$18];[.F$27];[.F$36];[.F$45];[.F$54];[.F$63];[.F$81];[.F$72])" office:value-type="float" office:value="0.506428571428571" calcext:value-type="float">
            <text:p>0.506</text:p>
          </table:table-cell>
          <table:table-cell table:style-name="ce8" table:formula="of:=MEDIAN([.G$9];[.G$18];[.G$27];[.G$36];[.G$45];[.G$54];[.G$63];[.G$81];[.G$72])" office:value-type="float" office:value="0.579285714285714" calcext:value-type="float">
            <text:p>0.579</text:p>
          </table:table-cell>
          <table:table-cell table:style-name="ce8" table:formula="of:=MEDIAN([.H$9];[.H$18];[.H$27];[.H$36];[.H$45];[.H$54];[.H$63];[.H$81];[.H$72])" office:value-type="float" office:value="0.491428571428571" calcext:value-type="float">
            <text:p>0.491</text:p>
          </table:table-cell>
          <table:table-cell table:style-name="ce8" table:formula="of:=MEDIAN([.I$9];[.I$18];[.I$27];[.I$36];[.I$45];[.I$54];[.I$63];[.I$81];[.I$72])" office:value-type="float" office:value="0.491428571428571" calcext:value-type="float">
            <text:p>0.49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1005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DifAccuracy_Classic_200" table:style-name="ta1">
        <table:table-column table:style-name="co1" table:default-cell-style-name="ce23"/>
        <table:table-column table:style-name="co1" table:default-cell-style-name="ce45"/>
        <table:table-column table:style-name="co1" table:default-cell-style-name="ce35"/>
        <table:table-column table:style-name="co1" table:number-columns-repeated="6" table:default-cell-style-name="ce46"/>
        <table:table-column table:style-name="co1" table:default-cell-style-name="ce45"/>
        <table:table-row table:style-name="ro1">
          <table:table-cell table:style-name="ce45" office:value-type="string" calcext:value-type="string">
            <text:p>Avg of 200 leaners</text:p>
          </table:table-cell>
          <table:table-cell/>
          <table:table-cell table:style-name="ce45"/>
          <table:table-cell table:style-name="ce23" table:number-columns-repeated="6"/>
          <table:table-cell/>
        </table:table-row>
        <table:table-row table:style-name="ro1">
          <table:table-cell table:style-name="ce45"/>
          <table:table-cell/>
          <table:table-cell table:style-name="ce45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/>
        </table:table-row>
        <table:table-row table:style-name="ro1">
          <table:table-cell table:style-name="ce52" office:value-type="string" calcext:value-type="string" table:number-columns-spanned="1" table:number-rows-spanned="7">
            <text:p>TDU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182627564102565" calcext:value-type="float">
            <text:p>0.0018</text:p>
          </table:table-cell>
          <table:table-cell office:value-type="float" office:value="0.00288486538461539" calcext:value-type="float">
            <text:p>0.0029</text:p>
          </table:table-cell>
          <table:table-cell office:value-type="float" office:value="0.00133253205128206" calcext:value-type="float">
            <text:p>0.0013</text:p>
          </table:table-cell>
          <table:table-cell office:value-type="float" office:value="0.00277541666666667" calcext:value-type="float">
            <text:p>0.0028</text:p>
          </table:table-cell>
          <table:table-cell office:value-type="float" office:value="-0.0000524358974358928" calcext:value-type="float">
            <text:p>-0.0001</text:p>
          </table:table-cell>
          <table:table-cell office:value-type="float" office:value="0.0021945576923077" calcext:value-type="float">
            <text:p>0.0022</text:p>
          </table:table-cell>
          <table:table-cell table:style-name="ce23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447925848398336" calcext:value-type="float">
            <text:p>0.0045</text:p>
          </table:table-cell>
          <table:table-cell office:value-type="float" office:value="0.000506386046225717" calcext:value-type="float">
            <text:p>0.0005</text:p>
          </table:table-cell>
          <table:table-cell table:style-name="ce47" office:value-type="float" office:value="0.00400784815760297" calcext:value-type="float">
            <text:p>0.0040</text:p>
          </table:table-cell>
          <table:table-cell office:value-type="float" office:value="0.00316448982780653" calcext:value-type="float">
            <text:p>0.0032</text:p>
          </table:table-cell>
          <table:table-cell office:value-type="float" office:value="0.00262441708080254" calcext:value-type="float">
            <text:p>0.0026</text:p>
          </table:table-cell>
          <table:table-cell office:value-type="float" office:value="0.00212027254968987" calcext:value-type="float">
            <text:p>0.0021</text:p>
          </table:table-cell>
          <table:table-cell table:style-name="ce4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434935665799884" calcext:value-type="float">
            <text:p>0.0043</text:p>
          </table:table-cell>
          <table:table-cell office:value-type="float" office:value="-0.0022856244297956" calcext:value-type="float">
            <text:p>-0.0023</text:p>
          </table:table-cell>
          <table:table-cell office:value-type="float" office:value="0.00252658987090268" calcext:value-type="float">
            <text:p>0.0025</text:p>
          </table:table-cell>
          <table:table-cell office:value-type="float" office:value="-0.000858052936475952" calcext:value-type="float">
            <text:p>-0.0009</text:p>
          </table:table-cell>
          <table:table-cell office:value-type="float" office:value="0.00356485000945019" calcext:value-type="float">
            <text:p>0.0036</text:p>
          </table:table-cell>
          <table:table-cell office:value-type="float" office:value="0.000438191260419283" calcext:value-type="float">
            <text:p>0.0004</text:p>
          </table:table-cell>
          <table:table-cell table:style-name="ce23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0.00160710304112168" calcext:value-type="float">
            <text:p>0.0016</text:p>
          </table:table-cell>
          <table:table-cell office:value-type="float" office:value="-0.000590381431248926" calcext:value-type="float">
            <text:p>-0.0006</text:p>
          </table:table-cell>
          <table:table-cell office:value-type="float" office:value="0.000729079814799795" calcext:value-type="float">
            <text:p>0.0007</text:p>
          </table:table-cell>
          <table:table-cell office:value-type="float" office:value="-0.000142551805704485" calcext:value-type="float">
            <text:p>-0.0001</text:p>
          </table:table-cell>
          <table:table-cell office:value-type="float" office:value="0.00143057177289794" calcext:value-type="float">
            <text:p>0.0014</text:p>
          </table:table-cell>
          <table:table-cell office:value-type="float" office:value="0.000134288810325733" calcext:value-type="float">
            <text:p>0.0001</text:p>
          </table:table-cell>
          <table:table-cell table:style-name="ce23"/>
        </table:table-row>
        <table:table-row table:style-name="ro1">
          <table:table-cell/>
          <table:table-cell table:style-name="ce23"/>
          <table:table-cell table:number-columns-repeated="7"/>
          <table:table-cell table:style-name="ce23"/>
        </table:table-row>
        <table:table-row table:style-name="ro1">
          <table:table-cell/>
          <table:table-cell table:style-name="ce23" table:number-columns-repeated="2"/>
          <table:table-cell table:number-columns-repeated="6"/>
          <table:table-cell table:style-name="ce23"/>
        </table:table-row>
        <table:table-row table:style-name="ro1">
          <table:table-cell table:style-name="ce52" office:value-type="string" calcext:value-type="string" table:number-columns-spanned="1" table:number-rows-spanned="7">
            <text:p>Hostility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705696794871795" calcext:value-type="float">
            <text:p>0.0071</text:p>
          </table:table-cell>
          <table:table-cell office:value-type="float" office:value="0.00594508333333334" calcext:value-type="float">
            <text:p>0.0059</text:p>
          </table:table-cell>
          <table:table-cell office:value-type="float" office:value="0.00558466666666667" calcext:value-type="float">
            <text:p>0.0056</text:p>
          </table:table-cell>
          <table:table-cell office:value-type="float" office:value="0.00482484615384615" calcext:value-type="float">
            <text:p>0.0048</text:p>
          </table:table-cell>
          <table:table-cell office:value-type="float" office:value="0.00460281410256411" calcext:value-type="float">
            <text:p>0.0046</text:p>
          </table:table-cell>
          <table:table-cell office:value-type="float" office:value="0.00319886538461539" calcext:value-type="float">
            <text:p>0.0032</text:p>
          </table:table-cell>
          <table:table-cell table:style-name="ce2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633407644254033" calcext:value-type="float">
            <text:p>0.0063</text:p>
          </table:table-cell>
          <table:table-cell office:value-type="float" office:value="0.00612436870086728" calcext:value-type="float">
            <text:p>0.0061</text:p>
          </table:table-cell>
          <table:table-cell table:style-name="ce47" office:value-type="float" office:value="0.00870861313706807" calcext:value-type="float">
            <text:p>0.0087</text:p>
          </table:table-cell>
          <table:table-cell table:style-name="ce47" office:value-type="float" office:value="0.00991034845879295" calcext:value-type="float">
            <text:p>0.0099</text:p>
          </table:table-cell>
          <table:table-cell office:value-type="float" office:value="0.00387250767450758" calcext:value-type="float">
            <text:p>0.0039</text:p>
          </table:table-cell>
          <table:table-cell office:value-type="float" office:value="0.00808643260807228" calcext:value-type="float">
            <text:p>0.0081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361474313113368" calcext:value-type="float">
            <text:p>0.0036</text:p>
          </table:table-cell>
          <table:table-cell office:value-type="float" office:value="-0.0019610554795952" calcext:value-type="float">
            <text:p>-0.0020</text:p>
          </table:table-cell>
          <table:table-cell office:value-type="float" office:value="0.00357483636410396" calcext:value-type="float">
            <text:p>0.0036</text:p>
          </table:table-cell>
          <table:table-cell table:style-name="ce47" office:value-type="float" office:value="0.0065328171161453" calcext:value-type="float">
            <text:p>0.0065</text:p>
          </table:table-cell>
          <table:table-cell office:value-type="float" office:value="0.00562863862717183" calcext:value-type="float">
            <text:p>0.0056</text:p>
          </table:table-cell>
          <table:table-cell office:value-type="float" office:value="0.00216518501294609" calcext:value-type="float">
            <text:p>0.0022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249111967000757" calcext:value-type="float">
            <text:p>-0.0025</text:p>
          </table:table-cell>
          <table:table-cell office:value-type="float" office:value="-0.00224767483885384" calcext:value-type="float">
            <text:p>-0.0022</text:p>
          </table:table-cell>
          <table:table-cell office:value-type="float" office:value="-0.000690481423164975" calcext:value-type="float">
            <text:p>-0.0007</text:p>
          </table:table-cell>
          <table:table-cell office:value-type="float" office:value="-0.000812066553430998" calcext:value-type="float">
            <text:p>-0.0008</text:p>
          </table:table-cell>
          <table:table-cell office:value-type="float" office:value="-0.00175255783855953" calcext:value-type="float">
            <text:p>-0.0018</text:p>
          </table:table-cell>
          <table:table-cell office:value-type="float" office:value="-0.00146208509115408" calcext:value-type="float">
            <text:p>-0.001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/>
          <table:table-cell table:style-name="ce23"/>
          <table:table-cell table:style-name="ce48" table:number-columns-repeated="6"/>
          <table:table-cell/>
        </table:table-row>
        <table:table-row table:style-name="ro1">
          <table:table-cell table:style-name="ce52" office:value-type="string" calcext:value-type="string" table:number-columns-spanned="1" table:number-rows-spanned="7">
            <text:p>kDN</text:p>
          </table:table-cell>
          <table:table-cell table:style-name="ce23"/>
          <table:table-cell office:value-type="string" calcext:value-type="string">
            <text:p>artificial</text:p>
          </table:table-cell>
          <table:table-cell table:style-name="ce48" office:value-type="float" office:value="0.00605804487179488" calcext:value-type="float">
            <text:p>0.0061</text:p>
          </table:table-cell>
          <table:table-cell table:style-name="ce48" office:value-type="float" office:value="0.00732196153846154" calcext:value-type="float">
            <text:p>0.0073</text:p>
          </table:table-cell>
          <table:table-cell table:style-name="ce48" office:value-type="float" office:value="0.00565381410256411" calcext:value-type="float">
            <text:p>0.0057</text:p>
          </table:table-cell>
          <table:table-cell table:style-name="ce48" office:value-type="float" office:value="0.00483909615384616" calcext:value-type="float">
            <text:p>0.0048</text:p>
          </table:table-cell>
          <table:table-cell table:style-name="ce48" office:value-type="float" office:value="0.0051207435897436" calcext:value-type="float">
            <text:p>0.0051</text:p>
          </table:table-cell>
          <table:table-cell table:style-name="ce48" office:value-type="float" office:value="0.00475030128205129" calcext:value-type="float">
            <text:p>0.0048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0.00562388071636272" calcext:value-type="float">
            <text:p>0.0056</text:p>
          </table:table-cell>
          <table:table-cell table:style-name="ce48" office:value-type="float" office:value="0.00623450248728678" calcext:value-type="float">
            <text:p>0.0062</text:p>
          </table:table-cell>
          <table:table-cell table:style-name="ce48" office:value-type="float" office:value="0.00673559088643967" calcext:value-type="float">
            <text:p>0.0067</text:p>
          </table:table-cell>
          <table:table-cell table:style-name="ce50" office:value-type="float" office:value="0.00840886617526797" calcext:value-type="float">
            <text:p>0.0084</text:p>
          </table:table-cell>
          <table:table-cell table:style-name="ce48" office:value-type="float" office:value="0.00421128098104294" calcext:value-type="float">
            <text:p>0.0042</text:p>
          </table:table-cell>
          <table:table-cell table:style-name="ce48" office:value-type="float" office:value="0.00385600105725469" calcext:value-type="float">
            <text:p>0.0039</text:p>
          </table:table-cell>
          <table:table-cell/>
        </table:table-row>
        <table:table-row table:style-name="ro1">
          <table:covered-table-cell/>
          <table:table-cell table:style-name="ce23"/>
          <table:table-cell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0.00202949175752183" calcext:value-type="float">
            <text:p>0.0020</text:p>
          </table:table-cell>
          <table:table-cell table:style-name="ce48" office:value-type="float" office:value="0.000433122587260024" calcext:value-type="float">
            <text:p>0.0004</text:p>
          </table:table-cell>
          <table:table-cell table:style-name="ce50" office:value-type="float" office:value="0.00337252493034167" calcext:value-type="float">
            <text:p>0.0034</text:p>
          </table:table-cell>
          <table:table-cell table:style-name="ce48" office:value-type="float" office:value="-0.000150122379214255" calcext:value-type="float">
            <text:p>-0.0002</text:p>
          </table:table-cell>
          <table:table-cell table:style-name="ce48" office:value-type="float" office:value="0.00202657495236021" calcext:value-type="float">
            <text:p>0.0020</text:p>
          </table:table-cell>
          <table:table-cell table:style-name="ce48" office:value-type="float" office:value="0.000483134183849666" calcext:value-type="float">
            <text:p>0.0005</text:p>
          </table:table-cell>
          <table:table-cell/>
        </table:table-row>
        <table:table-row table:style-name="ro1">
          <table:covered-table-cell/>
          <table:table-cell table:style-name="ce23"/>
          <table:table-cell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-0.000979908312517078" calcext:value-type="float">
            <text:p>-0.0010</text:p>
          </table:table-cell>
          <table:table-cell table:style-name="ce48" office:value-type="float" office:value="-0.0032480795638645" calcext:value-type="float">
            <text:p>-0.0032</text:p>
          </table:table-cell>
          <table:table-cell table:style-name="ce48" office:value-type="float" office:value="-0.000601590993806639" calcext:value-type="float">
            <text:p>-0.0006</text:p>
          </table:table-cell>
          <table:table-cell table:style-name="ce48" office:value-type="float" office:value="-0.00155432544602219" calcext:value-type="float">
            <text:p>-0.0016</text:p>
          </table:table-cell>
          <table:table-cell table:style-name="ce48" office:value-type="float" office:value="-0.000325700216207527" calcext:value-type="float">
            <text:p>-0.0003</text:p>
          </table:table-cell>
          <table:table-cell table:style-name="ce48" office:value-type="float" office:value="-0.0010047501041305" calcext:value-type="float">
            <text:p>-0.00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/>
          <table:table-cell table:style-name="ce23"/>
          <table:table-cell table:number-columns-repeated="7"/>
        </table:table-row>
        <table:table-row table:style-name="ro1">
          <table:table-cell table:style-name="ce52" office:value-type="string" calcext:value-type="string" table:number-columns-spanned="1" table:number-rows-spanned="7">
            <text:p>N1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490901923076923" calcext:value-type="float">
            <text:p>0.0049</text:p>
          </table:table-cell>
          <table:table-cell office:value-type="float" office:value="0.00693742948717949" calcext:value-type="float">
            <text:p>0.0069</text:p>
          </table:table-cell>
          <table:table-cell office:value-type="float" office:value="0.0041493141025641" calcext:value-type="float">
            <text:p>0.0041</text:p>
          </table:table-cell>
          <table:table-cell office:value-type="float" office:value="0.00567453846153847" calcext:value-type="float">
            <text:p>0.0057</text:p>
          </table:table-cell>
          <table:table-cell office:value-type="float" office:value="0.00428641666666667" calcext:value-type="float">
            <text:p>0.0043</text:p>
          </table:table-cell>
          <table:table-cell office:value-type="float" office:value="0.00480842948717949" calcext:value-type="float">
            <text:p>0.004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459303692181902" calcext:value-type="float">
            <text:p>0.0046</text:p>
          </table:table-cell>
          <table:table-cell office:value-type="float" office:value="0.00352754509049421" calcext:value-type="float">
            <text:p>0.0035</text:p>
          </table:table-cell>
          <table:table-cell office:value-type="float" office:value="0.00463289845724542" calcext:value-type="float">
            <text:p>0.0046</text:p>
          </table:table-cell>
          <table:table-cell table:style-name="ce47" office:value-type="float" office:value="0.00772790461655306" calcext:value-type="float">
            <text:p>0.0077</text:p>
          </table:table-cell>
          <table:table-cell office:value-type="float" office:value="0.00348454651511172" calcext:value-type="float">
            <text:p>0.0035</text:p>
          </table:table-cell>
          <table:table-cell office:value-type="float" office:value="0.00582291123217012" calcext:value-type="float">
            <text:p>0.005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187742806122721" calcext:value-type="float">
            <text:p>0.0019</text:p>
          </table:table-cell>
          <table:table-cell office:value-type="float" office:value="0.000451855269747986" calcext:value-type="float">
            <text:p>0.0005</text:p>
          </table:table-cell>
          <table:table-cell office:value-type="float" office:value="0.0020681306057508" calcext:value-type="float">
            <text:p>0.0021</text:p>
          </table:table-cell>
          <table:table-cell table:style-name="ce47" office:value-type="float" office:value="0.00301797819738693" calcext:value-type="float">
            <text:p>0.0030</text:p>
          </table:table-cell>
          <table:table-cell office:value-type="float" office:value="0.000630450069903262" calcext:value-type="float">
            <text:p>0.0006</text:p>
          </table:table-cell>
          <table:table-cell office:value-type="float" office:value="0.00134649039028005" calcext:value-type="float">
            <text:p>0.0013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256709894519" calcext:value-type="float">
            <text:p>-0.0013</text:p>
          </table:table-cell>
          <table:table-cell office:value-type="float" office:value="-0.00236531273955856" calcext:value-type="float">
            <text:p>-0.0024</text:p>
          </table:table-cell>
          <table:table-cell office:value-type="float" office:value="-0.00213013462640021" calcext:value-type="float">
            <text:p>-0.0021</text:p>
          </table:table-cell>
          <table:table-cell office:value-type="float" office:value="-0.00203090216291879" calcext:value-type="float">
            <text:p>-0.0020</text:p>
          </table:table-cell>
          <table:table-cell office:value-type="float" office:value="-0.000578194829011131" calcext:value-type="float">
            <text:p>-0.0006</text:p>
          </table:table-cell>
          <table:table-cell office:value-type="float" office:value="-0.00168588940028824" calcext:value-type="float">
            <text:p>-0.00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/>
          <table:table-cell table:style-name="ce45"/>
          <table:table-cell table:number-columns-repeated="7"/>
        </table:table-row>
        <table:table-row table:style-name="ro1">
          <table:table-cell table:style-name="ce52" office:value-type="string" calcext:value-type="string" table:number-columns-spanned="1" table:number-rows-spanned="7">
            <text:p>N2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574381410256412" calcext:value-type="float">
            <text:p>0.0057</text:p>
          </table:table-cell>
          <table:table-cell office:value-type="float" office:value="0.0063727435897436" calcext:value-type="float">
            <text:p>0.0064</text:p>
          </table:table-cell>
          <table:table-cell office:value-type="float" office:value="0.00507332692307694" calcext:value-type="float">
            <text:p>0.0051</text:p>
          </table:table-cell>
          <table:table-cell office:value-type="float" office:value="0.00440923717948719" calcext:value-type="float">
            <text:p>0.0044</text:p>
          </table:table-cell>
          <table:table-cell office:value-type="float" office:value="0.00352612820512821" calcext:value-type="float">
            <text:p>0.0035</text:p>
          </table:table-cell>
          <table:table-cell office:value-type="float" office:value="0.00377049358974359" calcext:value-type="float">
            <text:p>0.003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179754395079458" calcext:value-type="float">
            <text:p>0.0018</text:p>
          </table:table-cell>
          <table:table-cell office:value-type="float" office:value="0.000704544088300136" calcext:value-type="float">
            <text:p>0.0007</text:p>
          </table:table-cell>
          <table:table-cell office:value-type="float" office:value="0.0038481627797043" calcext:value-type="float">
            <text:p>0.0038</text:p>
          </table:table-cell>
          <table:table-cell office:value-type="float" office:value="0.00142934625286356" calcext:value-type="float">
            <text:p>0.0014</text:p>
          </table:table-cell>
          <table:table-cell table:style-name="ce47" office:value-type="float" office:value="0.00472052452003628" calcext:value-type="float">
            <text:p>0.0047</text:p>
          </table:table-cell>
          <table:table-cell office:value-type="float" office:value="0.00358865874478056" calcext:value-type="float">
            <text:p>0.003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360868936882642" calcext:value-type="float">
            <text:p>0.0036</text:p>
          </table:table-cell>
          <table:table-cell office:value-type="float" office:value="0.00346008249746699" calcext:value-type="float">
            <text:p>0.0035</text:p>
          </table:table-cell>
          <table:table-cell office:value-type="float" office:value="0.0016771356455813" calcext:value-type="float">
            <text:p>0.0017</text:p>
          </table:table-cell>
          <table:table-cell table:style-name="ce47" office:value-type="float" office:value="0.00419391635556021" calcext:value-type="float">
            <text:p>0.0042</text:p>
          </table:table-cell>
          <table:table-cell office:value-type="float" office:value="0.0000188353898059512" calcext:value-type="float">
            <text:p>0.0000</text:p>
          </table:table-cell>
          <table:table-cell office:value-type="float" office:value="0.00286349744264046" calcext:value-type="float">
            <text:p>0.0029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0256158707780824" calcext:value-type="float">
            <text:p>-0.0003</text:p>
          </table:table-cell>
          <table:table-cell office:value-type="float" office:value="0.00018865512454407" calcext:value-type="float">
            <text:p>0.0002</text:p>
          </table:table-cell>
          <table:table-cell office:value-type="float" office:value="0.000392648558300406" calcext:value-type="float">
            <text:p>0.0004</text:p>
          </table:table-cell>
          <table:table-cell office:value-type="float" office:value="0.000307883784355785" calcext:value-type="float">
            <text:p>0.0003</text:p>
          </table:table-cell>
          <table:table-cell office:value-type="float" office:value="-0.000273212123300357" calcext:value-type="float">
            <text:p>-0.0003</text:p>
          </table:table-cell>
          <table:table-cell office:value-type="float" office:value="-0.000458013352205705" calcext:value-type="float">
            <text:p>-0.000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/>
          <table:table-cell table:style-name="ce23"/>
          <table:table-cell table:number-columns-repeated="7"/>
        </table:table-row>
        <table:table-row table:style-name="ro1">
          <table:table-cell table:style-name="ce52" office:value-type="string" calcext:value-type="string" table:number-columns-spanned="1" table:number-rows-spanned="7">
            <text:p>LSC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441998717948718" calcext:value-type="float">
            <text:p>0.0044</text:p>
          </table:table-cell>
          <table:table-cell office:value-type="float" office:value="0.00571542307692308" calcext:value-type="float">
            <text:p>0.0057</text:p>
          </table:table-cell>
          <table:table-cell office:value-type="float" office:value="0.00338253205128206" calcext:value-type="float">
            <text:p>0.0034</text:p>
          </table:table-cell>
          <table:table-cell office:value-type="float" office:value="0.00462064102564103" calcext:value-type="float">
            <text:p>0.0046</text:p>
          </table:table-cell>
          <table:table-cell office:value-type="float" office:value="0.00405125" calcext:value-type="float">
            <text:p>0.0041</text:p>
          </table:table-cell>
          <table:table-cell office:value-type="float" office:value="0.00375035897435897" calcext:value-type="float">
            <text:p>0.003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269545754394967" calcext:value-type="float">
            <text:p>0.0027</text:p>
          </table:table-cell>
          <table:table-cell table:style-name="ce47" office:value-type="float" office:value="0.00670159471267334" calcext:value-type="float">
            <text:p>0.0067</text:p>
          </table:table-cell>
          <table:table-cell office:value-type="float" office:value="0.0051502999928599" calcext:value-type="float">
            <text:p>0.0052</text:p>
          </table:table-cell>
          <table:table-cell office:value-type="float" office:value="0.00420167102578469" calcext:value-type="float">
            <text:p>0.0042</text:p>
          </table:table-cell>
          <table:table-cell office:value-type="float" office:value="0.00295593746912119" calcext:value-type="float">
            <text:p>0.0030</text:p>
          </table:table-cell>
          <table:table-cell table:style-name="ce47" office:value-type="float" office:value="0.00624193726897968" calcext:value-type="float">
            <text:p>0.0062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-0.000697322092361447" calcext:value-type="float">
            <text:p>-0.0007</text:p>
          </table:table-cell>
          <table:table-cell office:value-type="float" office:value="0.00097952903748048" calcext:value-type="float">
            <text:p>0.0010</text:p>
          </table:table-cell>
          <table:table-cell office:value-type="float" office:value="-0.000374737001195664" calcext:value-type="float">
            <text:p>-0.0004</text:p>
          </table:table-cell>
          <table:table-cell table:style-name="ce47" office:value-type="float" office:value="0.00305944825789493" calcext:value-type="float">
            <text:p>0.0031</text:p>
          </table:table-cell>
          <table:table-cell office:value-type="float" office:value="-0.000801892362093031" calcext:value-type="float">
            <text:p>-0.0008</text:p>
          </table:table-cell>
          <table:table-cell office:value-type="float" office:value="-0.00058631367041488" calcext:value-type="float">
            <text:p>-0.000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67455380144688" calcext:value-type="float">
            <text:p>-0.0017</text:p>
          </table:table-cell>
          <table:table-cell office:value-type="float" office:value="-0.00191646019779126" calcext:value-type="float">
            <text:p>-0.0019</text:p>
          </table:table-cell>
          <table:table-cell office:value-type="float" office:value="-0.000266394530896079" calcext:value-type="float">
            <text:p>-0.0003</text:p>
          </table:table-cell>
          <table:table-cell office:value-type="float" office:value="0.000996524392475268" calcext:value-type="float">
            <text:p>0.0010</text:p>
          </table:table-cell>
          <table:table-cell office:value-type="float" office:value="-0.0013172837252721" calcext:value-type="float">
            <text:p>-0.0013</text:p>
          </table:table-cell>
          <table:table-cell office:value-type="float" office:value="0.0011594313911673" calcext:value-type="float">
            <text:p>0.001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/>
          <table:table-cell table:style-name="ce45"/>
          <table:table-cell table:number-columns-repeated="7"/>
        </table:table-row>
        <table:table-row table:style-name="ro1">
          <table:table-cell table:style-name="ce52" office:value-type="string" calcext:value-type="string" table:number-columns-spanned="1" table:number-rows-spanned="7">
            <text:p>DCP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637000641025641" calcext:value-type="float">
            <text:p>0.0064</text:p>
          </table:table-cell>
          <table:table-cell office:value-type="float" office:value="0.00601703205128206" calcext:value-type="float">
            <text:p>0.0060</text:p>
          </table:table-cell>
          <table:table-cell office:value-type="float" office:value="0.00515351923076924" calcext:value-type="float">
            <text:p>0.0052</text:p>
          </table:table-cell>
          <table:table-cell office:value-type="float" office:value="0.00385556410256411" calcext:value-type="float">
            <text:p>0.0039</text:p>
          </table:table-cell>
          <table:table-cell office:value-type="float" office:value="0.00523209615384616" calcext:value-type="float">
            <text:p>0.0052</text:p>
          </table:table-cell>
          <table:table-cell office:value-type="float" office:value="0.00390408974358974" calcext:value-type="float">
            <text:p>0.0039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296312476412523" calcext:value-type="float">
            <text:p>0.0030</text:p>
          </table:table-cell>
          <table:table-cell office:value-type="float" office:value="0.00550266506609994" calcext:value-type="float">
            <text:p>0.0055</text:p>
          </table:table-cell>
          <table:table-cell table:style-name="ce47" office:value-type="float" office:value="0.00733629459716182" calcext:value-type="float">
            <text:p>0.0073</text:p>
          </table:table-cell>
          <table:table-cell table:style-name="ce47" office:value-type="float" office:value="0.00655014152788484" calcext:value-type="float">
            <text:p>0.0066</text:p>
          </table:table-cell>
          <table:table-cell office:value-type="float" office:value="0.00485785678288197" calcext:value-type="float">
            <text:p>0.0049</text:p>
          </table:table-cell>
          <table:table-cell office:value-type="float" office:value="0.00562789086570869" calcext:value-type="float">
            <text:p>0.005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324392509976302" calcext:value-type="float">
            <text:p>0.0032</text:p>
          </table:table-cell>
          <table:table-cell office:value-type="float" office:value="0.0014022627697966" calcext:value-type="float">
            <text:p>0.0014</text:p>
          </table:table-cell>
          <table:table-cell office:value-type="float" office:value="0.00157096156138254" calcext:value-type="float">
            <text:p>0.0016</text:p>
          </table:table-cell>
          <table:table-cell office:value-type="float" office:value="0.00231429674645374" calcext:value-type="float">
            <text:p>0.0023</text:p>
          </table:table-cell>
          <table:table-cell table:style-name="ce47" office:value-type="float" office:value="0.00321460879001064" calcext:value-type="float">
            <text:p>0.0032</text:p>
          </table:table-cell>
          <table:table-cell table:style-name="ce47" office:value-type="float" office:value="0.00388245784273766" calcext:value-type="float">
            <text:p>0.0039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254806016578861" calcext:value-type="float">
            <text:p>-0.0025</text:p>
          </table:table-cell>
          <table:table-cell office:value-type="float" office:value="-0.00230619791170993" calcext:value-type="float">
            <text:p>-0.0023</text:p>
          </table:table-cell>
          <table:table-cell office:value-type="float" office:value="-0.00165324785825432" calcext:value-type="float">
            <text:p>-0.0017</text:p>
          </table:table-cell>
          <table:table-cell office:value-type="float" office:value="-0.0000344746804252014" calcext:value-type="float">
            <text:p>0.0000</text:p>
          </table:table-cell>
          <table:table-cell office:value-type="float" office:value="-0.00222041426548355" calcext:value-type="float">
            <text:p>-0.0022</text:p>
          </table:table-cell>
          <table:table-cell office:value-type="float" office:value="-0.000048376395086467" calcext:value-type="float">
            <text:p>0.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/>
          <table:table-cell table:style-name="ce23"/>
          <table:table-cell table:number-columns-repeated="7"/>
        </table:table-row>
        <table:table-row table:style-name="ro1">
          <table:table-cell table:style-name="ce52" office:value-type="string" calcext:value-type="string" table:number-columns-spanned="1" table:number-rows-spanned="7">
            <text:p>CLD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675184615384616" calcext:value-type="float">
            <text:p>0.0068</text:p>
          </table:table-cell>
          <table:table-cell office:value-type="float" office:value="0.00467811538461539" calcext:value-type="float">
            <text:p>0.0047</text:p>
          </table:table-cell>
          <table:table-cell office:value-type="float" office:value="0.00532582692307692" calcext:value-type="float">
            <text:p>0.0053</text:p>
          </table:table-cell>
          <table:table-cell office:value-type="float" office:value="0.0033210576923077" calcext:value-type="float">
            <text:p>0.0033</text:p>
          </table:table-cell>
          <table:table-cell office:value-type="float" office:value="0.00456953846153847" calcext:value-type="float">
            <text:p>0.0046</text:p>
          </table:table-cell>
          <table:table-cell office:value-type="float" office:value="0.00265447435897436" calcext:value-type="float">
            <text:p>0.0027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900630133271686" calcext:value-type="float">
            <text:p>0.0090</text:p>
          </table:table-cell>
          <table:table-cell office:value-type="float" office:value="0.00564088564463373" calcext:value-type="float">
            <text:p>0.0056</text:p>
          </table:table-cell>
          <table:table-cell office:value-type="float" office:value="0.00682726931379008" calcext:value-type="float">
            <text:p>0.0068</text:p>
          </table:table-cell>
          <table:table-cell table:style-name="ce47" office:value-type="float" office:value="0.00908917541961579" calcext:value-type="float">
            <text:p>0.0091</text:p>
          </table:table-cell>
          <table:table-cell table:style-name="ce47" office:value-type="float" office:value="0.00810195361685316" calcext:value-type="float">
            <text:p>0.0081</text:p>
          </table:table-cell>
          <table:table-cell table:style-name="ce47" office:value-type="float" office:value="0.0102525363056253" calcext:value-type="float">
            <text:p>0.0103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590748874534166" calcext:value-type="float">
            <text:p>0.0059</text:p>
          </table:table-cell>
          <table:table-cell office:value-type="float" office:value="0.001557694120471" calcext:value-type="float">
            <text:p>0.0016</text:p>
          </table:table-cell>
          <table:table-cell table:style-name="ce47" office:value-type="float" office:value="0.00789424925906626" calcext:value-type="float">
            <text:p>0.0079</text:p>
          </table:table-cell>
          <table:table-cell office:value-type="float" office:value="0.00031263081420549" calcext:value-type="float">
            <text:p>0.0003</text:p>
          </table:table-cell>
          <table:table-cell office:value-type="float" office:value="0.00432033748250874" calcext:value-type="float">
            <text:p>0.0043</text:p>
          </table:table-cell>
          <table:table-cell office:value-type="float" office:value="0.00404973652000496" calcext:value-type="float">
            <text:p>0.0040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29964128394063" calcext:value-type="float">
            <text:p>-0.0013</text:p>
          </table:table-cell>
          <table:table-cell office:value-type="float" office:value="-0.00153868886680967" calcext:value-type="float">
            <text:p>-0.0015</text:p>
          </table:table-cell>
          <table:table-cell office:value-type="float" office:value="0.000474709350577504" calcext:value-type="float">
            <text:p>0.0005</text:p>
          </table:table-cell>
          <table:table-cell office:value-type="float" office:value="0.000213848514961418" calcext:value-type="float">
            <text:p>0.0002</text:p>
          </table:table-cell>
          <table:table-cell office:value-type="float" office:value="-0.000418276207354405" calcext:value-type="float">
            <text:p>-0.0004</text:p>
          </table:table-cell>
          <table:table-cell office:value-type="float" office:value="0.00176835509731419" calcext:value-type="float">
            <text:p>0.001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/>
          <table:table-cell table:style-name="ce45"/>
          <table:table-cell table:number-columns-repeated="7"/>
        </table:table-row>
        <table:table-row table:style-name="ro1">
          <table:table-cell table:style-name="ce52" office:value-type="string" calcext:value-type="string" table:number-columns-spanned="1" table:number-rows-spanned="7">
            <text:p>F1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00356987179487226" calcext:value-type="float">
            <text:p>0.0000</text:p>
          </table:table-cell>
          <table:table-cell office:value-type="float" office:value="0.00110223717948719" calcext:value-type="float">
            <text:p>0.0011</text:p>
          </table:table-cell>
          <table:table-cell office:value-type="float" office:value="0.000110173076923084" calcext:value-type="float">
            <text:p>0.0001</text:p>
          </table:table-cell>
          <table:table-cell office:value-type="float" office:value="0.00174428205128205" calcext:value-type="float">
            <text:p>0.0017</text:p>
          </table:table-cell>
          <table:table-cell office:value-type="float" office:value="0.00101526923076923" calcext:value-type="float">
            <text:p>0.0010</text:p>
          </table:table-cell>
          <table:table-cell office:value-type="float" office:value="0.00135257692307692" calcext:value-type="float">
            <text:p>0.0014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2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351656313006328" calcext:value-type="float">
            <text:p>0.0035</text:p>
          </table:table-cell>
          <table:table-cell table:style-name="ce47" office:value-type="float" office:value="0.00467304522062378" calcext:value-type="float">
            <text:p>0.0047</text:p>
          </table:table-cell>
          <table:table-cell office:value-type="float" office:value="0.000767496496523281" calcext:value-type="float">
            <text:p>0.0008</text:p>
          </table:table-cell>
          <table:table-cell table:style-name="ce47" office:value-type="float" office:value="0.00427751084033959" calcext:value-type="float">
            <text:p>0.0043</text:p>
          </table:table-cell>
          <table:table-cell table:style-name="ce47" office:value-type="float" office:value="0.00488993743903791" calcext:value-type="float">
            <text:p>0.0049</text:p>
          </table:table-cell>
          <table:table-cell office:value-type="float" office:value="0.00177830107813758" calcext:value-type="float">
            <text:p>0.001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2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-0.000361794228924331" calcext:value-type="float">
            <text:p>-0.0004</text:p>
          </table:table-cell>
          <table:table-cell table:style-name="ce47" office:value-type="float" office:value="0.0019597463811408" calcext:value-type="float">
            <text:p>0.0020</text:p>
          </table:table-cell>
          <table:table-cell office:value-type="float" office:value="0.00137740323244882" calcext:value-type="float">
            <text:p>0.0014</text:p>
          </table:table-cell>
          <table:table-cell office:value-type="float" office:value="0.00115536735488079" calcext:value-type="float">
            <text:p>0.0012</text:p>
          </table:table-cell>
          <table:table-cell office:value-type="float" office:value="0.001492735179061" calcext:value-type="float">
            <text:p>0.0015</text:p>
          </table:table-cell>
          <table:table-cell table:style-name="ce47" office:value-type="float" office:value="0.00176291147772581" calcext:value-type="float">
            <text:p>0.001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 table:style-name="ce45"/>
          <table:table-cell table:style-name="ce52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0.000320465581959544" calcext:value-type="float">
            <text:p>0.0003</text:p>
          </table:table-cell>
          <table:table-cell office:value-type="float" office:value="-0.000342706555839663" calcext:value-type="float">
            <text:p>-0.0003</text:p>
          </table:table-cell>
          <table:table-cell office:value-type="float" office:value="0.00065626398806241" calcext:value-type="float">
            <text:p>0.0007</text:p>
          </table:table-cell>
          <table:table-cell office:value-type="float" office:value="-0.000141640068502109" calcext:value-type="float">
            <text:p>-0.0001</text:p>
          </table:table-cell>
          <table:table-cell office:value-type="float" office:value="-0.0000581753869419156" calcext:value-type="float">
            <text:p>-0.0001</text:p>
          </table:table-cell>
          <table:table-cell office:value-type="float" office:value="0.00000786574021070002" calcext:value-type="float">
            <text:p>0.0000</text:p>
          </table:table-cell>
          <table:table-cell/>
        </table:table-row>
        <table:table-row table:style-name="ro1">
          <table:table-cell table:style-name="ce45"/>
          <table:table-cell/>
          <table:table-cell table:style-name="ce45"/>
          <table:table-cell table:style-name="ce49"/>
          <table:table-cell table:style-name="ce23" table:number-columns-repeated="5"/>
          <table:table-cell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avg total hard</text:p>
          </table:table-cell>
          <table:table-cell table:style-name="ce11" table:formula="of:=AVERAGE([.D5];[.D14];[.D23];[.D32];[.D41];[.D50];[.D59];[.D77];[.D68])" office:value-type="float" office:value="0.00455658258737278" calcext:value-type="float">
            <text:p>0.005</text:p>
          </table:table-cell>
          <table:table-cell table:style-name="ce8" table:formula="of:=AVERAGE([.E5];[.E14];[.E23];[.E32];[.E41];[.E50];[.E59];[.E77];[.E68])" office:value-type="float" office:value="0.00440172633968943" calcext:value-type="float">
            <text:p>0.004</text:p>
          </table:table-cell>
          <table:table-cell table:style-name="ce11" table:formula="of:=AVERAGE([.F5];[.F14];[.F23];[.F32];[.F41];[.F50];[.F59];[.F77];[.F68])" office:value-type="float" office:value="0.00533494153537728" calcext:value-type="float">
            <text:p>0.005</text:p>
          </table:table-cell>
          <table:table-cell table:style-name="ce11" table:formula="of:=AVERAGE([.G5];[.G14];[.G23];[.G32];[.G41];[.G50];[.G59];[.G77];[.G68])" office:value-type="float" office:value="0.00608438379387878" calcext:value-type="float">
            <text:p>0.006</text:p>
          </table:table-cell>
          <table:table-cell table:style-name="ce8" table:formula="of:=AVERAGE([.H5];[.H14];[.H23];[.H32];[.H41];[.H50];[.H59];[.H77];[.H68])" office:value-type="float" office:value="0.0044132180088217" calcext:value-type="float">
            <text:p>0.004</text:p>
          </table:table-cell>
          <table:table-cell table:style-name="ce11" table:formula="of:=AVERAGE([.I5];[.I14];[.I23];[.I32];[.I41];[.I50];[.I59];[.I77];[.I68])" office:value-type="float" office:value="0.00526388241226875" calcext:value-type="float">
            <text:p>0.005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avg total medium</text:p>
          </table:table-cell>
          <table:table-cell table:style-name="ce11" table:formula="of:=AVERAGE([.D$7];[.D$16];[.D$25];[.D$34];[.D$43];[.D$52];[.D$61];[.D$79];[.D$70])" office:value-type="float" office:value="0.00261911183339188" calcext:value-type="float">
            <text:p>0.003</text:p>
          </table:table-cell>
          <table:table-cell table:style-name="ce8" table:formula="of:=AVERAGE([.E$7];[.E$16];[.E$25];[.E$34];[.E$43];[.E$52];[.E$61];[.E$79];[.E$70])" office:value-type="float" office:value="0.000666401417108121" calcext:value-type="float">
            <text:p>0.001</text:p>
          </table:table-cell>
          <table:table-cell table:style-name="ce11" table:formula="of:=AVERAGE([.F$7];[.F$16];[.F$25];[.F$34];[.F$43];[.F$52];[.F$61];[.F$79];[.F$70])" office:value-type="float" office:value="0.00263189938537582" calcext:value-type="float">
            <text:p>0.003</text:p>
          </table:table-cell>
          <table:table-cell table:style-name="ce11" table:formula="of:=AVERAGE([.G$7];[.G$16];[.G$25];[.G$34];[.G$43];[.G$52];[.G$61];[.G$79];[.G$70])" office:value-type="float" office:value="0.0021753643918708" calcext:value-type="float">
            <text:p>0.002</text:p>
          </table:table-cell>
          <table:table-cell table:style-name="ce11" table:formula="of:=AVERAGE([.H$7];[.H$16];[.H$25];[.H$34];[.H$43];[.H$52];[.H$61];[.H$79];[.H$70])" office:value-type="float" office:value="0.00223279312646431" calcext:value-type="float">
            <text:p>0.002</text:p>
          </table:table-cell>
          <table:table-cell table:style-name="ce11" table:formula="of:=AVERAGE([.I$7];[.I$16];[.I$25];[.I$34];[.I$43];[.I$52];[.I$61];[.I$79];[.I$70])" office:value-type="float" office:value="0.00182281005113212" calcext:value-type="float">
            <text:p>0.002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-0.000953175912546597" calcext:value-type="float">
            <text:p>-0.001</text:p>
          </table:table-cell>
          <table:table-cell table:style-name="ce8" table:formula="of:=AVERAGE([.E$9];[.E$18];[.E$27];[.E$36];[.E$45];[.E$54];[.E$63];[.E$81];[.E$72])" office:value-type="float" office:value="-0.00159631633123692" calcext:value-type="float">
            <text:p>-0.002</text:p>
          </table:table-cell>
          <table:table-cell table:style-name="ce8" table:formula="of:=AVERAGE([.F$9];[.F$18];[.F$27];[.F$36];[.F$45];[.F$54];[.F$63];[.F$81];[.F$72])" office:value-type="float" office:value="-0.000343238635642457" calcext:value-type="float">
            <text:p>0.000</text:p>
          </table:table-cell>
          <table:table-cell table:style-name="ce8" table:formula="of:=AVERAGE([.G$9];[.G$18];[.G$27];[.G$36];[.G$45];[.G$54];[.G$63];[.G$81];[.G$72])" office:value-type="float" office:value="-0.0003553004472457" calcext:value-type="float">
            <text:p>0.000</text:p>
          </table:table-cell>
          <table:table-cell table:style-name="ce8" table:formula="of:=AVERAGE([.H$9];[.H$18];[.H$27];[.H$36];[.H$45];[.H$54];[.H$63];[.H$81];[.H$72])" office:value-type="float" office:value="-0.000612582535470287" calcext:value-type="float">
            <text:p>-0.001</text:p>
          </table:table-cell>
          <table:table-cell table:style-name="ce8" table:formula="of:=AVERAGE([.I$9];[.I$18];[.I$27];[.I$36];[.I$45];[.I$54];[.I$63];[.I$81];[.I$72])" office:value-type="float" office:value="-0.000176574811538564" calcext:value-type="float">
            <text:p>0.000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/>
          <table:table-cell table:style-name="ce8" table:number-columns-repeated="6"/>
          <table:table-cell table:style-name="ce35"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0220234941258404" calcext:value-type="float">
            <text:p>0.002</text:p>
          </table:table-cell>
          <table:table-cell table:style-name="ce8" table:formula="of:=STDEV([.E$5];[.E$14];[.E$23];[.E$32];[.E$41];[.E$50];[.E$59];[.E$77];[.E$68])" office:value-type="float" office:value="0.00234638500945029" calcext:value-type="float">
            <text:p>0.002</text:p>
          </table:table-cell>
          <table:table-cell table:style-name="ce8" table:formula="of:=STDEV([.F$5];[.F$14];[.F$23];[.F$32];[.F$41];[.F$50];[.F$59];[.F$77];[.F$68])" office:value-type="float" office:value="0.00237002463131199" calcext:value-type="float">
            <text:p>0.002</text:p>
          </table:table-cell>
          <table:table-cell table:style-name="ce8" table:formula="of:=STDEV([.G$5];[.G$14];[.G$23];[.G$32];[.G$41];[.G$50];[.G$59];[.G$77];[.G$68])" office:value-type="float" office:value="0.00293667839898993" calcext:value-type="float">
            <text:p>0.003</text:p>
          </table:table-cell>
          <table:table-cell table:style-name="ce8" table:formula="of:=STDEV([.H$5];[.H$14];[.H$23];[.H$32];[.H$41];[.H$50];[.H$59];[.H$77];[.H$68])" office:value-type="float" office:value="0.00160644113788295" calcext:value-type="float">
            <text:p>0.002</text:p>
          </table:table-cell>
          <table:table-cell table:style-name="ce8" table:formula="of:=STDEV([.I$5];[.I$14];[.I$23];[.I$32];[.I$41];[.I$50];[.I$59];[.I$77];[.I$68])" office:value-type="float" office:value="0.00276304018258827" calcext:value-type="float">
            <text:p>0.003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0214913902684422" calcext:value-type="float">
            <text:p>0.002</text:p>
          </table:table-cell>
          <table:table-cell table:style-name="ce8" table:formula="of:=STDEV([.E$7];[.E$16];[.E$25];[.E$34];[.E$43];[.E$52];[.E$61];[.E$79];[.E$70])" office:value-type="float" office:value="0.00182447849060547" calcext:value-type="float">
            <text:p>0.002</text:p>
          </table:table-cell>
          <table:table-cell table:style-name="ce8" table:formula="of:=STDEV([.F$7];[.F$16];[.F$25];[.F$34];[.F$43];[.F$52];[.F$61];[.F$79];[.F$70])" office:value-type="float" office:value="0.00229427803708289" calcext:value-type="float">
            <text:p>0.002</text:p>
          </table:table-cell>
          <table:table-cell table:style-name="ce8" table:formula="of:=STDEV([.G$7];[.G$16];[.G$25];[.G$34];[.G$43];[.G$52];[.G$61];[.G$79];[.G$70])" office:value-type="float" office:value="0.00233699942576475" calcext:value-type="float">
            <text:p>0.002</text:p>
          </table:table-cell>
          <table:table-cell table:style-name="ce8" table:formula="of:=STDEV([.H$7];[.H$16];[.H$25];[.H$34];[.H$43];[.H$52];[.H$61];[.H$79];[.H$70])" office:value-type="float" office:value="0.00211827127292954" calcext:value-type="float">
            <text:p>0.002</text:p>
          </table:table-cell>
          <table:table-cell table:style-name="ce8" table:formula="of:=STDEV([.I$7];[.I$16];[.I$25];[.I$34];[.I$43];[.I$52];[.I$61];[.I$79];[.I$70])" office:value-type="float" office:value="0.0015869722498227" calcext:value-type="float">
            <text:p>0.002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0133721831402011" calcext:value-type="float">
            <text:p>0.001</text:p>
          </table:table-cell>
          <table:table-cell table:style-name="ce8" table:formula="of:=STDEV([.E$9];[.E$18];[.E$27];[.E$36];[.E$45];[.E$54];[.E$63];[.E$81];[.E$72])" office:value-type="float" office:value="0.00112490308617558" calcext:value-type="float">
            <text:p>0.001</text:p>
          </table:table-cell>
          <table:table-cell table:style-name="ce8" table:formula="of:=STDEV([.F$9];[.F$18];[.F$27];[.F$36];[.F$45];[.F$54];[.F$63];[.F$81];[.F$72])" office:value-type="float" office:value="0.00102845704700817" calcext:value-type="float">
            <text:p>0.001</text:p>
          </table:table-cell>
          <table:table-cell table:style-name="ce8" table:formula="of:=STDEV([.G$9];[.G$18];[.G$27];[.G$36];[.G$45];[.G$54];[.G$63];[.G$81];[.G$72])" office:value-type="float" office:value="0.000951246124243656" calcext:value-type="float">
            <text:p>0.001</text:p>
          </table:table-cell>
          <table:table-cell table:style-name="ce8" table:formula="of:=STDEV([.H$9];[.H$18];[.H$27];[.H$36];[.H$45];[.H$54];[.H$63];[.H$81];[.H$72])" office:value-type="float" office:value="0.00106650881091094" calcext:value-type="float">
            <text:p>0.001</text:p>
          </table:table-cell>
          <table:table-cell table:style-name="ce8" table:formula="of:=STDEV([.I$9];[.I$18];[.I$27];[.I$36];[.I$45];[.I$54];[.I$63];[.I$81];[.I$72])" office:value-type="float" office:value="0.0011407455588764" calcext:value-type="float">
            <text:p>0.001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/>
          <table:table-cell table:style-name="ce8" table:number-columns-repeated="6"/>
          <table:table-cell table:style-name="ce35"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00447925848398336" calcext:value-type="float">
            <text:p>0.004</text:p>
          </table:table-cell>
          <table:table-cell table:style-name="ce11" table:formula="of:=MEDIAN([.E$5];[.E$14];[.E$23];[.E$32];[.E$41];[.E$50];[.E$59];[.E$77];[.E$68])" office:value-type="float" office:value="0.00550266506609994" calcext:value-type="float">
            <text:p>0.006</text:p>
          </table:table-cell>
          <table:table-cell table:style-name="ce8" table:formula="of:=MEDIAN([.F$5];[.F$14];[.F$23];[.F$32];[.F$41];[.F$50];[.F$59];[.F$77];[.F$68])" office:value-type="float" office:value="0.0051502999928599" calcext:value-type="float">
            <text:p>0.005</text:p>
          </table:table-cell>
          <table:table-cell table:style-name="ce11" table:formula="of:=MEDIAN([.G$5];[.G$14];[.G$23];[.G$32];[.G$41];[.G$50];[.G$59];[.G$77];[.G$68])" office:value-type="float" office:value="0.00655014152788484" calcext:value-type="float">
            <text:p>0.007</text:p>
          </table:table-cell>
          <table:table-cell table:style-name="ce8" table:formula="of:=MEDIAN([.H$5];[.H$14];[.H$23];[.H$32];[.H$41];[.H$50];[.H$59];[.H$77];[.H$68])" office:value-type="float" office:value="0.00421128098104294" calcext:value-type="float">
            <text:p>0.004</text:p>
          </table:table-cell>
          <table:table-cell table:style-name="ce11" table:formula="of:=MEDIAN([.I$5];[.I$14];[.I$23];[.I$32];[.I$41];[.I$50];[.I$59];[.I$77];[.I$68])" office:value-type="float" office:value="0.00562789086570869" calcext:value-type="float">
            <text:p>0.006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median total medium</text:p>
          </table:table-cell>
          <table:table-cell table:style-name="ce11" table:formula="of:=MEDIAN([.D$7];[.D$16];[.D$25];[.D$34];[.D$43];[.D$52];[.D$61];[.D$79];[.D$70])" office:value-type="float" office:value="0.00324392509976302" calcext:value-type="float">
            <text:p>0.003</text:p>
          </table:table-cell>
          <table:table-cell table:style-name="ce8" table:formula="of:=MEDIAN([.E$7];[.E$16];[.E$25];[.E$34];[.E$43];[.E$52];[.E$61];[.E$79];[.E$70])" office:value-type="float" office:value="0.00097952903748048" calcext:value-type="float">
            <text:p>0.001</text:p>
          </table:table-cell>
          <table:table-cell table:style-name="ce11" table:formula="of:=MEDIAN([.F$7];[.F$16];[.F$25];[.F$34];[.F$43];[.F$52];[.F$61];[.F$79];[.F$70])" office:value-type="float" office:value="0.0020681306057508" calcext:value-type="float">
            <text:p>0.002</text:p>
          </table:table-cell>
          <table:table-cell table:style-name="ce11" table:formula="of:=MEDIAN([.G$7];[.G$16];[.G$25];[.G$34];[.G$43];[.G$52];[.G$61];[.G$79];[.G$70])" office:value-type="float" office:value="0.00231429674645374" calcext:value-type="float">
            <text:p>0.002</text:p>
          </table:table-cell>
          <table:table-cell table:style-name="ce11" table:formula="of:=MEDIAN([.H$7];[.H$16];[.H$25];[.H$34];[.H$43];[.H$52];[.H$61];[.H$79];[.H$70])" office:value-type="float" office:value="0.00202657495236021" calcext:value-type="float">
            <text:p>0.002</text:p>
          </table:table-cell>
          <table:table-cell table:style-name="ce11" table:formula="of:=MEDIAN([.I$7];[.I$16];[.I$25];[.I$34];[.I$43];[.I$52];[.I$61];[.I$79];[.I$70])" office:value-type="float" office:value="0.00176291147772581" calcext:value-type="float">
            <text:p>0.002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-0.001256709894519" calcext:value-type="float">
            <text:p>-0.001</text:p>
          </table:table-cell>
          <table:table-cell table:style-name="ce8" table:formula="of:=MEDIAN([.E$9];[.E$18];[.E$27];[.E$36];[.E$45];[.E$54];[.E$63];[.E$81];[.E$72])" office:value-type="float" office:value="-0.00191646019779126" calcext:value-type="float">
            <text:p>-0.002</text:p>
          </table:table-cell>
          <table:table-cell table:style-name="ce8" table:formula="of:=MEDIAN([.F$9];[.F$18];[.F$27];[.F$36];[.F$45];[.F$54];[.F$63];[.F$81];[.F$72])" office:value-type="float" office:value="-0.000266394530896079" calcext:value-type="float">
            <text:p>0.000</text:p>
          </table:table-cell>
          <table:table-cell table:style-name="ce8" table:formula="of:=MEDIAN([.G$9];[.G$18];[.G$27];[.G$36];[.G$45];[.G$54];[.G$63];[.G$81];[.G$72])" office:value-type="float" office:value="-0.000141640068502109" calcext:value-type="float">
            <text:p>0.000</text:p>
          </table:table-cell>
          <table:table-cell table:style-name="ce8" table:formula="of:=MEDIAN([.H$9];[.H$18];[.H$27];[.H$36];[.H$45];[.H$54];[.H$63];[.H$81];[.H$72])" office:value-type="float" office:value="-0.000418276207354405" calcext:value-type="float">
            <text:p>0.000</text:p>
          </table:table-cell>
          <table:table-cell table:style-name="ce8" table:formula="of:=MEDIAN([.I$9];[.I$18];[.I$27];[.I$36];[.I$45];[.I$54];[.I$63];[.I$81];[.I$72])" office:value-type="float" office:value="-0.000048376395086467" calcext:value-type="float">
            <text:p>0.000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/>
          <table:table-cell table:style-name="ce33" table:number-columns-repeated="6"/>
          <table:table-cell table:style-name="ce35"/>
        </table:table-row>
        <table:table-row table:style-name="ro1">
          <table:table-cell table:style-name="ce45"/>
          <table:table-cell/>
          <table:table-cell table:style-name="ce45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</table:table-row>
        <table:table-row table:style-name="ro1">
          <table:table-cell table:style-name="ce45"/>
          <table:table-cell/>
          <table:table-cell table:style-name="ce45"/>
          <table:table-cell table:style-name="ce44" table:number-columns-repeated="6"/>
          <table:table-cell/>
        </table:table-row>
      </table:table>
      <table:table table:name="Classic_Uniform_STD" table:style-name="ta1">
        <table:table-column table:style-name="co1" table:number-columns-repeated="3" table:default-cell-style-name="Default"/>
        <table:table-column table:style-name="co1" table:number-columns-repeated="6" table:default-cell-style-name="ce51"/>
        <table:table-column table:style-name="co1" table:default-cell-style-name="Default"/>
        <table:table-row table:style-name="ro1">
          <table:table-cell table:style-name="ce45" office:value-type="string" calcext:value-type="string">
            <text:p>Std of 200 leaners</text:p>
          </table:table-cell>
          <table:table-cell table:style-name="ce45" table:number-columns-repeated="2"/>
          <table:table-cell table:style-name="ce23" table:number-columns-repeated="6"/>
          <table:table-cell table:style-name="ce45"/>
        </table:table-row>
        <table:table-row table:style-name="ro1">
          <table:table-cell table:style-name="ce45" table:number-columns-repeated="3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Uniform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9683042460446" calcext:value-type="float">
            <text:p>0.0200</text:p>
          </table:table-cell>
          <table:table-cell table:style-name="ce46" office:value-type="float" office:value="0.0195377512562598" calcext:value-type="float">
            <text:p>0.0195</text:p>
          </table:table-cell>
          <table:table-cell table:style-name="ce46" office:value-type="float" office:value="0.0190187902847875" calcext:value-type="float">
            <text:p>0.0190</text:p>
          </table:table-cell>
          <table:table-cell table:style-name="ce46" office:value-type="float" office:value="0.0199392425308172" calcext:value-type="float">
            <text:p>0.0199</text:p>
          </table:table-cell>
          <table:table-cell table:style-name="ce46" office:value-type="float" office:value="0.0197452647875767" calcext:value-type="float">
            <text:p>0.0197</text:p>
          </table:table-cell>
          <table:table-cell table:style-name="ce46" office:value-type="float" office:value="0.0192037176868903" calcext:value-type="float">
            <text:p>0.0192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8381808227989" calcext:value-type="float">
            <text:p>0.0608</text:p>
          </table:table-cell>
          <table:table-cell table:style-name="ce46" office:value-type="float" office:value="0.0645589056563159" calcext:value-type="float">
            <text:p>0.0646</text:p>
          </table:table-cell>
          <table:table-cell table:style-name="ce46" office:value-type="float" office:value="0.0631153882395227" calcext:value-type="float">
            <text:p>0.0631</text:p>
          </table:table-cell>
          <table:table-cell table:style-name="ce46" office:value-type="float" office:value="0.0640075892499082" calcext:value-type="float">
            <text:p>0.0640</text:p>
          </table:table-cell>
          <table:table-cell table:style-name="ce46" office:value-type="float" office:value="0.0603849546269194" calcext:value-type="float">
            <text:p>0.0604</text:p>
          </table:table-cell>
          <table:table-cell table:style-name="ce46" office:value-type="float" office:value="0.0644111513940835" calcext:value-type="float">
            <text:p>0.0644</text:p>
          </table:table-cell>
          <table:table-cell table:style-name="ce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6397057263937" calcext:value-type="float">
            <text:p>0.0606</text:p>
          </table:table-cell>
          <table:table-cell table:style-name="ce46" office:value-type="float" office:value="0.0603302904472159" calcext:value-type="float">
            <text:p>0.0603</text:p>
          </table:table-cell>
          <table:table-cell table:style-name="ce46" office:value-type="float" office:value="0.0607524855490878" calcext:value-type="float">
            <text:p>0.0608</text:p>
          </table:table-cell>
          <table:table-cell table:style-name="ce46" office:value-type="float" office:value="0.0598079984796879" calcext:value-type="float">
            <text:p>0.0598</text:p>
          </table:table-cell>
          <table:table-cell table:style-name="ce46" office:value-type="float" office:value="0.0577384712115168" calcext:value-type="float">
            <text:p>0.0577</text:p>
          </table:table-cell>
          <table:table-cell table:style-name="ce46" office:value-type="float" office:value="0.0577158218724411" calcext:value-type="float">
            <text:p>0.0577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1485782569405" calcext:value-type="float">
            <text:p>0.0191</text:p>
          </table:table-cell>
          <table:table-cell table:style-name="ce46" office:value-type="float" office:value="0.0198948169981845" calcext:value-type="float">
            <text:p>0.0199</text:p>
          </table:table-cell>
          <table:table-cell table:style-name="ce46" office:value-type="float" office:value="0.0187494731842166" calcext:value-type="float">
            <text:p>0.0187</text:p>
          </table:table-cell>
          <table:table-cell table:style-name="ce46" office:value-type="float" office:value="0.0198373537381725" calcext:value-type="float">
            <text:p>0.0198</text:p>
          </table:table-cell>
          <table:table-cell table:style-name="ce46" office:value-type="float" office:value="0.0189912257517725" calcext:value-type="float">
            <text:p>0.0190</text:p>
          </table:table-cell>
          <table:table-cell table:style-name="ce46" office:value-type="float" office:value="0.0192316609189313" calcext:value-type="float">
            <text:p>0.0192</text:p>
          </table:table-cell>
          <table:table-cell table:style-name="ce23"/>
        </table:table-row>
        <table:table-row table:style-name="ro1" table:number-rows-repeated="2">
          <table:table-cell table:style-name="ce45" table:number-columns-repeated="3"/>
          <table:table-cell table:style-name="ce23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9341481274775" calcext:value-type="float">
            <text:p>0.0189</text:p>
          </table:table-cell>
          <table:table-cell table:style-name="ce46" office:value-type="float" office:value="0.0194085917263951" calcext:value-type="float">
            <text:p>0.0194</text:p>
          </table:table-cell>
          <table:table-cell table:style-name="ce46" office:value-type="float" office:value="0.0189192832895791" calcext:value-type="float">
            <text:p>0.0189</text:p>
          </table:table-cell>
          <table:table-cell table:style-name="ce46" office:value-type="float" office:value="0.0197849641447505" calcext:value-type="float">
            <text:p>0.0198</text:p>
          </table:table-cell>
          <table:table-cell table:style-name="ce46" office:value-type="float" office:value="0.019481498401601" calcext:value-type="float">
            <text:p>0.0195</text:p>
          </table:table-cell>
          <table:table-cell table:style-name="ce46" office:value-type="float" office:value="0.0195182838503091" calcext:value-type="float">
            <text:p>0.0195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9198164044509" calcext:value-type="float">
            <text:p>0.0619</text:p>
          </table:table-cell>
          <table:table-cell table:style-name="ce46" office:value-type="float" office:value="0.0589740528890877" calcext:value-type="float">
            <text:p>0.0590</text:p>
          </table:table-cell>
          <table:table-cell table:style-name="ce46" office:value-type="float" office:value="0.061150269894895" calcext:value-type="float">
            <text:p>0.0612</text:p>
          </table:table-cell>
          <table:table-cell table:style-name="ce46" office:value-type="float" office:value="0.0623894269171749" calcext:value-type="float">
            <text:p>0.0624</text:p>
          </table:table-cell>
          <table:table-cell table:style-name="ce46" office:value-type="float" office:value="0.0622163411479535" calcext:value-type="float">
            <text:p>0.0622</text:p>
          </table:table-cell>
          <table:table-cell table:style-name="ce46" office:value-type="float" office:value="0.0640790509597277" calcext:value-type="float">
            <text:p>0.0641</text:p>
          </table:table-cell>
          <table:table-cell table:style-name="ce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83120315679459" calcext:value-type="float">
            <text:p>0.0583</text:p>
          </table:table-cell>
          <table:table-cell table:style-name="ce46" office:value-type="float" office:value="0.0573144593873973" calcext:value-type="float">
            <text:p>0.0573</text:p>
          </table:table-cell>
          <table:table-cell table:style-name="ce46" office:value-type="float" office:value="0.0575683399711798" calcext:value-type="float">
            <text:p>0.0576</text:p>
          </table:table-cell>
          <table:table-cell table:style-name="ce46" office:value-type="float" office:value="0.0619178641515322" calcext:value-type="float">
            <text:p>0.0619</text:p>
          </table:table-cell>
          <table:table-cell table:style-name="ce46" office:value-type="float" office:value="0.0597321131964843" calcext:value-type="float">
            <text:p>0.0597</text:p>
          </table:table-cell>
          <table:table-cell table:style-name="ce46" office:value-type="float" office:value="0.0604204113455292" calcext:value-type="float">
            <text:p>0.0604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9798314919903" calcext:value-type="float">
            <text:p>0.0190</text:p>
          </table:table-cell>
          <table:table-cell table:style-name="ce46" office:value-type="float" office:value="0.0193520121851981" calcext:value-type="float">
            <text:p>0.0194</text:p>
          </table:table-cell>
          <table:table-cell table:style-name="ce46" office:value-type="float" office:value="0.0189860951376678" calcext:value-type="float">
            <text:p>0.0190</text:p>
          </table:table-cell>
          <table:table-cell table:style-name="ce46" office:value-type="float" office:value="0.019630140305807" calcext:value-type="float">
            <text:p>0.0196</text:p>
          </table:table-cell>
          <table:table-cell table:style-name="ce46" office:value-type="float" office:value="0.0186434053863756" calcext:value-type="float">
            <text:p>0.0186</text:p>
          </table:table-cell>
          <table:table-cell table:style-name="ce46" office:value-type="float" office:value="0.0192893481595973" calcext:value-type="float">
            <text:p>0.0193</text:p>
          </table:table-cell>
          <table:table-cell table:style-name="ce23"/>
        </table:table-row>
        <table:table-row table:style-name="ro1">
          <table:table-cell table:style-name="ce23" table:number-columns-repeated="2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table-cell table:style-name="ce23" table:number-columns-repeated="3"/>
          <table:table-cell table:style-name="ce46" table:number-columns-repeated="6"/>
          <table:table-cell table:style-name="ce23"/>
        </table:table-row>
        <table:table-row table:style-name="ro1">
          <table:table-cell table:style-name="ce52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7099048895232" calcext:value-type="float">
            <text:p>0.0187</text:p>
          </table:table-cell>
          <table:table-cell table:style-name="ce46" office:value-type="float" office:value="0.0184720695873281" calcext:value-type="float">
            <text:p>0.0185</text:p>
          </table:table-cell>
          <table:table-cell table:style-name="ce46" office:value-type="float" office:value="0.0195438607233035" calcext:value-type="float">
            <text:p>0.0195</text:p>
          </table:table-cell>
          <table:table-cell table:style-name="ce46" office:value-type="float" office:value="0.0193233665174188" calcext:value-type="float">
            <text:p>0.0193</text:p>
          </table:table-cell>
          <table:table-cell table:style-name="ce46" office:value-type="float" office:value="0.0197297676774067" calcext:value-type="float">
            <text:p>0.0197</text:p>
          </table:table-cell>
          <table:table-cell table:style-name="ce46" office:value-type="float" office:value="0.0184519262985342" calcext:value-type="float">
            <text:p>0.0185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7800522696386" calcext:value-type="float">
            <text:p>0.0618</text:p>
          </table:table-cell>
          <table:table-cell table:style-name="ce46" office:value-type="float" office:value="0.0609799987166335" calcext:value-type="float">
            <text:p>0.0610</text:p>
          </table:table-cell>
          <table:table-cell table:style-name="ce46" office:value-type="float" office:value="0.0621194968702909" calcext:value-type="float">
            <text:p>0.0621</text:p>
          </table:table-cell>
          <table:table-cell table:style-name="ce46" office:value-type="float" office:value="0.0670215522499403" calcext:value-type="float">
            <text:p>0.0670</text:p>
          </table:table-cell>
          <table:table-cell table:style-name="ce46" office:value-type="float" office:value="0.0624944993623065" calcext:value-type="float">
            <text:p>0.0625</text:p>
          </table:table-cell>
          <table:table-cell table:style-name="ce46" office:value-type="float" office:value="0.0658960788999992" calcext:value-type="float">
            <text:p>0.0659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8504621876274" calcext:value-type="float">
            <text:p>0.0599</text:p>
          </table:table-cell>
          <table:table-cell table:style-name="ce46" office:value-type="float" office:value="0.0607734801688531" calcext:value-type="float">
            <text:p>0.0608</text:p>
          </table:table-cell>
          <table:table-cell table:style-name="ce46" office:value-type="float" office:value="0.0602315869706332" calcext:value-type="float">
            <text:p>0.0602</text:p>
          </table:table-cell>
          <table:table-cell table:style-name="ce46" office:value-type="float" office:value="0.060415125600036" calcext:value-type="float">
            <text:p>0.0604</text:p>
          </table:table-cell>
          <table:table-cell table:style-name="ce46" office:value-type="float" office:value="0.0585863135531952" calcext:value-type="float">
            <text:p>0.0586</text:p>
          </table:table-cell>
          <table:table-cell table:style-name="ce46" office:value-type="float" office:value="0.0600023082068125" calcext:value-type="float">
            <text:p>0.0600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277292015428" calcext:value-type="float">
            <text:p>0.0193</text:p>
          </table:table-cell>
          <table:table-cell table:style-name="ce46" office:value-type="float" office:value="0.0187041710669229" calcext:value-type="float">
            <text:p>0.0187</text:p>
          </table:table-cell>
          <table:table-cell table:style-name="ce46" office:value-type="float" office:value="0.0203535638042516" calcext:value-type="float">
            <text:p>0.0204</text:p>
          </table:table-cell>
          <table:table-cell table:style-name="ce46" office:value-type="float" office:value="0.0193218984263782" calcext:value-type="float">
            <text:p>0.0193</text:p>
          </table:table-cell>
          <table:table-cell table:style-name="ce46" office:value-type="float" office:value="0.0189767309997316" calcext:value-type="float">
            <text:p>0.0190</text:p>
          </table:table-cell>
          <table:table-cell table:style-name="ce46" office:value-type="float" office:value="0.0198675749345111" calcext:value-type="float">
            <text:p>0.0199</text:p>
          </table:table-cell>
          <table:table-cell table:style-name="ce45"/>
        </table:table-row>
        <table:table-row table:style-name="ro1">
          <table: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table-cell table:style-name="ce45" table:number-columns-repeated="2"/>
          <table:table-cell table:style-name="ce23"/>
          <table:table-cell table:style-name="ce48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8" office:value-type="float" office:value="0.018599644142904" calcext:value-type="float">
            <text:p>0.0186</text:p>
          </table:table-cell>
          <table:table-cell table:style-name="ce48" office:value-type="float" office:value="0.0188278954532695" calcext:value-type="float">
            <text:p>0.0188</text:p>
          </table:table-cell>
          <table:table-cell table:style-name="ce48" office:value-type="float" office:value="0.0186895708879403" calcext:value-type="float">
            <text:p>0.0187</text:p>
          </table:table-cell>
          <table:table-cell table:style-name="ce48" office:value-type="float" office:value="0.018669124255898" calcext:value-type="float">
            <text:p>0.0187</text:p>
          </table:table-cell>
          <table:table-cell table:style-name="ce48" office:value-type="float" office:value="0.0185212661770392" calcext:value-type="float">
            <text:p>0.0185</text:p>
          </table:table-cell>
          <table:table-cell table:style-name="ce48" office:value-type="float" office:value="0.0192074414106599" calcext:value-type="float">
            <text:p>0.0192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45"/>
          <table:table-cell table:style-name="ce35"/>
          <table:table-cell table:style-name="ce48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619123132710937" calcext:value-type="float">
            <text:p>0.0619</text:p>
          </table:table-cell>
          <table:table-cell table:style-name="ce48" office:value-type="float" office:value="0.0631005087120352" calcext:value-type="float">
            <text:p>0.0631</text:p>
          </table:table-cell>
          <table:table-cell table:style-name="ce48" office:value-type="float" office:value="0.0630315786720425" calcext:value-type="float">
            <text:p>0.0630</text:p>
          </table:table-cell>
          <table:table-cell table:style-name="ce48" office:value-type="float" office:value="0.0609938867731776" calcext:value-type="float">
            <text:p>0.0610</text:p>
          </table:table-cell>
          <table:table-cell table:style-name="ce48" office:value-type="float" office:value="0.0637668060636525" calcext:value-type="float">
            <text:p>0.0638</text:p>
          </table:table-cell>
          <table:table-cell table:style-name="ce48" office:value-type="float" office:value="0.0608795379934557" calcext:value-type="float">
            <text:p>0.0609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8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614868685010279" calcext:value-type="float">
            <text:p>0.0615</text:p>
          </table:table-cell>
          <table:table-cell table:style-name="ce48" office:value-type="float" office:value="0.0611704252536467" calcext:value-type="float">
            <text:p>0.0612</text:p>
          </table:table-cell>
          <table:table-cell table:style-name="ce48" office:value-type="float" office:value="0.0615282451835535" calcext:value-type="float">
            <text:p>0.0615</text:p>
          </table:table-cell>
          <table:table-cell table:style-name="ce48" office:value-type="float" office:value="0.0596687353275097" calcext:value-type="float">
            <text:p>0.0597</text:p>
          </table:table-cell>
          <table:table-cell table:style-name="ce48" office:value-type="float" office:value="0.0610276183251362" calcext:value-type="float">
            <text:p>0.0610</text:p>
          </table:table-cell>
          <table:table-cell table:style-name="ce48" office:value-type="float" office:value="0.0583290080017248" calcext:value-type="float">
            <text:p>0.0583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8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185645004706448" calcext:value-type="float">
            <text:p>0.0186</text:p>
          </table:table-cell>
          <table:table-cell table:style-name="ce48" office:value-type="float" office:value="0.0206803231813105" calcext:value-type="float">
            <text:p>0.0207</text:p>
          </table:table-cell>
          <table:table-cell table:style-name="ce48" office:value-type="float" office:value="0.0191313653845412" calcext:value-type="float">
            <text:p>0.0191</text:p>
          </table:table-cell>
          <table:table-cell table:style-name="ce48" office:value-type="float" office:value="0.0200200960113478" calcext:value-type="float">
            <text:p>0.0200</text:p>
          </table:table-cell>
          <table:table-cell table:style-name="ce48" office:value-type="float" office:value="0.0197183722732163" calcext:value-type="float">
            <text:p>0.0197</text:p>
          </table:table-cell>
          <table:table-cell table:style-name="ce48" office:value-type="float" office:value="0.0187200159628588" calcext:value-type="float">
            <text:p>0.0187</text:p>
          </table:table-cell>
          <table:table-cell table:style-name="ce45"/>
        </table:table-row>
        <table:table-row table:style-name="ro1">
          <table: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table-cell table:style-name="ce45" table:number-columns-repeated="2"/>
          <table:table-cell table:style-name="ce23"/>
          <table:table-cell table:style-name="ce46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0852811002714" calcext:value-type="float">
            <text:p>0.0191</text:p>
          </table:table-cell>
          <table:table-cell table:style-name="ce46" office:value-type="float" office:value="0.0184034116220464" calcext:value-type="float">
            <text:p>0.0184</text:p>
          </table:table-cell>
          <table:table-cell table:style-name="ce46" office:value-type="float" office:value="0.0184029812820533" calcext:value-type="float">
            <text:p>0.0184</text:p>
          </table:table-cell>
          <table:table-cell table:style-name="ce46" office:value-type="float" office:value="0.0186851397981146" calcext:value-type="float">
            <text:p>0.0187</text:p>
          </table:table-cell>
          <table:table-cell table:style-name="ce46" office:value-type="float" office:value="0.0185545086910482" calcext:value-type="float">
            <text:p>0.0186</text:p>
          </table:table-cell>
          <table:table-cell table:style-name="ce46" office:value-type="float" office:value="0.0186179678089645" calcext:value-type="float">
            <text:p>0.0186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25475217203929" calcext:value-type="float">
            <text:p>0.0625</text:p>
          </table:table-cell>
          <table:table-cell table:style-name="ce46" office:value-type="float" office:value="0.0655860871673673" calcext:value-type="float">
            <text:p>0.0656</text:p>
          </table:table-cell>
          <table:table-cell table:style-name="ce46" office:value-type="float" office:value="0.0631381180926891" calcext:value-type="float">
            <text:p>0.0631</text:p>
          </table:table-cell>
          <table:table-cell table:style-name="ce46" office:value-type="float" office:value="0.0622069974179157" calcext:value-type="float">
            <text:p>0.0622</text:p>
          </table:table-cell>
          <table:table-cell table:style-name="ce46" office:value-type="float" office:value="0.0640514712149096" calcext:value-type="float">
            <text:p>0.0641</text:p>
          </table:table-cell>
          <table:table-cell table:style-name="ce46" office:value-type="float" office:value="0.0640353229348632" calcext:value-type="float">
            <text:p>0.0640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6016235650574" calcext:value-type="float">
            <text:p>0.0596</text:p>
          </table:table-cell>
          <table:table-cell table:style-name="ce46" office:value-type="float" office:value="0.06044992293027" calcext:value-type="float">
            <text:p>0.0604</text:p>
          </table:table-cell>
          <table:table-cell table:style-name="ce46" office:value-type="float" office:value="0.0590282152063669" calcext:value-type="float">
            <text:p>0.0590</text:p>
          </table:table-cell>
          <table:table-cell table:style-name="ce46" office:value-type="float" office:value="0.062029012427717" calcext:value-type="float">
            <text:p>0.0620</text:p>
          </table:table-cell>
          <table:table-cell table:style-name="ce46" office:value-type="float" office:value="0.0590775683811082" calcext:value-type="float">
            <text:p>0.0591</text:p>
          </table:table-cell>
          <table:table-cell table:style-name="ce46" office:value-type="float" office:value="0.0577595712307887" calcext:value-type="float">
            <text:p>0.0578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6523304421177" calcext:value-type="float">
            <text:p>0.0187</text:p>
          </table:table-cell>
          <table:table-cell table:style-name="ce46" office:value-type="float" office:value="0.0201702355647288" calcext:value-type="float">
            <text:p>0.0202</text:p>
          </table:table-cell>
          <table:table-cell table:style-name="ce46" office:value-type="float" office:value="0.0182936294429402" calcext:value-type="float">
            <text:p>0.0183</text:p>
          </table:table-cell>
          <table:table-cell table:style-name="ce46" office:value-type="float" office:value="0.0197538552101389" calcext:value-type="float">
            <text:p>0.0198</text:p>
          </table:table-cell>
          <table:table-cell table:style-name="ce46" office:value-type="float" office:value="0.0186935726867618" calcext:value-type="float">
            <text:p>0.0187</text:p>
          </table:table-cell>
          <table:table-cell table:style-name="ce46" office:value-type="float" office:value="0.0199939499100222" calcext:value-type="float">
            <text:p>0.0200</text:p>
          </table:table-cell>
          <table:table-cell table:style-name="ce45"/>
        </table:table-row>
        <table:table-row table:style-name="ro1">
          <table: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table-cell table:style-name="ce45" table:number-columns-repeated="3"/>
          <table:table-cell table:style-name="ce46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79268776917111" calcext:value-type="float">
            <text:p>0.0179</text:p>
          </table:table-cell>
          <table:table-cell table:style-name="ce46" office:value-type="float" office:value="0.0191582769140496" calcext:value-type="float">
            <text:p>0.0192</text:p>
          </table:table-cell>
          <table:table-cell table:style-name="ce46" office:value-type="float" office:value="0.0185112996457805" calcext:value-type="float">
            <text:p>0.0185</text:p>
          </table:table-cell>
          <table:table-cell table:style-name="ce46" office:value-type="float" office:value="0.019277625621039" calcext:value-type="float">
            <text:p>0.0193</text:p>
          </table:table-cell>
          <table:table-cell table:style-name="ce46" office:value-type="float" office:value="0.0190219943323314" calcext:value-type="float">
            <text:p>0.0190</text:p>
          </table:table-cell>
          <table:table-cell table:style-name="ce46" office:value-type="float" office:value="0.0192053767739146" calcext:value-type="float">
            <text:p>0.0192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46097687781935" calcext:value-type="float">
            <text:p>0.0646</text:p>
          </table:table-cell>
          <table:table-cell table:style-name="ce46" office:value-type="float" office:value="0.0613867704438527" calcext:value-type="float">
            <text:p>0.0614</text:p>
          </table:table-cell>
          <table:table-cell table:style-name="ce46" office:value-type="float" office:value="0.0628939498358963" calcext:value-type="float">
            <text:p>0.0629</text:p>
          </table:table-cell>
          <table:table-cell table:style-name="ce46" office:value-type="float" office:value="0.0590061751656565" calcext:value-type="float">
            <text:p>0.0590</text:p>
          </table:table-cell>
          <table:table-cell table:style-name="ce46" office:value-type="float" office:value="0.0624109342142143" calcext:value-type="float">
            <text:p>0.0624</text:p>
          </table:table-cell>
          <table:table-cell table:style-name="ce46" office:value-type="float" office:value="0.0629205530047846" calcext:value-type="float">
            <text:p>0.0629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85162921619389" calcext:value-type="float">
            <text:p>0.0585</text:p>
          </table:table-cell>
          <table:table-cell table:style-name="ce46" office:value-type="float" office:value="0.0621482774199836" calcext:value-type="float">
            <text:p>0.0621</text:p>
          </table:table-cell>
          <table:table-cell table:style-name="ce46" office:value-type="float" office:value="0.0622624784190575" calcext:value-type="float">
            <text:p>0.0623</text:p>
          </table:table-cell>
          <table:table-cell table:style-name="ce46" office:value-type="float" office:value="0.062568364304837" calcext:value-type="float">
            <text:p>0.0626</text:p>
          </table:table-cell>
          <table:table-cell table:style-name="ce46" office:value-type="float" office:value="0.0624651699641594" calcext:value-type="float">
            <text:p>0.0625</text:p>
          </table:table-cell>
          <table:table-cell table:style-name="ce46" office:value-type="float" office:value="0.0603049475457216" calcext:value-type="float">
            <text:p>0.0603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7336981364936" calcext:value-type="float">
            <text:p>0.0197</text:p>
          </table:table-cell>
          <table:table-cell table:style-name="ce46" office:value-type="float" office:value="0.019102256987046" calcext:value-type="float">
            <text:p>0.0191</text:p>
          </table:table-cell>
          <table:table-cell table:style-name="ce46" office:value-type="float" office:value="0.0196259868579058" calcext:value-type="float">
            <text:p>0.0196</text:p>
          </table:table-cell>
          <table:table-cell table:style-name="ce46" office:value-type="float" office:value="0.019138182160119" calcext:value-type="float">
            <text:p>0.0191</text:p>
          </table:table-cell>
          <table:table-cell table:style-name="ce46" office:value-type="float" office:value="0.019880979903864" calcext:value-type="float">
            <text:p>0.0199</text:p>
          </table:table-cell>
          <table:table-cell table:style-name="ce46" office:value-type="float" office:value="0.0199853437421976" calcext:value-type="float">
            <text:p>0.0200</text:p>
          </table:table-cell>
          <table:table-cell table:style-name="ce45"/>
        </table:table-row>
        <table:table-row table:style-name="ro1">
          <table: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table-cell table:style-name="ce45" table:number-columns-repeated="2"/>
          <table:table-cell table:style-name="ce23"/>
          <table:table-cell table:style-name="ce46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6128256978622" calcext:value-type="float">
            <text:p>0.0186</text:p>
          </table:table-cell>
          <table:table-cell table:style-name="ce46" office:value-type="float" office:value="0.0187298506190403" calcext:value-type="float">
            <text:p>0.0187</text:p>
          </table:table-cell>
          <table:table-cell table:style-name="ce46" office:value-type="float" office:value="0.0190662847177465" calcext:value-type="float">
            <text:p>0.0191</text:p>
          </table:table-cell>
          <table:table-cell table:style-name="ce46" office:value-type="float" office:value="0.0187034502088471" calcext:value-type="float">
            <text:p>0.0187</text:p>
          </table:table-cell>
          <table:table-cell table:style-name="ce46" office:value-type="float" office:value="0.0191800887356619" calcext:value-type="float">
            <text:p>0.0192</text:p>
          </table:table-cell>
          <table:table-cell table:style-name="ce46" office:value-type="float" office:value="0.018565032872592" calcext:value-type="float">
            <text:p>0.0186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40854052940623" calcext:value-type="float">
            <text:p>0.0641</text:p>
          </table:table-cell>
          <table:table-cell table:style-name="ce46" office:value-type="float" office:value="0.0621245304722869" calcext:value-type="float">
            <text:p>0.0621</text:p>
          </table:table-cell>
          <table:table-cell table:style-name="ce46" office:value-type="float" office:value="0.0624208819384398" calcext:value-type="float">
            <text:p>0.0624</text:p>
          </table:table-cell>
          <table:table-cell table:style-name="ce46" office:value-type="float" office:value="0.0631721651674048" calcext:value-type="float">
            <text:p>0.0632</text:p>
          </table:table-cell>
          <table:table-cell table:style-name="ce46" office:value-type="float" office:value="0.0626519759358175" calcext:value-type="float">
            <text:p>0.0627</text:p>
          </table:table-cell>
          <table:table-cell table:style-name="ce46" office:value-type="float" office:value="0.0621351346546445" calcext:value-type="float">
            <text:p>0.0621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4168743907534" calcext:value-type="float">
            <text:p>0.0604</text:p>
          </table:table-cell>
          <table:table-cell table:style-name="ce46" office:value-type="float" office:value="0.0631917517115031" calcext:value-type="float">
            <text:p>0.0632</text:p>
          </table:table-cell>
          <table:table-cell table:style-name="ce46" office:value-type="float" office:value="0.0601871365184497" calcext:value-type="float">
            <text:p>0.0602</text:p>
          </table:table-cell>
          <table:table-cell table:style-name="ce46" office:value-type="float" office:value="0.0598302617790068" calcext:value-type="float">
            <text:p>0.0598</text:p>
          </table:table-cell>
          <table:table-cell table:style-name="ce46" office:value-type="float" office:value="0.0604721970426127" calcext:value-type="float">
            <text:p>0.0605</text:p>
          </table:table-cell>
          <table:table-cell table:style-name="ce46" office:value-type="float" office:value="0.0560503124703012" calcext:value-type="float">
            <text:p>0.0561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4077898966263" calcext:value-type="float">
            <text:p>0.0194</text:p>
          </table:table-cell>
          <table:table-cell table:style-name="ce46" office:value-type="float" office:value="0.0200662730304886" calcext:value-type="float">
            <text:p>0.0201</text:p>
          </table:table-cell>
          <table:table-cell table:style-name="ce46" office:value-type="float" office:value="0.0192880206176253" calcext:value-type="float">
            <text:p>0.0193</text:p>
          </table:table-cell>
          <table:table-cell table:style-name="ce46" office:value-type="float" office:value="0.0185225715281257" calcext:value-type="float">
            <text:p>0.0185</text:p>
          </table:table-cell>
          <table:table-cell table:style-name="ce46" office:value-type="float" office:value="0.0193755783954779" calcext:value-type="float">
            <text:p>0.0194</text:p>
          </table:table-cell>
          <table:table-cell table:style-name="ce46" office:value-type="float" office:value="0.0197097892463719" calcext:value-type="float">
            <text:p>0.0197</text:p>
          </table:table-cell>
          <table:table-cell table:style-name="ce45"/>
        </table:table-row>
        <table:table-row table:style-name="ro1">
          <table: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table-cell table:style-name="ce45" table:number-columns-repeated="3"/>
          <table:table-cell table:style-name="ce46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936032201934" calcext:value-type="float">
            <text:p>0.0189</text:p>
          </table:table-cell>
          <table:table-cell table:style-name="ce46" office:value-type="float" office:value="0.0186632453291534" calcext:value-type="float">
            <text:p>0.0187</text:p>
          </table:table-cell>
          <table:table-cell table:style-name="ce46" office:value-type="float" office:value="0.0179465455098151" calcext:value-type="float">
            <text:p>0.0179</text:p>
          </table:table-cell>
          <table:table-cell table:style-name="ce46" office:value-type="float" office:value="0.0184422428127391" calcext:value-type="float">
            <text:p>0.0184</text:p>
          </table:table-cell>
          <table:table-cell table:style-name="ce46" office:value-type="float" office:value="0.0179479661418573" calcext:value-type="float">
            <text:p>0.0179</text:p>
          </table:table-cell>
          <table:table-cell table:style-name="ce46" office:value-type="float" office:value="0.0192431145071339" calcext:value-type="float">
            <text:p>0.0192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5541933089649" calcext:value-type="float">
            <text:p>0.0636</text:p>
          </table:table-cell>
          <table:table-cell table:style-name="ce46" office:value-type="float" office:value="0.063826568972687" calcext:value-type="float">
            <text:p>0.0638</text:p>
          </table:table-cell>
          <table:table-cell table:style-name="ce46" office:value-type="float" office:value="0.0608590516411648" calcext:value-type="float">
            <text:p>0.0609</text:p>
          </table:table-cell>
          <table:table-cell table:style-name="ce46" office:value-type="float" office:value="0.0621368599931807" calcext:value-type="float">
            <text:p>0.0621</text:p>
          </table:table-cell>
          <table:table-cell table:style-name="ce46" office:value-type="float" office:value="0.0613601213701897" calcext:value-type="float">
            <text:p>0.0614</text:p>
          </table:table-cell>
          <table:table-cell table:style-name="ce46" office:value-type="float" office:value="0.0641927740673654" calcext:value-type="float">
            <text:p>0.0642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0133126010501" calcext:value-type="float">
            <text:p>0.0590</text:p>
          </table:table-cell>
          <table:table-cell table:style-name="ce46" office:value-type="float" office:value="0.0607606555663252" calcext:value-type="float">
            <text:p>0.0608</text:p>
          </table:table-cell>
          <table:table-cell table:style-name="ce46" office:value-type="float" office:value="0.0587108440418788" calcext:value-type="float">
            <text:p>0.0587</text:p>
          </table:table-cell>
          <table:table-cell table:style-name="ce46" office:value-type="float" office:value="0.0569497617532771" calcext:value-type="float">
            <text:p>0.0569</text:p>
          </table:table-cell>
          <table:table-cell table:style-name="ce46" office:value-type="float" office:value="0.0595404456138599" calcext:value-type="float">
            <text:p>0.0595</text:p>
          </table:table-cell>
          <table:table-cell table:style-name="ce46" office:value-type="float" office:value="0.0601076727498806" calcext:value-type="float">
            <text:p>0.0601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4464432726793" calcext:value-type="float">
            <text:p>0.0194</text:p>
          </table:table-cell>
          <table:table-cell table:style-name="ce46" office:value-type="float" office:value="0.0172263748485542" calcext:value-type="float">
            <text:p>0.0172</text:p>
          </table:table-cell>
          <table:table-cell table:style-name="ce46" office:value-type="float" office:value="0.0193842428774957" calcext:value-type="float">
            <text:p>0.0194</text:p>
          </table:table-cell>
          <table:table-cell table:style-name="ce46" office:value-type="float" office:value="0.0185588540713324" calcext:value-type="float">
            <text:p>0.0186</text:p>
          </table:table-cell>
          <table:table-cell table:style-name="ce46" office:value-type="float" office:value="0.0201272776697445" calcext:value-type="float">
            <text:p>0.0201</text:p>
          </table:table-cell>
          <table:table-cell table:style-name="ce46" office:value-type="float" office:value="0.0195856876521389" calcext:value-type="float">
            <text:p>0.0196</text:p>
          </table:table-cell>
          <table:table-cell table:style-name="ce45"/>
        </table:table-row>
        <table:table-row table:style-name="ro1">
          <table: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table-cell table:style-name="ce45" table:number-columns-repeated="2"/>
          <table:table-cell table:style-name="ce23"/>
          <table:table-cell table:style-name="ce46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2447711875614" calcext:value-type="float">
            <text:p>0.0192</text:p>
          </table:table-cell>
          <table:table-cell table:style-name="ce46" office:value-type="float" office:value="0.0194374179672812" calcext:value-type="float">
            <text:p>0.0194</text:p>
          </table:table-cell>
          <table:table-cell table:style-name="ce46" office:value-type="float" office:value="0.019135637491837" calcext:value-type="float">
            <text:p>0.0191</text:p>
          </table:table-cell>
          <table:table-cell table:style-name="ce46" office:value-type="float" office:value="0.0198165449024399" calcext:value-type="float">
            <text:p>0.0198</text:p>
          </table:table-cell>
          <table:table-cell table:style-name="ce46" office:value-type="float" office:value="0.0186967025710706" calcext:value-type="float">
            <text:p>0.0187</text:p>
          </table:table-cell>
          <table:table-cell table:style-name="ce46" office:value-type="float" office:value="0.0193291330844276" calcext:value-type="float">
            <text:p>0.0193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3189074671867" calcext:value-type="float">
            <text:p>0.0633</text:p>
          </table:table-cell>
          <table:table-cell table:style-name="ce46" office:value-type="float" office:value="0.0607959031965658" calcext:value-type="float">
            <text:p>0.0608</text:p>
          </table:table-cell>
          <table:table-cell table:style-name="ce46" office:value-type="float" office:value="0.0608459862211638" calcext:value-type="float">
            <text:p>0.0608</text:p>
          </table:table-cell>
          <table:table-cell table:style-name="ce46" office:value-type="float" office:value="0.0628750330909937" calcext:value-type="float">
            <text:p>0.0629</text:p>
          </table:table-cell>
          <table:table-cell table:style-name="ce46" office:value-type="float" office:value="0.0605868493152444" calcext:value-type="float">
            <text:p>0.0606</text:p>
          </table:table-cell>
          <table:table-cell table:style-name="ce46" office:value-type="float" office:value="0.0630374651814774" calcext:value-type="float">
            <text:p>0.0630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9207247630637" calcext:value-type="float">
            <text:p>0.0619</text:p>
          </table:table-cell>
          <table:table-cell table:style-name="ce46" office:value-type="float" office:value="0.0627442206370375" calcext:value-type="float">
            <text:p>0.0627</text:p>
          </table:table-cell>
          <table:table-cell table:style-name="ce46" office:value-type="float" office:value="0.0596276719336984" calcext:value-type="float">
            <text:p>0.0596</text:p>
          </table:table-cell>
          <table:table-cell table:style-name="ce46" office:value-type="float" office:value="0.058549531023906" calcext:value-type="float">
            <text:p>0.0585</text:p>
          </table:table-cell>
          <table:table-cell table:style-name="ce46" office:value-type="float" office:value="0.0598536908821685" calcext:value-type="float">
            <text:p>0.0599</text:p>
          </table:table-cell>
          <table:table-cell table:style-name="ce46" office:value-type="float" office:value="0.0602933453309382" calcext:value-type="float">
            <text:p>0.0603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3773262154869" calcext:value-type="float">
            <text:p>0.0184</text:p>
          </table:table-cell>
          <table:table-cell table:style-name="ce46" office:value-type="float" office:value="0.0192424180464226" calcext:value-type="float">
            <text:p>0.0192</text:p>
          </table:table-cell>
          <table:table-cell table:style-name="ce46" office:value-type="float" office:value="0.0181549589782853" calcext:value-type="float">
            <text:p>0.0182</text:p>
          </table:table-cell>
          <table:table-cell table:style-name="ce46" office:value-type="float" office:value="0.018999497615373" calcext:value-type="float">
            <text:p>0.0190</text:p>
          </table:table-cell>
          <table:table-cell table:style-name="ce46" office:value-type="float" office:value="0.018856867777097" calcext:value-type="float">
            <text:p>0.0189</text:p>
          </table:table-cell>
          <table:table-cell table:style-name="ce46" office:value-type="float" office:value="0.0195682287434292" calcext:value-type="float">
            <text:p>0.0196</text:p>
          </table:table-cell>
          <table:table-cell table:style-name="ce45"/>
        </table:table-row>
        <table:table-row table:style-name="ro1">
          <table: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table-cell table:style-name="ce45" table:number-columns-repeated="3"/>
          <table:table-cell table:style-name="ce46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5858529707321" calcext:value-type="float">
            <text:p>0.0196</text:p>
          </table:table-cell>
          <table:table-cell table:style-name="ce46" office:value-type="float" office:value="0.0189040057902998" calcext:value-type="float">
            <text:p>0.0189</text:p>
          </table:table-cell>
          <table:table-cell table:style-name="ce46" office:value-type="float" office:value="0.0198483673479584" calcext:value-type="float">
            <text:p>0.0198</text:p>
          </table:table-cell>
          <table:table-cell table:style-name="ce46" office:value-type="float" office:value="0.0188988868618241" calcext:value-type="float">
            <text:p>0.0189</text:p>
          </table:table-cell>
          <table:table-cell table:style-name="ce46" office:value-type="float" office:value="0.0197130530334423" calcext:value-type="float">
            <text:p>0.0197</text:p>
          </table:table-cell>
          <table:table-cell table:style-name="ce46" office:value-type="float" office:value="0.0199349453715009" calcext:value-type="float">
            <text:p>0.0199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45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1103297528509" calcext:value-type="float">
            <text:p>0.0631</text:p>
          </table:table-cell>
          <table:table-cell table:style-name="ce46" office:value-type="float" office:value="0.0619602769181739" calcext:value-type="float">
            <text:p>0.0620</text:p>
          </table:table-cell>
          <table:table-cell table:style-name="ce46" office:value-type="float" office:value="0.0593339145487415" calcext:value-type="float">
            <text:p>0.0593</text:p>
          </table:table-cell>
          <table:table-cell table:style-name="ce46" office:value-type="float" office:value="0.0635108356232534" calcext:value-type="float">
            <text:p>0.0635</text:p>
          </table:table-cell>
          <table:table-cell table:style-name="ce46" office:value-type="float" office:value="0.0651433329175256" calcext:value-type="float">
            <text:p>0.0651</text:p>
          </table:table-cell>
          <table:table-cell table:style-name="ce46" office:value-type="float" office:value="0.0599014354108255" calcext:value-type="float">
            <text:p>0.0599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78668488700579" calcext:value-type="float">
            <text:p>0.0579</text:p>
          </table:table-cell>
          <table:table-cell table:style-name="ce46" office:value-type="float" office:value="0.0619095422432644" calcext:value-type="float">
            <text:p>0.0619</text:p>
          </table:table-cell>
          <table:table-cell table:style-name="ce46" office:value-type="float" office:value="0.0594668076258278" calcext:value-type="float">
            <text:p>0.0595</text:p>
          </table:table-cell>
          <table:table-cell table:style-name="ce46" office:value-type="float" office:value="0.060003688613387" calcext:value-type="float">
            <text:p>0.0600</text:p>
          </table:table-cell>
          <table:table-cell table:style-name="ce46" office:value-type="float" office:value="0.0592904892372067" calcext:value-type="float">
            <text:p>0.0593</text:p>
          </table:table-cell>
          <table:table-cell table:style-name="ce46" office:value-type="float" office:value="0.0580053935804379" calcext:value-type="float">
            <text:p>0.0580</text:p>
          </table:table-cell>
          <table:table-cell table:style-name="ce4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45"/>
        </table:table-row>
        <table:table-row table:style-name="ro1">
          <table:covered-table-cell table:style-name="ce45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4494587354691" calcext:value-type="float">
            <text:p>0.0184</text:p>
          </table:table-cell>
          <table:table-cell table:style-name="ce46" office:value-type="float" office:value="0.0191218358975653" calcext:value-type="float">
            <text:p>0.0191</text:p>
          </table:table-cell>
          <table:table-cell table:style-name="ce46" office:value-type="float" office:value="0.0183222679372949" calcext:value-type="float">
            <text:p>0.0183</text:p>
          </table:table-cell>
          <table:table-cell table:style-name="ce46" office:value-type="float" office:value="0.01843339974711" calcext:value-type="float">
            <text:p>0.0184</text:p>
          </table:table-cell>
          <table:table-cell table:style-name="ce46" office:value-type="float" office:value="0.0190077997779703" calcext:value-type="float">
            <text:p>0.0190</text:p>
          </table:table-cell>
          <table:table-cell table:style-name="ce46" office:value-type="float" office:value="0.0189344879372314" calcext:value-type="float">
            <text:p>0.0189</text:p>
          </table:table-cell>
          <table:table-cell table:style-name="ce45"/>
        </table:table-row>
        <table:table-row table:style-name="ro1">
          <table:table-cell table:style-name="ce45" table:number-columns-repeated="3"/>
          <table:table-cell table:style-name="ce23" table:number-columns-repeated="6"/>
          <table:table-cell table:style-name="ce4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avg total hard</text:p>
          </table:table-cell>
          <table:table-cell table:style-name="ce33" table:formula="of:=AVERAGE([.D14];[.D23];[.D32];[.D41];[.D50];[.D59];[.D68];[.D86];[.D77])" office:value-type="float" office:value="0.0629820342518705" calcext:value-type="float">
            <text:p>0.0630</text:p>
          </table:table-cell>
          <table:table-cell table:style-name="ce33" table:formula="of:=AVERAGE([.E14];[.E23];[.E32];[.E41];[.E50];[.E59];[.E68];[.E86];[.E77])" office:value-type="float" office:value="0.0620816330542989" calcext:value-type="float">
            <text:p>0.0621</text:p>
          </table:table-cell>
          <table:table-cell table:style-name="ce24" table:formula="of:=AVERAGE([.F14];[.F23];[.F32];[.F41];[.F50];[.F59];[.F68];[.F86];[.F77])" office:value-type="float" office:value="0.0617548053017026" calcext:value-type="float">
            <text:p>0.0618</text:p>
          </table:table-cell>
          <table:table-cell table:style-name="ce33" table:formula="of:=AVERAGE([.G14];[.G23];[.G32];[.G41];[.G50];[.G59];[.G68];[.G86];[.G77])" office:value-type="float" office:value="0.0625903258220775" calcext:value-type="float">
            <text:p>0.0626</text:p>
          </table:table-cell>
          <table:table-cell table:style-name="ce33" table:formula="of:=AVERAGE([.H14];[.H23];[.H32];[.H41];[.H50];[.H59];[.H68];[.H86];[.H77])" office:value-type="float" office:value="0.0627424812824237" calcext:value-type="float">
            <text:p>0.0627</text:p>
          </table:table-cell>
          <table:table-cell table:style-name="ce33" table:formula="of:=AVERAGE([.I14];[.I23];[.I32];[.I41];[.I50];[.I59];[.I68];[.I86];[.I77])" office:value-type="float" office:value="0.0630085947896826" calcext:value-type="float">
            <text:p>0.0630</text:p>
          </table:table-cell>
          <table:table-cell table:style-name="ce3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avg total medium</text:p>
          </table:table-cell>
          <table:table-cell table:style-name="ce33" table:formula="of:=AVERAGE([.D$16];[.D$25];[.D$34];[.D$43];[.D$52];[.D$61];[.D$70];[.D$88];[.D$79])" office:value-type="float" office:value="0.0596650042898358" calcext:value-type="float">
            <text:p>0.0597</text:p>
          </table:table-cell>
          <table:table-cell table:style-name="ce33" table:formula="of:=AVERAGE([.E$16];[.E$25];[.E$34];[.E$43];[.E$52];[.E$61];[.E$70];[.E$88];[.E$79])" office:value-type="float" office:value="0.0611625261464757" calcext:value-type="float">
            <text:p>0.0612</text:p>
          </table:table-cell>
          <table:table-cell table:style-name="ce24" table:formula="of:=AVERAGE([.F$16];[.F$25];[.F$34];[.F$43];[.F$52];[.F$61];[.F$70];[.F$88];[.F$79])" office:value-type="float" office:value="0.0598457028745162" calcext:value-type="float">
            <text:p>0.0598</text:p>
          </table:table-cell>
          <table:table-cell table:style-name="ce33" table:formula="of:=AVERAGE([.G$16];[.G$25];[.G$34];[.G$43];[.G$52];[.G$61];[.G$70];[.G$88];[.G$79])" office:value-type="float" office:value="0.0602147049979121" calcext:value-type="float">
            <text:p>0.0602</text:p>
          </table:table-cell>
          <table:table-cell table:style-name="ce33" table:formula="of:=AVERAGE([.H$16];[.H$25];[.H$34];[.H$43];[.H$52];[.H$61];[.H$70];[.H$88];[.H$79])" office:value-type="float" office:value="0.0600050673551035" calcext:value-type="float">
            <text:p>0.0600</text:p>
          </table:table-cell>
          <table:table-cell table:style-name="ce33" table:formula="of:=AVERAGE([.I$16];[.I$25];[.I$34];[.I$43];[.I$52];[.I$61];[.I$70];[.I$88];[.I$79])" office:value-type="float" office:value="0.0590303300513483" calcext:value-type="float">
            <text:p>0.0590</text:p>
          </table:table-cell>
          <table:table-cell table:style-name="ce3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avg total easy</text:p>
          </table:table-cell>
          <table:table-cell table:style-name="ce33" table:formula="of:=AVERAGE([.D$18];[.D$27];[.D$36];[.D$45];[.D$54];[.D$63];[.D$72];[.D$90];[.D$81])" office:value-type="float" office:value="0.0189876300752151" calcext:value-type="float">
            <text:p>0.0190</text:p>
          </table:table-cell>
          <table:table-cell table:style-name="ce33" table:formula="of:=AVERAGE([.E$18];[.E$27];[.E$36];[.E$45];[.E$54];[.E$63];[.E$72];[.E$90];[.E$81])" office:value-type="float" office:value="0.0192962112009152" calcext:value-type="float">
            <text:p>0.0193</text:p>
          </table:table-cell>
          <table:table-cell table:style-name="ce33" table:formula="of:=AVERAGE([.F$18];[.F$27];[.F$36];[.F$45];[.F$54];[.F$63];[.F$72];[.F$90];[.F$81])" office:value-type="float" office:value="0.0190600145597786" calcext:value-type="float">
            <text:p>0.0191</text:p>
          </table:table-cell>
          <table:table-cell table:style-name="ce33" table:formula="of:=AVERAGE([.G$18];[.G$27];[.G$36];[.G$45];[.G$54];[.G$63];[.G$72];[.G$90];[.G$81])" office:value-type="float" office:value="0.0191531661195258" calcext:value-type="float">
            <text:p>0.0192</text:p>
          </table:table-cell>
          <table:table-cell table:style-name="ce33" table:formula="of:=AVERAGE([.H$18];[.H$27];[.H$36];[.H$45];[.H$54];[.H$63];[.H$72];[.H$90];[.H$81])" office:value-type="float" office:value="0.0192533983189155" calcext:value-type="float">
            <text:p>0.0193</text:p>
          </table:table-cell>
          <table:table-cell table:style-name="ce33" table:formula="of:=AVERAGE([.I$18];[.I$27];[.I$36];[.I$45];[.I$54];[.I$63];[.I$72];[.I$90];[.I$81])" office:value-type="float" office:value="0.0195171584764843" calcext:value-type="float">
            <text:p>0.0195</text:p>
          </table:table-cell>
          <table:table-cell table:style-name="ce35"/>
        </table:table-row>
        <table:table-row table:style-name="ro1">
          <table:table-cell table:style-name="ce45" table:number-columns-repeated="3"/>
          <table:table-cell table:style-name="ce8" table:number-columns-repeated="6"/>
          <table:table-cell table:style-name="ce3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std total hard</text:p>
          </table:table-cell>
          <table:table-cell table:style-name="ce8" table:formula="of:=STDEV([.D$14];[.D$23];[.D$32];[.D$41];[.D$50];[.D$59];[.D$68];[.D$86];[.D$77])" office:value-type="float" office:value="0.00101429952356465" calcext:value-type="float">
            <text:p>0.001</text:p>
          </table:table-cell>
          <table:table-cell table:style-name="ce8" table:formula="of:=STDEV([.E$14];[.E$23];[.E$32];[.E$41];[.E$50];[.E$59];[.E$68];[.E$86];[.E$77])" office:value-type="float" office:value="0.00191661365132803" calcext:value-type="float">
            <text:p>0.002</text:p>
          </table:table-cell>
          <table:table-cell table:style-name="ce8" table:formula="of:=STDEV([.F$14];[.F$23];[.F$32];[.F$41];[.F$50];[.F$59];[.F$68];[.F$86];[.F$77])" office:value-type="float" office:value="0.00128804671160837" calcext:value-type="float">
            <text:p>0.001</text:p>
          </table:table-cell>
          <table:table-cell table:style-name="ce8" table:formula="of:=STDEV([.G$14];[.G$23];[.G$32];[.G$41];[.G$50];[.G$59];[.G$68];[.G$86];[.G$77])" office:value-type="float" office:value="0.00214156447077762" calcext:value-type="float">
            <text:p>0.002</text:p>
          </table:table-cell>
          <table:table-cell table:style-name="ce8" table:formula="of:=STDEV([.H$14];[.H$23];[.H$32];[.H$41];[.H$50];[.H$59];[.H$68];[.H$86];[.H$77])" office:value-type="float" office:value="0.00139377570511927" calcext:value-type="float">
            <text:p>0.001</text:p>
          </table:table-cell>
          <table:table-cell table:style-name="ce8" table:formula="of:=STDEV([.I$14];[.I$23];[.I$32];[.I$41];[.I$50];[.I$59];[.I$68];[.I$86];[.I$77])" office:value-type="float" office:value="0.00183366885830051" calcext:value-type="float">
            <text:p>0.002</text:p>
          </table:table-cell>
          <table:table-cell table:style-name="ce3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std total medium</text:p>
          </table:table-cell>
          <table:table-cell table:style-name="ce8" table:formula="of:=STDEV([.D$16];[.D$25];[.D$34];[.D$43];[.D$52];[.D$61];[.D$70];[.D$88];[.D$79])" office:value-type="float" office:value="0.0014062060732698" calcext:value-type="float">
            <text:p>0.001</text:p>
          </table:table-cell>
          <table:table-cell table:style-name="ce8" table:formula="of:=STDEV([.E$16];[.E$25];[.E$34];[.E$43];[.E$52];[.E$61];[.E$70];[.E$88];[.E$79])" office:value-type="float" office:value="0.00172400669717294" calcext:value-type="float">
            <text:p>0.002</text:p>
          </table:table-cell>
          <table:table-cell table:style-name="ce8" table:formula="of:=STDEV([.F$16];[.F$25];[.F$34];[.F$43];[.F$52];[.F$61];[.F$70];[.F$88];[.F$79])" office:value-type="float" office:value="0.00142613584884803" calcext:value-type="float">
            <text:p>0.001</text:p>
          </table:table-cell>
          <table:table-cell table:style-name="ce8" table:formula="of:=STDEV([.G$16];[.G$25];[.G$34];[.G$43];[.G$52];[.G$61];[.G$70];[.G$88];[.G$79])" office:value-type="float" office:value="0.00179218474360657" calcext:value-type="float">
            <text:p>0.002</text:p>
          </table:table-cell>
          <table:table-cell table:style-name="ce8" table:formula="of:=STDEV([.H$16];[.H$25];[.H$34];[.H$43];[.H$52];[.H$61];[.H$70];[.H$88];[.H$79])" office:value-type="float" office:value="0.0011732943063135" calcext:value-type="float">
            <text:p>0.001</text:p>
          </table:table-cell>
          <table:table-cell table:style-name="ce8" table:formula="of:=STDEV([.I$16];[.I$25];[.I$34];[.I$43];[.I$52];[.I$61];[.I$70];[.I$88];[.I$79])" office:value-type="float" office:value="0.00155303220880644" calcext:value-type="float">
            <text:p>0.002</text:p>
          </table:table-cell>
          <table:table-cell table:style-name="ce3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std total easy</text:p>
          </table:table-cell>
          <table:table-cell table:style-name="ce8" table:formula="of:=STDEV([.D$18];[.D$27];[.D$36];[.D$45];[.D$54];[.D$63];[.D$72];[.D$90];[.D$81])" office:value-type="float" office:value="0.000497643187133841" calcext:value-type="float">
            <text:p>0.000</text:p>
          </table:table-cell>
          <table:table-cell table:style-name="ce8" table:formula="of:=STDEV([.E$18];[.E$27];[.E$36];[.E$45];[.E$54];[.E$63];[.E$72];[.E$90];[.E$81])" office:value-type="float" office:value="0.00099883971854881" calcext:value-type="float">
            <text:p>0.001</text:p>
          </table:table-cell>
          <table:table-cell table:style-name="ce8" table:formula="of:=STDEV([.F$18];[.F$27];[.F$36];[.F$45];[.F$54];[.F$63];[.F$72];[.F$90];[.F$81])" office:value-type="float" office:value="0.00071693809945468" calcext:value-type="float">
            <text:p>0.001</text:p>
          </table:table-cell>
          <table:table-cell table:style-name="ce8" table:formula="of:=STDEV([.G$18];[.G$27];[.G$36];[.G$45];[.G$54];[.G$63];[.G$72];[.G$90];[.G$81])" office:value-type="float" office:value="0.00057675041125582" calcext:value-type="float">
            <text:p>0.001</text:p>
          </table:table-cell>
          <table:table-cell table:style-name="ce8" table:formula="of:=STDEV([.H$18];[.H$27];[.H$36];[.H$45];[.H$54];[.H$63];[.H$72];[.H$90];[.H$81])" office:value-type="float" office:value="0.000544087372399565" calcext:value-type="float">
            <text:p>0.001</text:p>
          </table:table-cell>
          <table:table-cell table:style-name="ce8" table:formula="of:=STDEV([.I$18];[.I$27];[.I$36];[.I$45];[.I$54];[.I$63];[.I$72];[.I$90];[.I$81])" office:value-type="float" office:value="0.000452847784387047" calcext:value-type="float">
            <text:p>0.000</text:p>
          </table:table-cell>
          <table:table-cell table:style-name="ce35"/>
        </table:table-row>
        <table:table-row table:style-name="ro1">
          <table:table-cell table:style-name="ce45" table:number-columns-repeated="3"/>
          <table:table-cell table:style-name="ce8" table:number-columns-repeated="6"/>
          <table:table-cell table:style-name="ce3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median total hard</text:p>
          </table:table-cell>
          <table:table-cell table:style-name="ce33" table:formula="of:=MEDIAN([.D$14];[.D$23];[.D$32];[.D$41];[.D$50];[.D$59];[.D$68];[.D$86];[.D$77])" office:value-type="float" office:value="0.0631103297528509" calcext:value-type="float">
            <text:p>0.0631</text:p>
          </table:table-cell>
          <table:table-cell table:style-name="ce33" table:formula="of:=MEDIAN([.E$14];[.E$23];[.E$32];[.E$41];[.E$50];[.E$59];[.E$68];[.E$86];[.E$77])" office:value-type="float" office:value="0.0619602769181739" calcext:value-type="float">
            <text:p>0.0620</text:p>
          </table:table-cell>
          <table:table-cell table:style-name="ce24" table:formula="of:=MEDIAN([.F$14];[.F$23];[.F$32];[.F$41];[.F$50];[.F$59];[.F$68];[.F$86];[.F$77])" office:value-type="float" office:value="0.0621194968702909" calcext:value-type="float">
            <text:p>0.0621</text:p>
          </table:table-cell>
          <table:table-cell table:style-name="ce33" table:formula="of:=MEDIAN([.G$14];[.G$23];[.G$32];[.G$41];[.G$50];[.G$59];[.G$68];[.G$86];[.G$77])" office:value-type="float" office:value="0.0623894269171749" calcext:value-type="float">
            <text:p>0.0624</text:p>
          </table:table-cell>
          <table:table-cell table:style-name="ce33" table:formula="of:=MEDIAN([.H$14];[.H$23];[.H$32];[.H$41];[.H$50];[.H$59];[.H$68];[.H$86];[.H$77])" office:value-type="float" office:value="0.0624944993623065" calcext:value-type="float">
            <text:p>0.0625</text:p>
          </table:table-cell>
          <table:table-cell table:style-name="ce33" table:formula="of:=MEDIAN([.I$14];[.I$23];[.I$32];[.I$41];[.I$50];[.I$59];[.I$68];[.I$86];[.I$77])" office:value-type="float" office:value="0.0630374651814774" calcext:value-type="float">
            <text:p>0.0630</text:p>
          </table:table-cell>
          <table:table-cell table:style-name="ce3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median total medium</text:p>
          </table:table-cell>
          <table:table-cell table:style-name="ce33" table:formula="of:=MEDIAN([.D$16];[.D$25];[.D$34];[.D$43];[.D$52];[.D$61];[.D$70];[.D$88];[.D$79])" office:value-type="float" office:value="0.0596016235650574" calcext:value-type="float">
            <text:p>0.0596</text:p>
          </table:table-cell>
          <table:table-cell table:style-name="ce33" table:formula="of:=MEDIAN([.E$16];[.E$25];[.E$34];[.E$43];[.E$52];[.E$61];[.E$70];[.E$88];[.E$79])" office:value-type="float" office:value="0.0611704252536467" calcext:value-type="float">
            <text:p>0.0612</text:p>
          </table:table-cell>
          <table:table-cell table:style-name="ce24" table:formula="of:=MEDIAN([.F$16];[.F$25];[.F$34];[.F$43];[.F$52];[.F$61];[.F$70];[.F$88];[.F$79])" office:value-type="float" office:value="0.0596276719336984" calcext:value-type="float">
            <text:p>0.0596</text:p>
          </table:table-cell>
          <table:table-cell table:style-name="ce33" table:formula="of:=MEDIAN([.G$16];[.G$25];[.G$34];[.G$43];[.G$52];[.G$61];[.G$70];[.G$88];[.G$79])" office:value-type="float" office:value="0.060003688613387" calcext:value-type="float">
            <text:p>0.0600</text:p>
          </table:table-cell>
          <table:table-cell table:style-name="ce33" table:formula="of:=MEDIAN([.H$16];[.H$25];[.H$34];[.H$43];[.H$52];[.H$61];[.H$70];[.H$88];[.H$79])" office:value-type="float" office:value="0.0597321131964843" calcext:value-type="float">
            <text:p>0.0597</text:p>
          </table:table-cell>
          <table:table-cell table:style-name="ce33" table:formula="of:=MEDIAN([.I$16];[.I$25];[.I$34];[.I$43];[.I$52];[.I$61];[.I$70];[.I$88];[.I$79])" office:value-type="float" office:value="0.0600023082068125" calcext:value-type="float">
            <text:p>0.0600</text:p>
          </table:table-cell>
          <table:table-cell table:style-name="ce35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median total easy</text:p>
          </table:table-cell>
          <table:table-cell table:style-name="ce33" table:formula="of:=MEDIAN([.D$18];[.D$27];[.D$36];[.D$45];[.D$54];[.D$63];[.D$72];[.D$90];[.D$81])" office:value-type="float" office:value="0.0189798314919903" calcext:value-type="float">
            <text:p>0.0190</text:p>
          </table:table-cell>
          <table:table-cell table:style-name="ce33" table:formula="of:=MEDIAN([.E$18];[.E$27];[.E$36];[.E$45];[.E$54];[.E$63];[.E$72];[.E$90];[.E$81])" office:value-type="float" office:value="0.0192424180464226" calcext:value-type="float">
            <text:p>0.0192</text:p>
          </table:table-cell>
          <table:table-cell table:style-name="ce33" table:formula="of:=MEDIAN([.F$18];[.F$27];[.F$36];[.F$45];[.F$54];[.F$63];[.F$72];[.F$90];[.F$81])" office:value-type="float" office:value="0.0191313653845412" calcext:value-type="float">
            <text:p>0.0191</text:p>
          </table:table-cell>
          <table:table-cell table:style-name="ce33" table:formula="of:=MEDIAN([.G$18];[.G$27];[.G$36];[.G$45];[.G$54];[.G$63];[.G$72];[.G$90];[.G$81])" office:value-type="float" office:value="0.019138182160119" calcext:value-type="float">
            <text:p>0.0191</text:p>
          </table:table-cell>
          <table:table-cell table:style-name="ce33" table:formula="of:=MEDIAN([.H$18];[.H$27];[.H$36];[.H$45];[.H$54];[.H$63];[.H$72];[.H$90];[.H$81])" office:value-type="float" office:value="0.0190077997779703" calcext:value-type="float">
            <text:p>0.0190</text:p>
          </table:table-cell>
          <table:table-cell table:style-name="ce33" table:formula="of:=MEDIAN([.I$18];[.I$27];[.I$36];[.I$45];[.I$54];[.I$63];[.I$72];[.I$90];[.I$81])" office:value-type="float" office:value="0.0195856876521389" calcext:value-type="float">
            <text:p>0.0196</text:p>
          </table:table-cell>
          <table:table-cell table:style-name="ce35"/>
        </table:table-row>
        <table:table-row table:style-name="ro1">
          <table:table-cell table:style-name="ce45" table:number-columns-repeated="3"/>
          <table:table-cell table:style-name="ce33" table:number-columns-repeated="6"/>
          <table:table-cell table:style-name="ce35"/>
        </table:table-row>
        <table:table-row table:style-name="ro1">
          <table:table-cell table:style-name="ce45"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</table:table-row>
        <table:table-row table:style-name="ro1">
          <table:table-cell table:style-name="ce45" table:number-columns-repeated="3"/>
          <table:table-cell table:style-name="ce44" table:number-columns-repeated="6"/>
          <table:table-cell table:style-name="ce45"/>
        </table:table-row>
        <table:table-row table:style-name="ro1">
          <table:table-cell table:style-name="ce52" office:value-type="string" calcext:value-type="string" table:number-columns-spanned="1" table:number-rows-spanned="7">
            <text:p>Uniform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9683042460446" calcext:value-type="float">
            <text:p>0.0200</text:p>
          </table:table-cell>
          <table:table-cell table:style-name="ce46" office:value-type="float" office:value="0.0195377512562598" calcext:value-type="float">
            <text:p>0.0195</text:p>
          </table:table-cell>
          <table:table-cell table:style-name="ce46" office:value-type="float" office:value="0.0190187902847875" calcext:value-type="float">
            <text:p>0.0190</text:p>
          </table:table-cell>
          <table:table-cell table:style-name="ce46" office:value-type="float" office:value="0.0199392425308172" calcext:value-type="float">
            <text:p>0.0199</text:p>
          </table:table-cell>
          <table:table-cell table:style-name="ce46" office:value-type="float" office:value="0.0197452647875767" calcext:value-type="float">
            <text:p>0.0197</text:p>
          </table:table-cell>
          <table:table-cell table:style-name="ce46" office:value-type="float" office:value="0.0192037176868903" calcext:value-type="float">
            <text:p>0.0192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2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8381808227989" calcext:value-type="float">
            <text:p>0.0608</text:p>
          </table:table-cell>
          <table:table-cell table:style-name="ce46" office:value-type="float" office:value="0.0645589056563159" calcext:value-type="float">
            <text:p>0.0646</text:p>
          </table:table-cell>
          <table:table-cell table:style-name="ce46" office:value-type="float" office:value="0.0631153882395227" calcext:value-type="float">
            <text:p>0.0631</text:p>
          </table:table-cell>
          <table:table-cell table:style-name="ce46" office:value-type="float" office:value="0.0640075892499082" calcext:value-type="float">
            <text:p>0.0640</text:p>
          </table:table-cell>
          <table:table-cell table:style-name="ce46" office:value-type="float" office:value="0.0603849546269194" calcext:value-type="float">
            <text:p>0.0604</text:p>
          </table:table-cell>
          <table:table-cell table:style-name="ce46" office:value-type="float" office:value="0.0644111513940835" calcext:value-type="float">
            <text:p>0.0644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2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6397057263937" calcext:value-type="float">
            <text:p>0.0606</text:p>
          </table:table-cell>
          <table:table-cell table:style-name="ce46" office:value-type="float" office:value="0.0603302904472159" calcext:value-type="float">
            <text:p>0.0603</text:p>
          </table:table-cell>
          <table:table-cell table:style-name="ce46" office:value-type="float" office:value="0.0607524855490878" calcext:value-type="float">
            <text:p>0.0608</text:p>
          </table:table-cell>
          <table:table-cell table:style-name="ce46" office:value-type="float" office:value="0.0598079984796879" calcext:value-type="float">
            <text:p>0.0598</text:p>
          </table:table-cell>
          <table:table-cell table:style-name="ce46" office:value-type="float" office:value="0.0577384712115168" calcext:value-type="float">
            <text:p>0.0577</text:p>
          </table:table-cell>
          <table:table-cell table:style-name="ce46" office:value-type="float" office:value="0.0577158218724411" calcext:value-type="float">
            <text:p>0.0577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2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1485782569405" calcext:value-type="float">
            <text:p>0.0191</text:p>
          </table:table-cell>
          <table:table-cell table:style-name="ce46" office:value-type="float" office:value="0.0198948169981845" calcext:value-type="float">
            <text:p>0.0199</text:p>
          </table:table-cell>
          <table:table-cell table:style-name="ce46" office:value-type="float" office:value="0.0187494731842166" calcext:value-type="float">
            <text:p>0.0187</text:p>
          </table:table-cell>
          <table:table-cell table:style-name="ce46" office:value-type="float" office:value="0.0198373537381725" calcext:value-type="float">
            <text:p>0.0198</text:p>
          </table:table-cell>
          <table:table-cell table:style-name="ce46" office:value-type="float" office:value="0.0189912257517725" calcext:value-type="float">
            <text:p>0.0190</text:p>
          </table:table-cell>
          <table:table-cell table:style-name="ce46" office:value-type="float" office:value="0.0192316609189313" calcext:value-type="float">
            <text:p>0.019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D similar to Classic Bagging</text:p>
          </table:table-cell>
          <table:table-cell table:number-columns-repeated="6"/>
        </table:table-row>
        <table:table-row table:style-name="ro1" table:number-rows-repeated="10484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4" number:min-decimal-places="4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6-01T11:06:37.656648845</dc:date>
    <meta:editing-duration>PT5H4M15S</meta:editing-duration>
    <meta:editing-cycles>60</meta:editing-cycles>
    <meta:generator>LibreOffice/7.3.7.2$Linux_X86_64 LibreOffice_project/30$Build-2</meta:generator>
    <meta:document-statistic meta:table-count="5" meta:cell-count="3416" meta:object-count="0"/>
  </office:meta>
</office:document-meta>
</file>